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0992in"/>
    </style:style>
    <style:style style:name="co2" style:family="table-column">
      <style:table-column-properties fo:break-before="auto" style:column-width="2.7917in"/>
    </style:style>
    <style:style style:name="co3" style:family="table-column">
      <style:table-column-properties fo:break-before="auto" style:column-width="0.6693in"/>
    </style:style>
    <style:style style:name="co4" style:family="table-column">
      <style:table-column-properties fo:break-before="auto" style:column-width="1.2409in"/>
    </style:style>
    <style:style style:name="co5" style:family="table-column">
      <style:table-column-properties fo:break-before="auto" style:column-width="0.7299in"/>
    </style:style>
    <style:style style:name="co6" style:family="table-column">
      <style:table-column-properties fo:break-before="auto" style:column-width="0.8in"/>
    </style:style>
    <style:style style:name="co7" style:family="table-column">
      <style:table-column-properties fo:break-before="auto" style:column-width="0.7598in"/>
    </style:style>
    <style:style style:name="co8" style:family="table-column">
      <style:table-column-properties fo:break-before="auto" style:column-width="1.872in"/>
    </style:style>
    <style:style style:name="co9" style:family="table-column">
      <style:table-column-properties fo:break-before="auto" style:column-width="1.3909in"/>
    </style:style>
    <style:style style:name="co10" style:family="table-column">
      <style:table-column-properties fo:break-before="auto" style:column-width="2.7839in"/>
    </style:style>
    <style:style style:name="co11" style:family="table-column">
      <style:table-column-properties fo:break-before="auto" style:column-width="1.511in"/>
    </style:style>
    <style:style style:name="co12" style:family="table-column">
      <style:table-column-properties fo:break-before="auto" style:column-width="1.0102in"/>
    </style:style>
    <style:style style:name="co13" style:family="table-column">
      <style:table-column-properties fo:break-before="auto" style:column-width="1.311in"/>
    </style:style>
    <style:style style:name="co14" style:family="table-column">
      <style:table-column-properties fo:break-before="auto" style:column-width="0.8417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>
      <style:text-properties style:font-name="Courier New"/>
    </style:style>
    <style:style style:name="ce17" style:family="table-cell" style:parent-style-name="Default">
      <style:text-properties style:font-name="Courier New"/>
    </style:style>
    <style:style style:name="ce18" style:family="table-cell" style:parent-style-name="Default" style:data-style-name="N11">
      <style:text-properties style:font-name="Courier New"/>
    </style:style>
    <style:style style:name="ce19" style:family="table-cell" style:parent-style-name="Default">
      <style:text-properties style:font-name="Courier New" fo:font-weight="normal" style:font-weight-asian="normal" style:font-weight-complex="normal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355269"/>
    </style:style>
    <style:style style:name="ce3" style:family="table-cell" style:parent-style-name="Default">
      <style:text-properties fo:color="#127622"/>
    </style:style>
    <style:style style:name="ce4" style:family="table-cell" style:parent-style-name="Default">
      <style:text-properties fo:color="#c9211e"/>
    </style:style>
    <style:style style:name="ce13" style:family="table-cell" style:parent-style-name="Default">
      <style:table-cell-properties fo:background-color="#eeeeee" fo:border="0.74pt solid #000000"/>
    </style:style>
    <style:style style:name="ce15" style:family="table-cell" style:parent-style-name="Default">
      <style:table-cell-properties fo:background-color="#eeeeee" fo:border="0.74pt solid #000000"/>
      <style:text-properties fo:color="#b47804"/>
    </style:style>
    <style:style style:name="ce16" style:family="table-cell" style:parent-style-name="Default">
      <style:table-cell-properties fo:background-color="#eeeeee" fo:border="0.74pt solid #000000"/>
      <style:text-properties fo:color="#706e0c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22" style:family="table-cell" style:parent-style-name="Default">
      <style:text-properties fo:color="#355269" fo:font-weight="bold" style:font-weight-asian="bold" style:font-weight-complex="bold"/>
    </style:style>
    <style:style style:name="ce23" style:family="table-cell" style:parent-style-name="Default">
      <style:text-properties fo:color="#127622" fo:font-weight="bold" style:font-weight-asian="bold" style:font-weight-complex="bold"/>
    </style:style>
    <style:style style:name="ce24" style:family="table-cell" style:parent-style-name="Default">
      <style:text-properties fo:color="#c9211e" fo:font-weight="bold" style:font-weight-asian="bold" style:font-weight-complex="bold"/>
    </style:style>
    <style:style style:name="ce25" style:family="table-cell" style:parent-style-name="Default">
      <style:table-cell-properties fo:background-color="#eeeeee" fo:border="0.74pt solid #000000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eeeeee" fo:border="0.74pt solid #000000"/>
      <style:text-properties fo:color="#b47804" fo:font-weight="bold" style:font-weight-asian="bold" style:font-weight-complex="bold"/>
    </style:style>
    <style:style style:name="ce27" style:family="table-cell" style:parent-style-name="Default">
      <style:table-cell-properties fo:background-color="#eeeeee" fo:border="0.74pt solid #000000"/>
      <style:text-properties fo:color="#706e0c" fo:font-weight="bold" style:font-weight-asian="bold" style:font-weight-complex="bold"/>
    </style:style>
    <style:style style:name="ce28" style:family="table-cell" style:parent-style-name="Default" style:data-style-name="N11">
      <style:text-properties fo:font-weight="normal" style:font-weight-asian="normal" style:font-weight-complex="normal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value-type" style:repeat-content="false"/>
      <style:paragraph-properties fo:margin-left="0in"/>
    </style:style>
    <style:style style:name="ce32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34" style:family="table-cell" style:parent-style-name="Default" style:data-style-name="N11">
      <style:text-properties fo:color="#355269"/>
    </style:style>
    <style:style style:name="ce35" style:family="table-cell" style:parent-style-name="Default" style:data-style-name="N11">
      <style:text-properties fo:color="#127622"/>
    </style:style>
    <style:style style:name="ce36" style:family="table-cell" style:parent-style-name="Default" style:data-style-name="N11">
      <style:text-properties fo:color="#c9211e"/>
    </style:style>
    <style:style style:name="ce37" style:family="table-cell" style:parent-style-name="Default" style:data-style-name="N11">
      <style:table-cell-properties fo:background-color="#eeeeee" fo:border="0.74pt solid #000000"/>
    </style:style>
    <style:style style:name="ce38" style:family="table-cell" style:parent-style-name="Default" style:data-style-name="N11">
      <style:table-cell-properties fo:background-color="#eeeeee" fo:border="0.74pt solid #000000"/>
      <style:text-properties fo:color="#b47804"/>
    </style:style>
    <style:style style:name="ce39" style:family="table-cell" style:parent-style-name="Default" style:data-style-name="N11">
      <style:table-cell-properties fo:background-color="#eeeeee" fo:border="0.74pt solid #000000"/>
      <style:text-properties fo:color="#706e0c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65" style:family="table-cell" style:parent-style-name="Default" style:data-style-name="N164"/>
    <style:style style:name="ce42" style:family="table-cell" style:parent-style-name="Default" style:data-style-name="N2"/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culations" table:style-name="ta1">
        <office:forms form:automatic-focus="false" form:apply-design-mode="false"/>
        <table:table-column table:style-name="co1" table:default-cell-style-name="ce17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6" table:default-cell-style-name="Default"/>
        <table:table-column table:style-name="co14" table:default-cell-style-name="Default"/>
        <table:table-column table:style-name="co3" table:number-columns-repeated="1004" table:default-cell-style-name="Default"/>
        <table:table-row table:style-name="ro1">
          <table:table-cell table:style-name="ce1" table:formula="of:=COM.MICROSOFT.CONCAT([.C213];[.F213];[.D213];[.G213];[.H213])" office:value-type="string" office:string-value="Class 1: 510 - The Arcane Eternal" calcext:value-type="string">
            <text:p>Class 1: 510 - The Arcane Eternal</text:p>
          </table:table-cell>
          <table:table-cell table:style-name="ce6" office:value-type="float" office:value="510" calcext:value-type="float">
            <text:p>510</text:p>
          </table:table-cell>
          <table:table-cell table:style-name="ce6"/>
          <table:table-cell table:style-name="ce6" office:value-type="string" calcext:value-type="string">
            <text:p>Stat</text:p>
          </table:table-cell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6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/>
          <table:table-cell table:style-name="ce6" office:value-type="string" calcext:value-type="string">
            <text:p>Weight</text:p>
          </table:table-cell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KoA</text:p>
          </table:table-cell>
          <table:table-cell table:style-name="ce6" office:value-type="string" calcext:value-type="string">
            <text:p>SC</text:p>
          </table:table-cell>
          <table:table-cell table:style-name="ce6" office:value-type="string" calcext:value-type="string">
            <text:p>Blast3rd</text:p>
          </table:table-cell>
          <table:table-cell table:style-name="ce6" office:value-type="string" calcext:value-type="string">
            <text:p>Ebrawl</text:p>
          </table:table-cell>
          <table:table-cell table:style-name="ce6" office:value-type="string" calcext:value-type="string">
            <text:p>TAT</text:p>
          </table:table-cell>
          <table:table-cell table:style-name="ce6" table:number-columns-repeated="3"/>
          <table:table-cell table:style-name="ce6" office:value-type="string" calcext:value-type="string">
            <text:p>kg</text:p>
          </table:table-cell>
          <table:table-cell table:style-name="ce6" office:value-type="string" calcext:value-type="string">
            <text:p>lbs</text:p>
          </table:table-cell>
          <table:table-cell table:style-name="ce6" office:value-type="string" calcext:value-type="string">
            <text:p>tons</text:p>
          </table:table-cell>
          <table:table-cell table:style-name="ce6" table:number-columns-repeated="19"/>
          <table:table-cell table:style-name="ce6" office:value-type="string" calcext:value-type="string">
            <text:p>Resistances</text:p>
          </table:table-cell>
          <table:table-cell table:style-name="ce6" table:number-columns-repeated="2"/>
          <table:table-cell table:style-name="ce6" office:value-type="string" calcext:value-type="string">
            <text:p>Min</text:p>
          </table:table-cell>
          <table:table-cell table:style-name="ce6" office:value-type="string" calcext:value-type="string">
            <text:p>Norm</text:p>
          </table:table-cell>
          <table:table-cell table:style-name="ce6" table:number-columns-repeated="961"/>
        </table:table-row>
        <table:table-row table:style-name="ro1">
          <table:table-cell table:style-name="ce1" table:formula="of:=COM.MICROSOFT.CONCAT([.C214];[.F214];[.D214];[.G214];[.H214])" office:value-type="string" office:string-value="Class 2: 508 - The Ashen Titan" calcext:value-type="string">
            <text:p>Class 2: 508 - The Ashen Titan</text:p>
          </table:table-cell>
          <table:table-cell table:style-name="ce6" office:value-type="float" office:value="508" calcext:value-type="float">
            <text:p>508</text:p>
          </table:table-cell>
          <table:table-cell/>
          <table:table-cell office:value-type="string" calcext:value-type="string">
            <text:p>Vit</text:p>
          </table:table-cell>
          <table:table-cell table:style-name="ce8" office:value-type="float" office:value="1834" calcext:value-type="float">
            <text:p>1834</text:p>
          </table:table-cell>
          <table:table-cell table:style-name="ce5" table:formula="of:=[.E2]" office:value-type="float" office:value="1834" calcext:value-type="float">
            <text:p>1834.0</text:p>
          </table:table-cell>
          <table:table-cell/>
          <table:table-cell table:style-name="ce6"/>
          <table:table-cell table:style-name="ce32" table:formula="of:=[.V9]" office:value-type="float" office:value="92959609.675716" calcext:value-type="float">
            <text:p>92,959,610</text:p>
          </table:table-cell>
          <table:table-cell table:style-name="ce32"/>
          <table:table-cell table:style-name="ce11" table:formula="of:=[.W9]" office:value-type="float" office:value="5318370.75" calcext:value-type="float">
            <text:p>5,318,370.8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FLOOR([.E2]*10*(1+[.AZ22]))" office:value-type="float" office:value="69692" calcext:value-type="float">
            <text:p>69692</text:p>
          </table:table-cell>
          <table:table-cell office:value-type="string" calcext:value-type="string">
            <text:p>hp/sec</text:p>
          </table:table-cell>
          <table:table-cell table:style-name="ce14" table:formula="of:=[.$T$2]*[.W2]" office:value-type="float" office:value="235.477652666667" calcext:value-type="float">
            <text:p>235.5</text:p>
          </table:table-cell>
          <table:table-cell table:style-name="ce10" table:formula="of:=1.1%*(1+[.S22])/60" office:value-type="percentage" office:value="0.00337883333333333" calcext:value-type="percentage">
            <text:p>0.34%</text:p>
          </table:table-cell>
          <table:table-cell table:style-name="ce9" table:formula="of:=[.W2]*60" office:value-type="percentage" office:value="0.20273" calcext:value-type="percentage">
            <text:p>20.27%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65" calcext:value-type="float">
            <text:p>65</text:p>
          </table:table-cell>
          <table:table-cell table:formula="of:=[.AA2]*2.20462" office:value-type="float" office:value="143.3003" calcext:value-type="float">
            <text:p>143.3003</text:p>
          </table:table-cell>
          <table:table-cell table:number-columns-repeated="8"/>
          <table:table-cell table:formula="of:=SUM([.AK3:.AK5])" office:value-type="float" office:value="792.792" calcext:value-type="float">
            <text:p>792.792</text:p>
          </table:table-cell>
          <table:table-cell table:formula="of:=SUM([.AL3:.AL5])" office:value-type="float" office:value="1747.80509904" calcext:value-type="float">
            <text:p>1747.80509904</text:p>
          </table:table-cell>
          <table:table-cell table:formula="of:=SUM([.AM3:.AM5])" office:value-type="float" office:value="0.87390254952" calcext:value-type="float">
            <text:p>0.87390254952</text:p>
          </table:table-cell>
          <table:table-cell table:number-columns-repeated="19"/>
          <table:table-cell table:number-columns-repeated="3" office:value-type="float" office:value="1" calcext:value-type="float">
            <text:p>1</text:p>
          </table:table-cell>
          <table:table-cell table:number-columns-repeated="2" table:style-name="ce9" office:value-type="percentage" office:value="0.05" calcext:value-type="percentage">
            <text:p>5.00%</text:p>
          </table:table-cell>
          <table:table-cell table:number-columns-repeated="961"/>
        </table:table-row>
        <table:table-row table:style-name="ro1">
          <table:table-cell table:style-name="ce1" table:formula="of:=COM.MICROSOFT.CONCAT([.C215];[.F215];[.D215];[.G215];[.H215])" office:value-type="string" office:string-value="Class 3: 500 - The Primordial Arbiter" calcext:value-type="string">
            <text:p>Class 3: 500 - The Primordial Arbiter</text:p>
          </table:table-cell>
          <table:table-cell table:style-name="ce6" office:value-type="float" office:value="500" calcext:value-type="float">
            <text:p>500</text:p>
          </table:table-cell>
          <table:table-cell/>
          <table:table-cell office:value-type="string" calcext:value-type="string">
            <text:p>End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3]" office:value-type="float" office:value="450" calcext:value-type="float">
            <text:p>450.0</text:p>
          </table:table-cell>
          <table:table-cell/>
          <table:table-cell table:style-name="ce6"/>
          <table:table-cell table:style-name="ce6" table:formula="of:=[.V10]" office:value-type="float" office:value="50.39" calcext:value-type="float">
            <text:p>50.39</text:p>
          </table:table-cell>
          <table:table-cell table:style-name="ce6"/>
          <table:table-cell table:style-name="ce12" table:formula="of:=[.V10]" office:value-type="percentage" office:value="50.39" calcext:value-type="percentage">
            <text:p>5039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F3]*10" office:value-type="float" office:value="4500" calcext:value-type="float">
            <text:p>4500</text:p>
          </table:table-cell>
          <table:table-cell office:value-type="string" calcext:value-type="string">
            <text:p>mp/sec</text:p>
          </table:table-cell>
          <table:table-cell table:style-name="ce14" table:formula="of:=[.T4]*[.W3]" office:value-type="float" office:value="367.64" calcext:value-type="float">
            <text:p>367.6</text:p>
          </table:table-cell>
          <table:table-cell table:style-name="ce10" table:formula="of:=[.X3]/60" office:value-type="percentage" office:value="0.00336666666666667" calcext:value-type="percentage">
            <text:p>0.34%</text:p>
          </table:table-cell>
          <table:table-cell table:style-name="ce9" table:formula="of:=2%+([.F7]/100/100/2)" office:value-type="percentage" office:value="0.202" calcext:value-type="percentage">
            <text:p>20.20%</text:p>
          </table:table-cell>
          <table:table-cell/>
          <table:table-cell office:value-type="string" calcext:value-type="string">
            <text:p>Bones</text:p>
          </table:table-cell>
          <table:table-cell table:formula="of:=[.AA2]*0.15" office:value-type="float" office:value="9.75" calcext:value-type="float">
            <text:p>9.75</text:p>
          </table:table-cell>
          <table:table-cell table:formula="of:=[.AA3]*2.20462" office:value-type="float" office:value="21.495045" calcext:value-type="float">
            <text:p>21.49504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3]*[.AC3]*[.AD3]*[.AE3]*[.AF3]*[.AG3]" office:value-type="float" office:value="168.48" calcext:value-type="float">
            <text:p>168.48</text:p>
          </table:table-cell>
          <table:table-cell table:style-name="ce42" table:formula="of:=[.AK3]*2.20462" office:value-type="float" office:value="371.4343776" calcext:value-type="float">
            <text:p>371.43</text:p>
          </table:table-cell>
          <table:table-cell table:style-name="ce42" table:formula="of:=[.AL3]/2000" office:value-type="float" office:value="0.1857171888" calcext:value-type="float">
            <text:p>0.19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6" calcext:value-type="percentage">
            <text:p>6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Str</text:p>
          </table:table-cell>
          <table:table-cell table:style-name="ce8" office:value-type="float" office:value="535" calcext:value-type="float">
            <text:p>535</text:p>
          </table:table-cell>
          <table:table-cell table:style-name="ce5" table:formula="of:=[.E4]*(1+[.Y22])" office:value-type="float" office:value="7490" calcext:value-type="float">
            <text:p>7490.0</text:p>
          </table:table-cell>
          <table:table-cell/>
          <table:table-cell table:style-name="ce6"/>
          <table:table-cell table:style-name="ce6" table:formula="of:=[.V11]" office:value-type="float" office:value="19.48" calcext:value-type="float">
            <text:p>19.48</text:p>
          </table:table-cell>
          <table:table-cell table:style-name="ce6"/>
          <table:table-cell table:style-name="ce12" table:formula="of:=[.V11]" office:value-type="percentage" office:value="19.48" calcext:value-type="percentage">
            <text:p>19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F7]*10*3" office:value-type="float" office:value="109200" calcext:value-type="float">
            <text:p>109200</text:p>
          </table:table-cell>
          <table:table-cell office:value-type="string" calcext:value-type="string">
            <text:p>w/Med:</text:p>
          </table:table-cell>
          <table:table-cell table:style-name="ce14" table:formula="of:=[.T4]*[.W4]" office:value-type="float" office:value="452.816" calcext:value-type="float">
            <text:p>452.8</text:p>
          </table:table-cell>
          <table:table-cell table:style-name="ce10" table:formula="of:=[.X4]/60" office:value-type="percentage" office:value="0.00414666666666667" calcext:value-type="percentage">
            <text:p>0.41%</text:p>
          </table:table-cell>
          <table:table-cell table:style-name="ce9" table:formula="of:=1%*(1+3+3%*[.E90])+([.F7]/100/100/2)+1%" office:value-type="percentage" office:value="0.2488" calcext:value-type="percentage">
            <text:p>24.88%</text:p>
          </table:table-cell>
          <table:table-cell/>
          <table:table-cell office:value-type="string" calcext:value-type="string">
            <text:p>Muscle</text:p>
          </table:table-cell>
          <table:table-cell table:formula="of:=[.AA2]*0.4" office:value-type="float" office:value="26" calcext:value-type="float">
            <text:p>26</text:p>
          </table:table-cell>
          <table:table-cell table:formula="of:=[.AA4]*2.20462" office:value-type="float" office:value="57.32012" calcext:value-type="float">
            <text:p>57.320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1+[.F177]" office:value-type="float" office:value="6.65" calcext:value-type="float">
            <text:p>6.65</text:p>
          </table:table-cell>
          <table:table-cell table:number-columns-repeated="2"/>
          <table:table-cell table:formula="of:=[.AA4]*[.AC4]*[.AD4]*[.AE4]*[.AF4]*[.AG4]*[.AH4]" office:value-type="float" office:value="497.952" calcext:value-type="float">
            <text:p>497.952</text:p>
          </table:table-cell>
          <table:table-cell table:style-name="ce42" table:formula="of:=[.AK4]*2.20462" office:value-type="float" office:value="1097.79493824" calcext:value-type="float">
            <text:p>1097.79</text:p>
          </table:table-cell>
          <table:table-cell table:style-name="ce42" table:formula="of:=[.AL4]/2000" office:value-type="float" office:value="0.54889746912" calcext:value-type="float">
            <text:p>0.55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7" calcext:value-type="percentage">
            <text:p>7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7:.E217])" office:value-type="string" office:string-value="900% Body Enhancement" calcext:value-type="string">
            <text:p>900% Body Enhancement</text:p>
          </table:table-cell>
          <table:table-cell table:number-columns-repeated="2"/>
          <table:table-cell office:value-type="string" calcext:value-type="string">
            <text:p>Dex</text:p>
          </table:table-cell>
          <table:table-cell table:style-name="ce8" office:value-type="float" office:value="450" calcext:value-type="float">
            <text:p>450</text:p>
          </table:table-cell>
          <table:table-cell table:style-name="ce5" table:formula="of:=[.E5]*(1+[.AB22])" office:value-type="float" office:value="2970" calcext:value-type="float">
            <text:p>2970.0</text:p>
          </table:table-cell>
          <table:table-cell/>
          <table:table-cell table:style-name="ce6"/>
          <table:table-cell table:style-name="ce6" table:formula="of:=[.V12]" office:value-type="float" office:value="6.48" calcext:value-type="float">
            <text:p>6.48</text:p>
          </table:table-cell>
          <table:table-cell table:style-name="ce6"/>
          <table:table-cell table:style-name="ce12" table:formula="of:=[.V12]" office:value-type="percentage" office:value="6.48" calcext:value-type="percentage">
            <text:p>6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4"/>
          <table:table-cell office:value-type="string" calcext:value-type="string">
            <text:p>w/Mantle:</text:p>
          </table:table-cell>
          <table:table-cell table:style-name="ce14" table:formula="of:=[.$T$2]*[.W5]" office:value-type="float" office:value="331.304152666667" calcext:value-type="float">
            <text:p>331.3</text:p>
          </table:table-cell>
          <table:table-cell table:style-name="ce10" table:formula="of:=1.1%*(1+[.S22]+750%)/60" office:value-type="percentage" office:value="0.00475383333333333" calcext:value-type="percentage">
            <text:p>0.48%</text:p>
          </table:table-cell>
          <table:table-cell table:style-name="ce9" table:formula="of:=[.W5]*60" office:value-type="percentage" office:value="0.28523" calcext:value-type="percentage">
            <text:p>28.52%</text:p>
          </table:table-cell>
          <table:table-cell/>
          <table:table-cell office:value-type="string" calcext:value-type="string">
            <text:p>Rest</text:p>
          </table:table-cell>
          <table:table-cell table:formula="of:=[.AA2]-[.AA3]-[.AA4]" office:value-type="float" office:value="29.25" calcext:value-type="float">
            <text:p>29.25</text:p>
          </table:table-cell>
          <table:table-cell table:formula="of:=[.AA5]*2.20462" office:value-type="float" office:value="64.485135" calcext:value-type="float">
            <text:p>64.4851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number-columns-repeated="3"/>
          <table:table-cell table:formula="of:=[.AA5]*[.AC5]*[.AD5]*[.AE5]*[.AF5]*[.AG5]" office:value-type="float" office:value="126.36" calcext:value-type="float">
            <text:p>126.36</text:p>
          </table:table-cell>
          <table:table-cell table:style-name="ce42" table:formula="of:=[.AK5]*2.20462" office:value-type="float" office:value="278.5757832" calcext:value-type="float">
            <text:p>278.58</text:p>
          </table:table-cell>
          <table:table-cell table:style-name="ce42" table:formula="of:=[.AL5]/2000" office:value-type="float" office:value="0.1392878916" calcext:value-type="float">
            <text:p>0.14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9" office:value-type="percentage" office:value="0.06" calcext:value-type="percentage">
            <text:p>6.00%</text:p>
          </table:table-cell>
          <table:table-cell table:style-name="ce9" office:value-type="percentage" office:value="0.08" calcext:value-type="percentage">
            <text:p>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8:.E218])" office:value-type="string" office:string-value="400% Healing" calcext:value-type="string">
            <text:p>400% Healing</text:p>
          </table:table-cell>
          <table:table-cell table:number-columns-repeated="2"/>
          <table:table-cell office:value-type="string" calcext:value-type="string">
            <text:p>Int</text:p>
          </table:table-cell>
          <table:table-cell table:style-name="ce8" office:value-type="float" office:value="1660" calcext:value-type="float">
            <text:p>1660</text:p>
          </table:table-cell>
          <table:table-cell table:style-name="ce5" table:formula="of:=[.E6]*(1+[.AE22])" office:value-type="float" office:value="23240" calcext:value-type="float">
            <text:p>23240.0</text:p>
          </table:table-cell>
          <table:table-cell/>
          <table:table-cell table:style-name="ce6"/>
          <table:table-cell table:style-name="ce6" table:formula="of:=[.U23]" office:value-type="float" office:value="0" calcext:value-type="float">
            <text:p>0</text:p>
          </table:table-cell>
          <table:table-cell table:style-name="ce6"/>
          <table:table-cell table:style-name="ce12" table:formula="of:=[.V22]" office:value-type="percentage" office:value="18.1" calcext:value-type="percentage">
            <text:p>1810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2"/>
          <table:table-cell office:value-type="string" calcext:value-type="string">
            <text:p>Maxed:</text:p>
          </table:table-cell>
          <table:table-cell table:formula="of:=[.AK2]*(1+[.BA37])*10" office:value-type="float" office:value="67387.32" calcext:value-type="float">
            <text:p>67387.32</text:p>
          </table:table-cell>
          <table:table-cell table:formula="of:=[.AL2]*(1+[.BA37])" office:value-type="float" office:value="14856.34334184" calcext:value-type="float">
            <text:p>14856.34334184</text:p>
          </table:table-cell>
          <table:table-cell table:formula="of:=[.AM2]*(1+[.BA37])" office:value-type="float" office:value="7.42817167092" calcext:value-type="float">
            <text:p>7.4281716709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" calcext:value-type="percentage">
            <text:p>1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19:.E219])" office:value-type="string" office:string-value="200% Ashen" calcext:value-type="string">
            <text:p>200% Ashen</text:p>
          </table:table-cell>
          <table:table-cell table:number-columns-repeated="2"/>
          <table:table-cell office:value-type="string" calcext:value-type="string">
            <text:p>Wis</text:p>
          </table:table-cell>
          <table:table-cell table:style-name="ce8" office:value-type="float" office:value="1820" calcext:value-type="float">
            <text:p>1820</text:p>
          </table:table-cell>
          <table:table-cell table:style-name="ce5" table:formula="of:=[.E7]*2" office:value-type="float" office:value="3640" calcext:value-type="float">
            <text:p>3640.0</text:p>
          </table:table-cell>
          <table:table-cell table:number-columns-repeated="6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9" office:value-type="percentage" office:value="0.07" calcext:value-type="percentage">
            <text:p>7.00%</text:p>
          </table:table-cell>
          <table:table-cell table:style-name="ce9" office:value-type="percentage" office:value="0.12" calcext:value-type="percentage">
            <text:p>1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0:.E220])" office:value-type="string" office:string-value="300% Space" calcext:value-type="string">
            <text:p>300% Space</text:p>
          </table:table-cell>
          <table:table-cell table:number-columns-repeated="3"/>
          <table:table-cell table:style-name="ce9"/>
          <table:table-cell table:formula="of:=[.B24]" office:value-type="string" office:string-value="The Arcane Eternal" calcext:value-type="string">
            <text:p>The Arcane Eternal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9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4" calcext:value-type="percentage">
            <text:p>14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1:.E221])" office:value-type="string" office:string-value="100% Flesh" calcext:value-type="string">
            <text:p>100% Flesh</text:p>
          </table:table-cell>
          <table:table-cell table:number-columns-repeated="2"/>
          <table:table-cell office:value-type="string" calcext:value-type="string">
            <text:p>Body Enhancement</text:p>
          </table:table-cell>
          <table:table-cell table:style-name="ce9" table:formula="of:=SUM([.F9:.H9])" office:value-type="percentage" office:value="9" calcext:value-type="percentage">
            <text:p>900.00%</text:p>
          </table:table-cell>
          <table:table-cell table:number-columns-repeated="2" table:style-name="ce9" office:value-type="percentage" office:value="4" calcext:value-type="percentage">
            <text:p>400.00%</text:p>
          </table:table-cell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P</text:p>
          </table:table-cell>
          <table:table-cell table:number-columns-repeated="2"/>
          <table:table-cell table:formula="of:=[.$T$2]/(1/(1+[.$P$22]))/(1/(1+[.$AW$22]))" office:value-type="float" office:value="25894041.6924" calcext:value-type="float">
            <text:p>25894041.6924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T9]+[.T10])/2" office:value-type="float" office:value="92959609.675716" calcext:value-type="float">
            <text:p>92959609.675716</text:p>
          </table:table-cell>
          <table:table-cell table:style-name="ce6" table:formula="of:=([.T11]+[.T12])/2" office:value-type="float" office:value="5318370.75" calcext:value-type="float">
            <text:p>5318370.75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9" office:value-type="percentage" office:value="0.08" calcext:value-type="percentage">
            <text:p>8.00%</text:p>
          </table:table-cell>
          <table:table-cell table:style-name="ce9" office:value-type="percentage" office:value="0.16" calcext:value-type="percentage">
            <text:p>16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2:.E222])" office:value-type="string" office:string-value="100% Mind" calcext:value-type="string">
            <text:p>100% Mind</text:p>
          </table:table-cell>
          <table:table-cell table:number-columns-repeated="2"/>
          <table:table-cell office:value-type="string" calcext:value-type="string">
            <text:p>Healing</text:p>
          </table:table-cell>
          <table:table-cell table:style-name="ce9" table:formula="of:=SUM([.F10:.H10])" office:value-type="percentage" office:value="4" calcext:value-type="percentage">
            <text:p>400.00%</text:p>
          </table:table-cell>
          <table:table-cell table:style-name="ce9" office:value-type="percentage" office:value="3" calcext:value-type="percentage">
            <text:p>300.00%</text:p>
          </table:table-cell>
          <table:table-cell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M</text:p>
          </table:table-cell>
          <table:table-cell table:number-columns-repeated="2"/>
          <table:table-cell table:formula="of:=[.$T$2]/(1/(1+[.$P$22]))/(1/(1+[.$AK$22]))/(1/(1+[.$AW$22]))" office:value-type="float" office:value="160025177.659032" calcext:value-type="float">
            <text:p>160025177.659032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P22]" office:value-type="percentage" office:value="50.39" calcext:value-type="percentage">
            <text:p>5039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9" calcext:value-type="float">
            <text:p>9</text:p>
          </table:table-cell>
          <table:table-cell table:style-name="ce9" office:value-type="percentage" office:value="0.09" calcext:value-type="percentage">
            <text:p>9.00%</text:p>
          </table:table-cell>
          <table:table-cell table:style-name="ce9" office:value-type="percentage" office:value="0.18" calcext:value-type="percentage">
            <text:p>18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3:.E223])" office:value-type="string" office:string-value="100% Ice" calcext:value-type="string">
            <text:p>100% Ice</text:p>
          </table:table-cell>
          <table:table-cell table:number-columns-repeated="2"/>
          <table:table-cell office:value-type="string" calcext:value-type="string">
            <text:p>Ashen</text:p>
          </table:table-cell>
          <table:table-cell table:style-name="ce9" table:formula="of:=SUM([.F11:.H11])" office:value-type="percentage" office:value="2" calcext:value-type="percentage">
            <text:p>200.00%</text:p>
          </table:table-cell>
          <table:table-cell/>
          <table:table-cell table:style-name="ce9" office:value-type="percentage" office:value="2" calcext:value-type="percentage">
            <text:p>200.00%</text:p>
          </table:table-cell>
          <table:table-cell table:number-columns-repeated="9"/>
          <table:table-cell office:value-type="string" calcext:value-type="string">
            <text:p>EH-P-Add</text:p>
          </table:table-cell>
          <table:table-cell table:style-name="ce65" table:formula="of:=1-0.8/(1+[.$P$22]+[.$AW$22]+[.$AN$22])" office:value-type="percentage" office:value="0.986509274873524" calcext:value-type="percentage">
            <text:p>98.651%</text:p>
          </table:table-cell>
          <table:table-cell table:formula="of:=1/(1-[.R11])" office:value-type="float" office:value="74.1249999999976" calcext:value-type="float">
            <text:p>74.1249999999976</text:p>
          </table:table-cell>
          <table:table-cell table:formula="of:=[.$T$2]*[.S11]" office:value-type="float" office:value="5165919.49999984" calcext:value-type="float">
            <text:p>5165919.4999998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H22]" office:value-type="percentage" office:value="19.48" calcext:value-type="percentage">
            <text:p>19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style-name="ce9" office:value-type="percentage" office:value="0.1" calcext:value-type="percentage">
            <text:p>10.00%</text:p>
          </table:table-cell>
          <table:table-cell table:style-name="ce9" office:value-type="percentage" office:value="0.2" calcext:value-type="percentage">
            <text:p>20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4:.E224])" office:value-type="string" office:string-value="100% Lava" calcext:value-type="string">
            <text:p>100% Lava</text:p>
          </table:table-cell>
          <table:table-cell table:number-columns-repeated="2"/>
          <table:table-cell office:value-type="string" calcext:value-type="string">
            <text:p>Space</text:p>
          </table:table-cell>
          <table:table-cell table:style-name="ce9" table:formula="of:=SUM([.F12:.H12])" office:value-type="percentage" office:value="3" calcext:value-type="percentage">
            <text:p>300.00%</text:p>
          </table:table-cell>
          <table:table-cell table:number-columns-repeated="2"/>
          <table:table-cell table:style-name="ce9" office:value-type="percentage" office:value="3" calcext:value-type="percentage">
            <text:p>300.00%</text:p>
          </table:table-cell>
          <table:table-cell table:number-columns-repeated="8"/>
          <table:table-cell office:value-type="string" calcext:value-type="string">
            <text:p>EH-M-Add</text:p>
          </table:table-cell>
          <table:table-cell table:style-name="ce65" table:formula="of:=1-0.8/(1+[.$P$22]+[.$AK$22]+[.$AW$22])" office:value-type="percentage" office:value="0.987261146496815" calcext:value-type="percentage">
            <text:p>98.726%</text:p>
          </table:table-cell>
          <table:table-cell table:formula="of:=1/(1-[.R12])" office:value-type="float" office:value="78.499999999998" calcext:value-type="float">
            <text:p>78.499999999998</text:p>
          </table:table-cell>
          <table:table-cell table:formula="of:=[.$T$2]*[.S12]" office:value-type="float" office:value="5470821.99999986" calcext:value-type="float">
            <text:p>5470821.99999986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Q22]" office:value-type="percentage" office:value="6.48" calcext:value-type="percentage">
            <text:p>648.00%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style-name="ce9" office:value-type="percentage" office:value="0.11" calcext:value-type="percentage">
            <text:p>11.00%</text:p>
          </table:table-cell>
          <table:table-cell table:style-name="ce9" office:value-type="percentage" office:value="0.22" calcext:value-type="percentage">
            <text:p>22.00%</text:p>
          </table:table-cell>
          <table:table-cell table:number-columns-repeated="961"/>
        </table:table-row>
        <table:table-row table:style-name="ro1">
          <table:table-cell table:style-name="ce18" table:formula="of:=COM.MICROSOFT.CONCAT([.C225:.E225])" office:value-type="string" office:string-value="100% Earth" calcext:value-type="string">
            <text:p>100% Earth</text:p>
          </table:table-cell>
          <table:table-cell table:number-columns-repeated="2"/>
          <table:table-cell office:value-type="string" calcext:value-type="string">
            <text:p>Flesh</text:p>
          </table:table-cell>
          <table:table-cell table:style-name="ce9" table:formula="of:=SUM([.F13:.H13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-BAL</text:p>
          </table:table-cell>
          <table:table-cell table:style-name="ce65" table:formula="of:=([.R11]+[.R12])/2" office:value-type="percentage" office:value="0.98688521068517" calcext:value-type="percentage">
            <text:p>98.689%</text:p>
          </table:table-cell>
          <table:table-cell table:style-name="ce14" table:formula="of:=([.S11]+[.S12])/2" office:value-type="float" office:value="76.3125000000001" calcext:value-type="float">
            <text:p>76.3</text:p>
          </table:table-cell>
          <table:table-cell table:formula="of:=[.$T$2]*[.S13]" office:value-type="float" office:value="5318370.75000001" calcext:value-type="float">
            <text:p>5318370.75000001</text:p>
          </table:table-cell>
          <table:table-cell table:style-name="ce6" table:number-columns-repeated="2"/>
          <table:table-cell table:number-columns-repeated="15"/>
          <table:table-cell table:style-name="ce9" table:formula="of:=[.AL53]+[.AM53]*[.E53]" office:value-type="percentage" office:value="0.12" calcext:value-type="percentage">
            <text:p>12.00%</text:p>
          </table:table-cell>
          <table:table-cell table:number-columns-repeated="9"/>
          <table:table-cell table:style-name="ce9" table:formula="of:=([.AU30]+[.AV30]*[.$E30])" office:value-type="percentage" office:value="0.445" calcext:value-type="percentage">
            <text:p>44.50%</text:p>
          </table:table-cell>
          <table:table-cell/>
          <table:table-cell table:style-name="ce9" table:formula="of:=[.AX53]+[.AY53]*[.E53]" office:value-type="percentage" office:value="0.2" calcext:value-type="percentage">
            <text:p>20.00%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9" office:value-type="percentage" office:value="0.12" calcext:value-type="percentage">
            <text:p>12.00%</text:p>
          </table:table-cell>
          <table:table-cell table:style-name="ce9" office:value-type="percentage" office:value="0.24" calcext:value-type="percentage">
            <text:p>24.00%</text:p>
          </table:table-cell>
          <table:table-cell table:number-columns-repeated="961"/>
        </table:table-row>
        <table:table-row table:style-name="ro1">
          <table:table-cell table:number-columns-repeated="3"/>
          <table:table-cell office:value-type="string" calcext:value-type="string">
            <text:p>Mind</text:p>
          </table:table-cell>
          <table:table-cell table:style-name="ce9" table:formula="of:=SUM([.F14:.H14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9"/>
          <table:table-cell table:style-name="ce65"/>
          <table:table-cell table:style-name="ce14" table:number-columns-repeated="2"/>
          <table:table-cell table:style-name="ce6" table:number-columns-repeated="2"/>
          <table:table-cell table:number-columns-repeated="15"/>
          <table:table-cell table:style-name="ce9"/>
          <table:table-cell table:number-columns-repeated="9"/>
          <table:table-cell table:style-name="ce9"/>
          <table:table-cell/>
          <table:table-cell table:style-name="ce9"/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 office:value-type="float" office:value="13" calcext:value-type="float">
            <text:p>13</text:p>
          </table:table-cell>
          <table:table-cell table:style-name="ce9" office:value-type="percentage" office:value="0.13" calcext:value-type="percentage">
            <text:p>13.00%</text:p>
          </table:table-cell>
          <table:table-cell table:style-name="ce9" office:value-type="percentage" office:value="0.26" calcext:value-type="percentage">
            <text:p>26.00%</text:p>
          </table:table-cell>
          <table:table-cell table:number-columns-repeated="961"/>
        </table:table-row>
        <table:table-row table:style-name="ro1">
          <table:table-cell table:formula="of:=COM.MICROSOFT.CONCAT(&quot;Vit: &quot;; [.$N$222];[.$E$2])" office:value-type="string" office:string-value="Vit: 1834" calcext:value-type="string">
            <text:p>Vit: 1834</text:p>
          </table:table-cell>
          <table:table-cell table:number-columns-repeated="2"/>
          <table:table-cell office:value-type="string" calcext:value-type="string">
            <text:p>Ice</text:p>
          </table:table-cell>
          <table:table-cell table:style-name="ce9" table:formula="of:=SUM([.F15:.H15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Mantle</text:p>
          </table:table-cell>
          <table:table-cell table:style-name="ce65"/>
          <table:table-cell table:number-columns-repeated="40"/>
          <table:table-cell office:value-type="float" office:value="1" calcext:value-type="float">
            <text:p>1</text:p>
          </table:table-cell>
          <table:table-cell table:number-columns-repeated="2" office:value-type="float" office:value="14" calcext:value-type="float">
            <text:p>14</text:p>
          </table:table-cell>
          <table:table-cell table:style-name="ce9" office:value-type="percentage" office:value="0.14" calcext:value-type="percentage">
            <text:p>14.00%</text:p>
          </table:table-cell>
          <table:table-cell table:style-name="ce9" office:value-type="percentage" office:value="0.28" calcext:value-type="percentage">
            <text:p>28.00%</text:p>
          </table:table-cell>
          <table:table-cell table:number-columns-repeated="961"/>
        </table:table-row>
        <table:table-row table:style-name="ro1">
          <table:table-cell table:formula="of:=COM.MICROSOFT.CONCAT(&quot;End: &quot;;[.$N$226];[.$E$3])" office:value-type="string" office:string-value="End:  450" calcext:value-type="string">
            <text:p>End: <text:s/>450</text:p>
          </table:table-cell>
          <table:table-cell table:number-columns-repeated="2"/>
          <table:table-cell office:value-type="string" calcext:value-type="string">
            <text:p>Lava</text:p>
          </table:table-cell>
          <table:table-cell table:style-name="ce9" table:formula="of:=SUM([.F16:.H16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P</text:p>
          </table:table-cell>
          <table:table-cell table:style-name="ce65" table:formula="of:=1-0.8/(1+[.$P$22]+[.$AW$22]+[.$AN$22]+[.BA37])" office:value-type="percentage" office:value="0.988023952095808" calcext:value-type="percentage">
            <text:p>98.802%</text:p>
          </table:table-cell>
          <table:table-cell table:formula="of:=1/(1-[.R16])" office:value-type="float" office:value="83.5000000000001" calcext:value-type="float">
            <text:p>83.5000000000001</text:p>
          </table:table-cell>
          <table:table-cell table:formula="of:=[.$T$2]*[.S16]" office:value-type="float" office:value="5819282.00000001" calcext:value-type="float">
            <text:p>5819282.00000001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Str: &quot;; [.$N$227];[.$F$227];[.$L$227];[.$G$227];[.$H$227];[.$I$227])" office:value-type="string" office:string-value="Str:  535  [7,490.0]" calcext:value-type="string">
            <text:p>Str: <text:s/>535 <text:s/>[7,490.0]</text:p>
          </table:table-cell>
          <table:table-cell table:number-columns-repeated="2"/>
          <table:table-cell office:value-type="string" calcext:value-type="string">
            <text:p>Earth</text:p>
          </table:table-cell>
          <table:table-cell table:style-name="ce9" table:formula="of:=SUM([.F17:.H17])" office:value-type="percentage" office:value="1" calcext:value-type="percentage">
            <text:p>100.00%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8"/>
          <table:table-cell office:value-type="string" calcext:value-type="string">
            <text:p>EHM</text:p>
          </table:table-cell>
          <table:table-cell table:style-name="ce65" table:formula="of:=1-0.8/(1+[.$P$22]+[.$AK$22]+[.$AW$22]+[.BA37])" office:value-type="percentage" office:value="0.988620199146515" calcext:value-type="percentage">
            <text:p>98.862%</text:p>
          </table:table-cell>
          <table:table-cell table:formula="of:=1/(1-[.R17])" office:value-type="float" office:value="87.8749999999996" calcext:value-type="float">
            <text:p>87.8749999999996</text:p>
          </table:table-cell>
          <table:table-cell table:formula="of:=[.$T$2]*[.S17]" office:value-type="float" office:value="6124184.49999997" calcext:value-type="float">
            <text:p>6124184.49999997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Dex: &quot;; [.$N$228];[.$F$228];[.$L$228];[.$G$228];[.$H$228];[.$I$228])" office:value-type="string" office:string-value="Dex:  450  [2,970.0]" calcext:value-type="string">
            <text:p>Dex: <text:s/>450 <text:s/>[2,97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8"/>
          <table:table-cell office:value-type="string" calcext:value-type="string">
            <text:p>EHB</text:p>
          </table:table-cell>
          <table:table-cell table:style-name="ce65" table:formula="of:=([.R16]+[.R17])/2" office:value-type="percentage" office:value="0.988322075621162" calcext:value-type="percentage">
            <text:p>98.832%</text:p>
          </table:table-cell>
          <table:table-cell table:style-name="ce14" table:formula="of:=([.S16]+[.S17])/2" office:value-type="float" office:value="85.6874999999999" calcext:value-type="float">
            <text:p>85.7</text:p>
          </table:table-cell>
          <table:table-cell table:formula="of:=[.$T$2]*[.S18]" office:value-type="float" office:value="5971733.24999999" calcext:value-type="float">
            <text:p>5971733.24999999</text:p>
          </table:table-cell>
          <table:table-cell table:number-columns-repeated="41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Int: &quot;;[.$N$229]; [.$F$229];[.$L$229];[.$G$229]; [.$H$229]; [.$I$229])" office:value-type="string" office:string-value="Int: 1660 [23,240.0]" calcext:value-type="string">
            <text:p>Int: 1660 [23,240.0]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&quot;Wis: &quot;; [.$N$230];[.$E$7])" office:value-type="string" office:string-value="Wis: 1820" calcext:value-type="string">
            <text:p>Wis: 1820</text:p>
          </table:table-cell>
          <table:table-cell table:number-columns-repeated="3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number-columns-repeated="4"/>
          <table:table-cell table:style-name="ce9"/>
          <table:table-cell table:number-columns-repeated="2"/>
          <table:table-cell table:style-name="ce9"/>
          <table:table-cell table:number-columns-repeated="53"/>
          <table:table-cell table:style-name="ce9" table:number-columns-repeated="2"/>
          <table:table-cell table:number-columns-repeated="961"/>
        </table:table-row>
        <table:table-row table:style-name="ro1">
          <table:table-cell table:formula="of:=COM.MICROSOFT.CONCAT([.D232]; [.F232])" office:value-type="string" office:string-value="Resilience: 5,039.0%" calcext:value-type="string">
            <text:p>Resilience: 5,039.0%</text:p>
          </table:table-cell>
          <table:table-cell table:number-columns-repeated="3"/>
          <table:table-cell table:style-name="ce9"/>
          <table:table-cell table:number-columns-repeated="9"/>
          <table:table-cell office:value-type="string" calcext:value-type="string">
            <text:p>Total:</text:p>
          </table:table-cell>
          <table:table-cell table:style-name="ce10" table:formula="of:=SUM([.P27:.P178])" office:value-type="percentage" office:value="50.39" calcext:value-type="percentage">
            <text:p>5039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S27:.S178])" office:value-type="percentage" office:value="17.43" calcext:value-type="percentage">
            <text:p>174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V27:.V178])" office:value-type="percentage" office:value="18.1" calcext:value-type="percentage">
            <text:p>181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Y27:.Y178])" office:value-type="percentage" office:value="13" calcext:value-type="percentage">
            <text:p>130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AB27:.AB178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E27:.AE178])" office:value-type="percentage" office:value="13" calcext:value-type="percentage">
            <text:p>130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H27:.AH178])" office:value-type="percentage" office:value="19.48" calcext:value-type="percentage">
            <text:p>19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K27:.AK178])" office:value-type="percentage" office:value="5.18" calcext:value-type="percentage">
            <text:p>51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N27:.AN178])" office:value-type="percentage" office:value="1.68" calcext:value-type="percentage">
            <text:p>16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Q27:.AQ178])" office:value-type="percentage" office:value="6.48" calcext:value-type="percentage">
            <text:p>6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T27:.AT178])" office:value-type="percentage" office:value="7.8" calcext:value-type="percentage">
            <text:p>78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W27:.AW178])" office:value-type="percentage" office:value="6.23" calcext:value-type="percentage">
            <text:p>623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Z27:.AZ178])" office:value-type="percentage" office:value="2.8" calcext:value-type="percentage">
            <text:p>280.00%</text:p>
          </table:table-cell>
          <table:table-cell table:style-name="ce6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3" calcext:value-type="percentage">
            <text:p>30.00%</text:p>
          </table:table-cell>
          <table:table-cell table:style-name="ce6" table:number-columns-repeated="961"/>
        </table:table-row>
        <table:table-row table:style-name="ro1">
          <table:table-cell table:formula="of:=COM.MICROSOFT.CONCAT([.D233]; [.F233])" office:value-type="string" office:string-value="w/Mantle:   5,789.0%" calcext:value-type="string">
            <text:p>w/Mantle: <text:s text:c="2"/>5,789.0%</text:p>
          </table:table-cell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Flesh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2"/>
          <table:table-cell table:style-name="ce6" office:value-type="string" calcext:value-type="string">
            <text:p>Health</text:p>
          </table:table-cell>
          <table:table-cell table:style-name="ce6" table:number-columns-repeated="2"/>
          <table:table-cell table:style-name="ce6" office:value-type="string" calcext:value-type="string">
            <text:p>Misc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 office:value-type="float" office:value="16" calcext:value-type="float">
            <text:p>16</text:p>
          </table:table-cell>
          <table:table-cell table:style-name="ce9" office:value-type="percentage" office:value="0.16" calcext:value-type="percentage">
            <text:p>16.00%</text:p>
          </table:table-cell>
          <table:table-cell table:style-name="ce9" office:value-type="percentage" office:value="0.32" calcext:value-type="percentage">
            <text:p>32.00%</text:p>
          </table:table-cell>
          <table:table-cell table:number-columns-repeated="961"/>
        </table:table-row>
        <table:table-row table:style-name="ro1">
          <table:table-cell table:style-name="ce18" table:formula="of:=COM.MICROSOFT.CONCAT(&quot;Speed+:     &quot;;[.F234])" office:value-type="string" office:string-value="Speed+:     1,948.0%" calcext:value-type="string">
            <text:p>Speed+: <text:s text:c="4"/>1,948.0%</text:p>
          </table:table-cell>
          <table:table-cell table:style-name="ce6" office:value-type="string" calcext:value-type="string">
            <text:p>The Arcane Eternal</text:p>
          </table:table-cell>
          <table:table-cell/>
          <table:table-cell table:style-name="ce6" table:formula="of:=[.B1]" office:value-type="float" office:value="510" calcext:value-type="float">
            <text:p>510</text:p>
          </table:table-cell>
          <table:table-cell table:number-columns-repeated="9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style-name="ce2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7" calcext:value-type="float">
            <text:p>17</text:p>
          </table:table-cell>
          <table:table-cell table:style-name="ce9" office:value-type="percentage" office:value="0.17" calcext:value-type="percentage">
            <text:p>17.00%</text:p>
          </table:table-cell>
          <table:table-cell table:style-name="ce9" office:value-type="percentage" office:value="0.34" calcext:value-type="percentage">
            <text:p>34.00%</text:p>
          </table:table-cell>
          <table:table-cell table:style-name="ce2" table:number-columns-repeated="961"/>
        </table:table-row>
        <table:table-row table:style-name="ro1">
          <table:table-cell table:style-name="ce18" table:formula="of:=COM.MICROSOFT.CONCAT(&quot;Damage+:    &quot;; [.F235])" office:value-type="string" office:string-value="Damage+:    1,810.0%" calcext:value-type="string">
            <text:p>Damage+: <text:s text:c="3"/>1,810.0%</text:p>
          </table:table-cell>
          <table:table-cell table:style-name="ce2" office:value-type="string" calcext:value-type="string">
            <text:p>Archon Strike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25]+([.C25]-1)*20" office:value-type="float" office:value="41" calcext:value-type="float">
            <text:p>4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3"/>
          <table:table-cell table:style-name="ce34" table:formula="of:=1+IF([.F25]=1;[.$E$9];0%)+IF([.H25]=1;[.$E$11];0%)+IF([.G25]=1;[.$E$10];0%)" office:value-type="percentage" office:value="5" calcext:value-type="percentage">
            <text:p>500.00%</text:p>
          </table:table-cell>
          <table:table-cell table:style-name="ce2" table:number-columns-repeated="41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8" calcext:value-type="float">
            <text:p>18</text:p>
          </table:table-cell>
          <table:table-cell table:style-name="ce9" office:value-type="percentage" office:value="0.18" calcext:value-type="percentage">
            <text:p>18.00%</text:p>
          </table:table-cell>
          <table:table-cell table:style-name="ce9" office:value-type="percentage" office:value="0.36" calcext:value-type="percentage">
            <text:p>36.00%</text:p>
          </table:table-cell>
          <table:table-cell table:number-columns-repeated="961"/>
        </table:table-row>
        <table:table-row table:style-name="ro1">
          <table:table-cell/>
          <table:table-cell office:value-type="string" calcext:value-type="string">
            <text:p>Sentinel Reconstruc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10" calcext:value-type="float">
            <text:p>10</text:p>
          </table:table-cell>
          <table:table-cell table:formula="of:=[.D26]+([.C26]-1)*20" office:value-type="float" office:value="50" calcext:value-type="float">
            <text:p>5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F26]=1;[.$E$9];0%)+IF([.H26]=1;[.$E$11];0%)+IF([.G26]=1;[.$E$10];0%)" office:value-type="percentage" office:value="5" calcext:value-type="percentage">
            <text:p>500.00%</text:p>
          </table:table-cell>
          <table:table-cell table:number-columns-repeated="41"/>
          <table:table-cell table:style-name="ce3"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19" calcext:value-type="float">
            <text:p>19</text:p>
          </table:table-cell>
          <table:table-cell table:style-name="ce9" office:value-type="percentage" office:value="0.19" calcext:value-type="percentage">
            <text:p>19.00%</text:p>
          </table:table-cell>
          <table:table-cell table:style-name="ce9" office:value-type="percentage" office:value="0.38" calcext:value-type="percentage">
            <text:p>38.00%</text:p>
          </table:table-cell>
          <table:table-cell table:style-name="ce3" table:number-columns-repeated="961"/>
        </table:table-row>
        <table:table-row table:style-name="ro1">
          <table:table-cell table:formula="of:=COM.MICROSOFT.CONCAT(&quot;Health: &quot;; [.E237];[.C237])" office:value-type="string" office:string-value="Health:   69,692" calcext:value-type="string">
            <text:p>Health: <text:s text:c="2"/>69,692</text:p>
          </table:table-cell>
          <table:table-cell table:style-name="ce3" office:value-type="string" calcext:value-type="string">
            <text:p>Azarinth Awakening [E]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8" calcext:value-type="float">
            <text:p>8</text:p>
          </table:table-cell>
          <table:table-cell table:style-name="ce3" table:formula="of:=[.D27]+([.C27]-1)*20" office:value-type="float" office:value="48" calcext:value-type="float">
            <text:p>48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5" table:formula="of:=1+IF([.F27]=1;[.$E$9];0%)+IF([.H27]=1;[.$E$11];0%)+IF([.G27]=1;[.$E$10];0%)" office:value-type="percentage" office:value="10" calcext:value-type="percentage">
            <text:p>1000.00%</text:p>
          </table:table-cell>
          <table:table-cell table:style-name="ce35" table:formula="of:=([.N27]+[.O27]*[.$E27])" office:value-type="percentage" office:value="0.74" calcext:value-type="percentage">
            <text:p>74.00%</text:p>
          </table:table-cell>
          <table:table-cell table:style-name="ce35" table:formula="of:=[.P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N27]+[.O27]*[.$E27])*[.$K27]" office:value-type="percentage" office:value="7.4" calcext:value-type="percentage">
            <text:p>740.00%</text:p>
          </table:table-cell>
          <table:table-cell table:style-name="ce3" table:number-columns-repeated="6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W27]+[.X27]*[.$E27])*[.$K27]" office:value-type="percentage" office:value="7.4" calcext:value-type="percentage">
            <text:p>740.00%</text:p>
          </table:table-cell>
          <table:table-cell table:style-name="ce35" table:number-columns-repeated="3"/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C27]+[.AD27]*[.$E27])*[.$K27]" office:value-type="percentage" office:value="7.4" calcext:value-type="percentage">
            <text:p>740.00%</text:p>
          </table:table-cell>
          <table:table-cell table:style-name="ce35" office:value-type="percentage" office:value="0.5" calcext:value-type="percentage">
            <text:p>50.00%</text:p>
          </table:table-cell>
          <table:table-cell table:style-name="ce35" office:value-type="percentage" office:value="0.005" calcext:value-type="percentage">
            <text:p>0.50%</text:p>
          </table:table-cell>
          <table:table-cell table:style-name="ce35" table:formula="of:=([.AF27]+[.AG27]*[.$E27])*[.$K27]" office:value-type="percentage" office:value="7.4" calcext:value-type="percentage">
            <text:p>740.00%</text:p>
          </table:table-cell>
          <table:table-cell table:style-name="ce3" table:number-columns-repeated="18"/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20" calcext:value-type="float">
            <text:p>20</text:p>
          </table:table-cell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4" calcext:value-type="percentage">
            <text:p>40.00%</text:p>
          </table:table-cell>
          <table:table-cell table:number-columns-repeated="961"/>
        </table:table-row>
        <table:table-row table:style-name="ro1">
          <table:table-cell table:formula="of:=COM.MICROSOFT.CONCAT(&quot;Stamina:&quot;; [.E238];[.C238])" office:value-type="string" office:string-value="Stamina:   4,500" calcext:value-type="string">
            <text:p>Stamina: <text:s text:c="2"/>4,500</text:p>
          </table:table-cell>
          <table:table-cell office:value-type="string" calcext:value-type="string">
            <text:p>Transfer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formula="of:=[.D28]+([.C28]-1)*20" office:value-type="float" office:value="46" calcext:value-type="float">
            <text:p>46</text:p>
          </table:table-cell>
          <table:table-cell table:number-columns-repeated="5"/>
          <table:table-cell table:style-name="ce9" table:formula="of:=1+IF([.F28]=1;[.$E$9];0%)+IF([.H28]=1;[.$E$11];0%)+IF([.G28]=1;[.$E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18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36" office:value-type="percentage" office:value="0.26" calcext:value-type="percentage">
            <text:p>26.00%</text:p>
          </table:table-cell>
          <table:table-cell table:style-name="ce9" office:value-type="percentage" office:value="0.42" calcext:value-type="percentage">
            <text:p>42.00%</text:p>
          </table:table-cell>
          <table:table-cell table:style-name="ce4" table:number-columns-repeated="961"/>
        </table:table-row>
        <table:table-row table:style-name="ro1">
          <table:table-cell table:formula="of:=COM.MICROSOFT.CONCAT(&quot;Mana:   &quot;; [.E239];[.C239])" office:value-type="string" office:string-value="Mana:    109,200" calcext:value-type="string">
            <text:p>Mana: <text:s text:c="3"/>109,200</text:p>
          </table:table-cell>
          <table:table-cell table:style-name="ce4" office:value-type="string" calcext:value-type="string">
            <text:p>Arcane Dominion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4" table:formula="of:=[.D29]+([.C29]-1)*20" office:value-type="float" office:value="42" calcext:value-type="float">
            <text:p>42</text:p>
          </table:table-cell>
          <table:table-cell table:style-name="ce4" table:number-columns-repeated="5"/>
          <table:table-cell table:style-name="ce36" table:formula="of:=1+IF([.F29]=1;[.$E$9];0%)+IF([.H29]=1;[.$E$11];0%)+IF([.G29]=1;[.$E$10];0%)" office:value-type="percentage" office:value="1" calcext:value-type="percentage">
            <text:p>100.00%</text:p>
          </table:table-cell>
          <table:table-cell table:style-name="ce36" table:number-columns-repeated="5"/>
          <table:table-cell table:style-name="ce4" table:number-columns-repeated="6"/>
          <table:table-cell table:style-name="ce36" table:number-columns-repeated="12"/>
          <table:table-cell table:style-name="ce4" table:number-columns-repeated="18"/>
          <table:table-cell table:style-name="ce13" table:number-columns-repeated="6"/>
          <table:table-cell table:number-columns-repeated="2" table:style-name="ce13"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style-name="ce37" office:value-type="percentage" office:value="0.27" calcext:value-type="percentage">
            <text:p>27.00%</text:p>
          </table:table-cell>
          <table:table-cell table:style-name="ce9" office:value-type="percentage" office:value="0.44" calcext:value-type="percentage">
            <text:p>44.00%</text:p>
          </table:table-cell>
          <table:table-cell table:style-name="ce13" table:number-columns-repeated="961"/>
        </table:table-row>
        <table:table-row table:style-name="ro1">
          <table:table-cell/>
          <table:table-cell table:style-name="ce13" office:value-type="string" calcext:value-type="string">
            <text:p>Sentinel Core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30]+([.C30]-1)*20" office:value-type="float" office:value="49" calcext:value-type="float">
            <text:p>49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number-columns-repeated="3"/>
          <table:table-cell table:style-name="ce37" table:formula="of:=1+IF([.F30]=1;[.$E$9];0%)+IF([.H30]=1;[.$E$11];0%)+IF([.G30]=1;[.$E$10];0%)" office:value-type="percentage" office:value="14" calcext:value-type="percentage">
            <text:p>1400.00%</text:p>
          </table:table-cell>
          <table:table-cell table:style-name="ce37" table:formula="of:=([.Q30]+[.R30]*[.$E30])" office:value-type="percentage" office:value="1.245" calcext:value-type="percentage">
            <text:p>124.50%</text:p>
          </table:table-cell>
          <table:table-cell table:style-name="ce37" table:formula="of:=[.S30]" office:value-type="percentage" office:value="17.43" calcext:value-type="percentage">
            <text:p>1743.00%</text:p>
          </table:table-cell>
          <table:table-cell table:style-name="ce13" table:number-columns-repeated="3"/>
          <table:table-cell table:style-name="ce37" office:value-type="percentage" office:value="1" calcext:value-type="percentage">
            <text:p>10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Q30]+[.R30]*[.$E30])*[.$K30]" office:value-type="percentage" office:value="17.43" calcext:value-type="percentage">
            <text:p>1743.00%</text:p>
          </table:table-cell>
          <table:table-cell table:style-name="ce13" table:number-columns-repeated="15"/>
          <table:table-cell table:style-name="ce37" office:value-type="percentage" office:value="0.25" calcext:value-type="percentage">
            <text:p>25.00%</text:p>
          </table:table-cell>
          <table:table-cell table:style-name="ce13" office:value-type="float" office:value="0" calcext:value-type="float">
            <text:p>0</text:p>
          </table:table-cell>
          <table:table-cell table:style-name="ce37" table:formula="of:=([.AI30]+[.AJ30]*[.$E30])*[.$K30]" office:value-type="percentage" office:value="3.5" calcext:value-type="percentage">
            <text:p>350.00%</text:p>
          </table:table-cell>
          <table:table-cell table:style-name="ce37" table:number-columns-repeated="3"/>
          <table:table-cell table:style-name="ce13" table:number-columns-repeated="6"/>
          <table:table-cell table:style-name="ce37" office:value-type="percentage" office:value="0.2" calcext:value-type="percentage">
            <text:p>2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U30]+[.AV30]*[.$E30])*[.$K30]" office:value-type="percentage" office:value="6.23" calcext:value-type="percentage">
            <text:p>623.00%</text:p>
          </table:table-cell>
          <table:table-cell table:style-name="ce13" table:number-columns-repeated="3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style-name="ce36" office:value-type="percentage" office:value="0.28" calcext:value-type="percentage">
            <text:p>28.00%</text:p>
          </table:table-cell>
          <table:table-cell table:style-name="ce9" office:value-type="percentage" office:value="0.46" calcext:value-type="percentage">
            <text:p>46.00%</text:p>
          </table:table-cell>
          <table:table-cell table:style-name="ce15" table:number-columns-repeated="961"/>
        </table:table-row>
        <table:table-row table:style-name="ro1">
          <table:table-cell office:value-type="string" calcext:value-type="string">
            <text:p>Regen:</text:p>
          </table:table-cell>
          <table:table-cell table:style-name="ce15" office:value-type="string" calcext:value-type="string">
            <text:p>Eternal Brawling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2" calcext:value-type="float">
            <text:p>2</text:p>
          </table:table-cell>
          <table:table-cell table:style-name="ce15" table:formula="of:=[.D31]+([.C31]-1)*20" office:value-type="float" office:value="42" calcext:value-type="float">
            <text:p>42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4"/>
          <table:table-cell table:style-name="ce38" table:formula="of:=1+IF([.F31]=1;[.$E$9];0%)+IF([.H31]=1;[.$E$11];0%)+IF([.G31]=1;[.$E$10];0%)" office:value-type="percentage" office:value="10" calcext:value-type="percentage">
            <text:p>1000.00%</text:p>
          </table:table-cell>
          <table:table-cell table:style-name="ce38" table:formula="of:=([.T31]+[.U31]*[.$E31])" office:value-type="percentage" office:value="0.96" calcext:value-type="percentage">
            <text:p>96.00%</text:p>
          </table:table-cell>
          <table:table-cell table:style-name="ce38" table:formula="of:=[.V31]" office:value-type="percentage" office:value="9.6" calcext:value-type="percentage">
            <text:p>960.00%</text:p>
          </table:table-cell>
          <table:table-cell table:style-name="ce15" table:number-columns-repeated="6"/>
          <table:table-cell table:style-name="ce38" office:value-type="percentage" office:value="0.75" calcext:value-type="percentage">
            <text:p>7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T31]+[.U31]*[.$E31])*[.$K31]" office:value-type="percentage" office:value="9.6" calcext:value-type="percentage">
            <text:p>960.00%</text:p>
          </table:table-cell>
          <table:table-cell table:style-name="ce15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style-name="ce37" office:value-type="percentage" office:value="0.29" calcext:value-type="percentage">
            <text:p>29.00%</text:p>
          </table:table-cell>
          <table:table-cell table:style-name="ce9" office:value-type="percentage" office:value="0.48" calcext:value-type="percentage">
            <text:p>4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2:.L242])" office:value-type="string" office:string-value="hp/s:     0.34% [235.5] [296.0s to full]" calcext:value-type="string">
            <text:p>hp/s: <text:s text:c="4"/>0.34% [235.5] [296.0s to full]</text:p>
          </table:table-cell>
          <table:table-cell table:style-name="ce13" office:value-type="string" calcext:value-type="string">
            <text:p>Eternal Huntress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32]+([.C32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2]=1;[.$E$9];0%)+IF([.H32]=1;[.$E$11];0%)+IF([.G32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style-name="ce36" office:value-type="percentage" office:value="0.3" calcext:value-type="percentage">
            <text:p>3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D243:.L243])" office:value-type="string" office:string-value="w/Mantle: 0.48% [331.3] [210.4s to full]" calcext:value-type="string">
            <text:p>w/Mantle: 0.48% [331.3] [210.4s to full]</text:p>
          </table:table-cell>
          <table:table-cell table:style-name="ce16" office:value-type="string" calcext:value-type="string">
            <text:p>Eternal Sight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30" calcext:value-type="float">
            <text:p>30</text:p>
          </table:table-cell>
          <table:table-cell table:style-name="ce16" table:formula="of:=[.D33]+([.C33]-1)*20" office:value-type="float" office:value="70" calcext:value-type="float">
            <text:p>70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style-name="ce39" table:formula="of:=1+IF([.F33]=1;[.$E$9];0%)+IF([.H33]=1;[.$E$11];0%)+IF([.G33]=1;[.$E$10];0%)" office:value-type="percentage" office:value="10" calcext:value-type="percentage">
            <text:p>1000.00%</text:p>
          </table:table-cell>
          <table:table-cell table:style-name="ce39" table:number-columns-repeated="2"/>
          <table:table-cell table:style-name="ce16" table:number-columns-repeated="6"/>
          <table:table-cell table:style-name="ce39" table:number-columns-repeated="3"/>
          <table:table-cell table:style-name="ce16" table:number-columns-repeated="30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table:style-name="ce37" office:value-type="percentage" office:value="0.31" calcext:value-type="percentage">
            <text:p>31.00%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D244:.L244])" office:value-type="string" office:string-value="mp/s:     0.34% [367.6] [297.0s to full]" calcext:value-type="string">
            <text:p>mp/s: <text:s text:c="4"/>0.34% [367.6] [297.0s to full]</text:p>
          </table:table-cell>
          <table:table-cell table:style-name="ce13" office:value-type="string" calcext:value-type="string">
            <text:p>Arcane Circ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6" calcext:value-type="float">
            <text:p>6</text:p>
          </table:table-cell>
          <table:table-cell table:style-name="ce13" table:formula="of:=[.D34]+([.C34]-1)*20" office:value-type="float" office:value="46" calcext:value-type="float">
            <text:p>46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34]=1;[.$E$9];0%)+IF([.H34]=1;[.$E$11];0%)+IF([.G34]=1;[.$E$10];0%)" office:value-type="percentage" office:value="10" calcext:value-type="percentage">
            <text:p>1000.00%</text:p>
          </table:table-cell>
          <table:table-cell table:style-name="ce37" table:number-columns-repeated="2"/>
          <table:table-cell table:style-name="ce13" table:number-columns-repeated="6"/>
          <table:table-cell table:style-name="ce37" table:number-columns-repeated="3"/>
          <table:table-cell table:style-name="ce13" table:number-columns-repeated="30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table:style-name="ce36" office:value-type="percentage" office:value="0.32" calcext:value-type="percentage">
            <text:p>32.00%</text:p>
          </table:table-cell>
          <table:table-cell table:style-name="ce9" office:value-type="percentage" office:value="0.54" calcext:value-type="percentage">
            <text:p>54.00%</text:p>
          </table:table-cell>
          <table:table-cell table:number-columns-repeated="961"/>
        </table:table-row>
        <table:table-row table:style-name="ro1">
          <table:table-cell table:formula="of:=COM.MICROSOFT.CONCAT([.D245:.L245])" office:value-type="string" office:string-value="w/Med:    0.41% [452.8] [241.2s to full]" calcext:value-type="string">
            <text:p>w/Med: <text:s text:c="3"/>0.41% [452.8] [241.2s to full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3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table:style-name="ce37" office:value-type="percentage" office:value="0.33" calcext:value-type="percentage">
            <text:p>33.00%</text:p>
          </table:table-cell>
          <table:table-cell table:style-name="ce9" office:value-type="percentage" office:value="0.56" calcext:value-type="percentage">
            <text:p>56.00%</text:p>
          </table:table-cell>
          <table:table-cell table:number-columns-repeated="961"/>
        </table:table-row>
        <table:table-row table:style-name="ro1">
          <table:table-cell/>
          <table:table-cell table:style-name="ce6" office:value-type="string" calcext:value-type="string">
            <text:p>The Ashen Titan</text:p>
          </table:table-cell>
          <table:table-cell table:style-name="ce6"/>
          <table:table-cell table:style-name="ce6" table:formula="of:=[.B2]" office:value-type="float" office:value="508" calcext:value-type="float">
            <text:p>508</text:p>
          </table:table-cell>
          <table:table-cell table:style-name="ce6"/>
          <table:table-cell table:number-columns-repeated="47"/>
          <table:table-cell table:style-name="ce2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style-name="ce36" office:value-type="percentage" office:value="0.34" calcext:value-type="percentage">
            <text:p>34.00%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2" table:number-columns-repeated="961"/>
        </table:table-row>
        <table:table-row table:style-name="ro1">
          <table:table-cell table:formula="of:=COM.MICROSOFT.CONCAT(&quot;Mitigation:       &quot;; [.D247];[.E247];[.F247];[.G247]; [.H247]; [.I247])" office:value-type="string" office:string-value="Mitigation:       98.689%     [hp x  76.31]" calcext:value-type="string">
            <text:p>Mitigation: <text:s text:c="6"/>98.689% <text:s text:c="4"/>[hp x <text:s/>76.31]</text:p>
          </table:table-cell>
          <table:table-cell table:style-name="ce2" office:value-type="string" calcext:value-type="string">
            <text:p>Mantle of the Titan [E]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1" calcext:value-type="float">
            <text:p>1</text:p>
          </table:table-cell>
          <table:table-cell table:style-name="ce2" table:formula="of:=[.D37]+([.C37]-1)*20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 table:number-columns-repeated="2"/>
          <table:table-cell table:style-name="ce34" table:formula="of:=1+IF([.F37]=1;[.$E$9];0%)+IF([.H37]=1;[.$E$11];0%)+IF([.G37]=1;[.$E$10];0%)" office:value-type="percentage" office:value="12" calcext:value-type="percentage">
            <text:p>1200.00%</text:p>
          </table:table-cell>
          <table:table-cell table:style-name="ce34" table:formula="of:=([.N37]+[.O37]*[.$E37])" office:value-type="percentage" office:value="1.455" calcext:value-type="percentage">
            <text:p>145.50%</text:p>
          </table:table-cell>
          <table:table-cell table:style-name="ce34" table:formula="of:=[.P37]" office:value-type="percentage" office:value="17.46" calcext:value-type="percentage">
            <text:p>1746.00%</text:p>
          </table:table-cell>
          <table:table-cell table:style-name="ce34" office:value-type="percentage" office:value="1.25" calcext:value-type="percentage">
            <text:p>125.00%</text:p>
          </table:table-cell>
          <table:table-cell table:style-name="ce34" office:value-type="percentage" office:value="0.005" calcext:value-type="percentage">
            <text:p>0.50%</text:p>
          </table:table-cell>
          <table:table-cell table:style-name="ce34" table:formula="of:=([.N37]+[.O37]*[.$E37])*[.$K37]" office:value-type="percentage" office:value="17.46" calcext:value-type="percentage">
            <text:p>1746.00%</text:p>
          </table:table-cell>
          <table:table-cell table:style-name="ce2" table:number-columns-repeated="6"/>
          <table:table-cell table:style-name="ce34" table:number-columns-repeated="12"/>
          <table:table-cell table:style-name="ce2" table:number-columns-repeated="18"/>
          <table:table-cell table:style-name="ce9" office:value-type="percentage" office:value="7.5" calcext:value-type="percentage">
            <text:p>750.00%</text:p>
          </table:table-cell>
          <table:table-cell table:number-columns-repeated="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style-name="ce37" office:value-type="percentage" office:value="0.35" calcext:value-type="percentage">
            <text:p>35.00%</text:p>
          </table:table-cell>
          <table:table-cell table:style-name="ce9" office:value-type="percentage" office:value="0.6" calcext:value-type="percentage">
            <text:p>60.00%</text:p>
          </table:table-cell>
          <table:table-cell table:number-columns-repeated="961"/>
        </table:table-row>
        <table:table-row table:style-name="ro1">
          <table:table-cell table:formula="of:=COM.MICROSOFT.CONCAT(&quot;Effective Health: &quot;; [.D248]; [.E248]; [.F248]; [.G248]; [.H248]; [.I248])" office:value-type="string" office:string-value="Effective Health: 5,318,370.8 [hp x 289.99]" calcext:value-type="string">
            <text:p>Effective Health: 5,318,370.8 [hp x 289.99]</text:p>
          </table:table-cell>
          <table:table-cell office:value-type="string" calcext:value-type="string">
            <text:p>Titan Core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38]+([.C38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9" table:formula="of:=1+IF([.F38]=1;[.$E$9];0%)+IF([.H38]=1;[.$E$11];0%)+IF([.G38]=1;[.$E$10];0%)" office:value-type="percentage" office:value="10" calcext:value-type="percentage">
            <text:p>1000.00%</text:p>
          </table:table-cell>
          <table:table-cell table:style-name="ce9" table:formula="of:=([.N38]+[.O38]*[.$E38])" office:value-type="percentage" office:value="0.56" calcext:value-type="percentage">
            <text:p>56.00%</text:p>
          </table:table-cell>
          <table:table-cell table:style-name="ce9" table:formula="of:=[.P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38]+[.O38]*[.$E38])*[.$K38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W38]+[.X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Z38]+[.AA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C38]+[.AD38]*[.$E38])*[.$K38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F38]+[.AG38]*[.$E38])*[.$K38]" office:value-type="percentage" office:value="5.6" calcext:value-type="percentage">
            <text:p>560.00%</text:p>
          </table:table-cell>
          <table:table-cell table:number-columns-repeated="18"/>
          <table:table-cell table:style-name="ce3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table:style-name="ce36" office:value-type="percentage" office:value="0.36" calcext:value-type="percentage">
            <text:p>36.00%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3" table:number-columns-repeated="961"/>
        </table:table-row>
        <table:table-row table:style-name="ro1">
          <table:table-cell/>
          <table:table-cell table:style-name="ce3" office:value-type="string" calcext:value-type="string">
            <text:p>Origin of Ash and Embers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39]+([.C39]-1)*20" office:value-type="float" office:value="70" calcext:value-type="float">
            <text:p>70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5" table:formula="of:=1+IF([.F39]=1;[.$E$9];0%)+IF([.H39]=1;[.$E$11];0%)+IF([.G39]=1;[.$E$10];0%)" office:value-type="percentage" office:value="3" calcext:value-type="percentage">
            <text:p>300.00%</text:p>
          </table:table-cell>
          <table:table-cell table:style-name="ce3" table:number-columns-repeated="41"/>
          <table:table-cell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table:style-name="ce37" office:value-type="percentage" office:value="0.37" calcext:value-type="percentage">
            <text:p>37.00%</text:p>
          </table:table-cell>
          <table:table-cell table:style-name="ce9" office:value-type="percentage" office:value="0.64" calcext:value-type="percentage">
            <text:p>64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w/Mantle:</text:p>
          </table:table-cell>
          <table:table-cell office:value-type="string" calcext:value-type="string">
            <text:p>Embered Heart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40]+([.C4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F40]=1;[.$E$9];0%)+IF([.H40]=1;[.$E$11];0%)+IF([.G40]=1;[.$E$10];0%)" office:value-type="percentage" office:value="12" calcext:value-type="percentage">
            <text:p>1200.00%</text:p>
          </table:table-cell>
          <table:table-cell table:number-columns-repeated="41"/>
          <table:table-cell table:style-name="ce4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33" calcext:value-type="float">
            <text:p>33</text:p>
          </table:table-cell>
          <table:table-cell table:style-name="ce36" office:value-type="percentage" office:value="0.38" calcext:value-type="percentage">
            <text:p>38.00%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4" table:number-columns-repeated="961"/>
        </table:table-row>
        <table:table-row table:style-name="ro1">
          <table:table-cell table:formula="of:=COM.MICROSOFT.CONCAT([.C250]; [.D250];[.E250];[.F250];[.G250]; [.H250]; [.I250])" office:value-type="string" office:string-value="Mitigation:       98.802%     [hp x  83.50]" calcext:value-type="string">
            <text:p>Mitigation: <text:s text:c="6"/>98.802% <text:s text:c="4"/>[hp x <text:s/>83.50]</text:p>
          </table:table-cell>
          <table:table-cell table:style-name="ce4" office:value-type="string" calcext:value-type="string">
            <text:p>Tempered Seal [E]</text:p>
          </table:table-cell>
          <table:table-cell table:style-name="ce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4" table:formula="of:=[.D41]+([.C41]-1)*20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6" table:formula="of:=1+IF([.F41]=1;[.$E$9];0%)+IF([.H41]=1;[.$E$11];0%)+IF([.G41]=1;[.$E$10];0%)" office:value-type="percentage" office:value="3" calcext:value-type="percentage">
            <text:p>300.00%</text:p>
          </table:table-cell>
          <table:table-cell table:style-name="ce4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table:style-name="ce37" office:value-type="percentage" office:value="0.39" calcext:value-type="percentage">
            <text:p>39.00%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C251]; [.D251];[.E251];[.F251];[.G251]; [.H251]; [.I251])" office:value-type="string" office:string-value="Effective Health: 5,819,282.0 [hp x 317.30]" calcext:value-type="string">
            <text:p>Effective Health: 5,819,282.0 [hp x 317.30]</text:p>
          </table:table-cell>
          <table:table-cell table:style-name="ce13" office:value-type="string" calcext:value-type="string">
            <text:p>Authority of Ash and Ember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9" calcext:value-type="float">
            <text:p>9</text:p>
          </table:table-cell>
          <table:table-cell table:style-name="ce13" table:formula="of:=[.D42]+([.C42]-1)*20" office:value-type="float" office:value="49" calcext:value-type="float">
            <text:p>49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2]=1;[.$E$9];0%)+IF([.H42]=1;[.$E$11];0%)+IF([.G42]=1;[.$E$10];0%)" office:value-type="percentage" office:value="3" calcext:value-type="percentage">
            <text:p>300.00%</text:p>
          </table:table-cell>
          <table:table-cell table:style-name="ce13" table:number-columns-repeated="41"/>
          <table:table-cell table:style-name="ce15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table:style-name="ce36" office:value-type="percentage" office:value="0.4" calcext:value-type="percentage">
            <text:p>40.00%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15" table:number-columns-repeated="961"/>
        </table:table-row>
        <table:table-row table:style-name="ro1">
          <table:table-cell/>
          <table:table-cell table:style-name="ce15" office:value-type="string" calcext:value-type="string">
            <text:p>Ashen Wings [E]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6" calcext:value-type="float">
            <text:p>6</text:p>
          </table:table-cell>
          <table:table-cell table:style-name="ce15" table:formula="of:=[.D43]+([.C43]-1)*20" office:value-type="float" office:value="46" calcext:value-type="float">
            <text:p>46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38" table:formula="of:=1+IF([.F43]=1;[.$E$9];0%)+IF([.H43]=1;[.$E$11];0%)+IF([.G43]=1;[.$E$10];0%)" office:value-type="percentage" office:value="12" calcext:value-type="percentage">
            <text:p>1200.00%</text:p>
          </table:table-cell>
          <table:table-cell table:style-name="ce15" table:number-columns-repeated="41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style-name="ce37" office:value-type="percentage" office:value="0.41" calcext:value-type="percentage">
            <text:p>41.00%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13" table:number-columns-repeated="961"/>
        </table:table-row>
        <table:table-row table:style-name="ro1">
          <table:table-cell table:formula="of:=COM.MICROSOFT.CONCAT(&quot;First: &quot;; [.B24])" office:value-type="string" office:string-value="First: The Arcane Eternal" calcext:value-type="string">
            <text:p>First: The Arcane Eternal</text:p>
          </table:table-cell>
          <table:table-cell table:style-name="ce13" office:value-type="string" calcext:value-type="string">
            <text:p>Vision of Ash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4]+([.C44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37" table:formula="of:=1+IF([.F44]=1;[.$E$9];0%)+IF([.H44]=1;[.$E$11];0%)+IF([.G44]=1;[.$E$10];0%)" office:value-type="percentage" office:value="12" calcext:value-type="percentage">
            <text:p>1200.00%</text:p>
          </table:table-cell>
          <table:table-cell table:style-name="ce37" table:formula="of:=([.AR44]+[.AS44]*[.$E44])" office:value-type="percentage" office:value="0.65" calcext:value-type="percentage">
            <text:p>65.00%</text:p>
          </table:table-cell>
          <table:table-cell table:style-name="ce37" table:formula="of:=[.AT44]" office:value-type="percentage" office:value="7.8" calcext:value-type="percentage">
            <text:p>780.00%</text:p>
          </table:table-cell>
          <table:table-cell table:style-name="ce37" table:number-columns-repeated="3"/>
          <table:table-cell table:style-name="ce13" table:number-columns-repeated="6"/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37" office:value-type="percentage" office:value="0.3" calcext:value-type="percentage">
            <text:p>3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AR44]+[.AS44]*[.$E44])*[.$K44]" office:value-type="percentage" office:value="7.8" calcext:value-type="percentage">
            <text:p>780.00%</text:p>
          </table:table-cell>
          <table:table-cell table:style-name="ce13" table:number-columns-repeated="6"/>
          <table:table-cell table:style-name="ce16"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table:style-name="ce36" office:value-type="percentage" office:value="0.42" calcext:value-type="percentage">
            <text:p>42.00%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16" table:number-columns-repeated="961"/>
        </table:table-row>
        <table:table-row table:style-name="ro1">
          <table:table-cell table:formula="of:=COM.MICROSOFT.CONCAT([.H254]; &quot;-&quot;; [.I254]; [.K254]; [.B25]; [.L254]; [.D254]; [.M254]; [.N254]; [.O254]; [.P254];[.Q254];[.R254];[.S254] )" office:value-type="string" office:string-value="3-1  Archon Strike [E]               x5 [5.5m range]" calcext:value-type="string">
            <text:p>3-1 <text:s/>Archon Strike [E] <text:s text:c="14"/>x5 [5.5m range]</text:p>
          </table:table-cell>
          <table:table-cell table:style-name="ce16" office:value-type="string" calcext:value-type="string">
            <text:p>Avatar of Ash [E]</text:p>
          </table:table-cell>
          <table:table-cell table:style-name="ce16" office:value-type="float" office:value="3" calcext:value-type="float">
            <text:p>3</text:p>
          </table:table-cell>
          <table:table-cell table:style-name="ce27" office:value-type="float" office:value="8" calcext:value-type="float">
            <text:p>8</text:p>
          </table:table-cell>
          <table:table-cell table:style-name="ce16" table:formula="of:=[.D45]+([.C45]-1)*20" office:value-type="float" office:value="48" calcext:value-type="float">
            <text:p>4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39" table:formula="of:=1+IF([.F45]=1;[.$E$9];0%)+IF([.H45]=1;[.$E$11];0%)+IF([.G45]=1;[.$E$10];0%)" office:value-type="percentage" office:value="12" calcext:value-type="percentage">
            <text:p>1200.00%</text:p>
          </table:table-cell>
          <table:table-cell table:style-name="ce39" table:formula="of:=([.AF45]+[.AG45]*[.$E45])" office:value-type="percentage" office:value="0.54" calcext:value-type="percentage">
            <text:p>54.00%</text:p>
          </table:table-cell>
          <table:table-cell table:style-name="ce39" table:formula="of:=[.AH45]" office:value-type="percentage" office:value="6.48" calcext:value-type="percentage">
            <text:p>648.00%</text:p>
          </table:table-cell>
          <table:table-cell table:style-name="ce39" table:number-columns-repeated="3"/>
          <table:table-cell table:style-name="ce16" table:number-columns-repeated="6"/>
          <table:table-cell table:style-name="ce39" table:number-columns-repeated="9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F45]+[.AG45]*[.$E45])*[.$K45]" office:value-type="percentage" office:value="6.48" calcext:value-type="percentage">
            <text:p>648.00%</text:p>
          </table:table-cell>
          <table:table-cell table:style-name="ce16" table:number-columns-repeated="6"/>
          <table:table-cell table:style-name="ce39" office:value-type="percentage" office:value="0.3" calcext:value-type="percentage">
            <text:p>30.00%</text:p>
          </table:table-cell>
          <table:table-cell table:style-name="ce39" office:value-type="percentage" office:value="0.005" calcext:value-type="percentage">
            <text:p>0.50%</text:p>
          </table:table-cell>
          <table:table-cell table:style-name="ce39" table:formula="of:=([.AO45]+[.AP45]*[.$E45])*[.$K45]" office:value-type="percentage" office:value="6.48" calcext:value-type="percentage">
            <text:p>648.00%</text:p>
          </table:table-cell>
          <table:table-cell table:style-name="ce16" table:number-columns-repeated="9"/>
          <table:table-cell table:style-name="ce13" table:number-columns-repeated="6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table:style-name="ce37" office:value-type="percentage" office:value="0.43" calcext:value-type="percentage">
            <text:p>43.00%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55]; &quot;-&quot;; [.I255]; [.K255]; [.B26]; [.L255]; [.D255]; [.M255]; [.N255]; [.O255]; [.P255];[.Q255];[.R255];[.S255] )" office:value-type="string" office:string-value="3-10 Sentinel Reconstruction [E]     x5 " calcext:value-type="string">
            <text:p>3-10 Sentinel Reconstruction [E] <text:s text:c="4"/>x5 </text:p>
          </table:table-cell>
          <table:table-cell table:style-name="ce13" office:value-type="string" calcext:value-type="string">
            <text:p>Embered Form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46]+([.C46]-1)*20" office:value-type="float" office:value="70" calcext:value-type="float">
            <text:p>70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4"/>
          <table:table-cell table:style-name="ce37" table:formula="of:=1+IF([.F46]=1;[.$E$9];0%)+IF([.H46]=1;[.$E$11];0%)+IF([.G46]=1;[.$E$10];0%)" office:value-type="percentage" office:value="10" calcext:value-type="percentage">
            <text:p>1000.00%</text:p>
          </table:table-cell>
          <table:table-cell table:style-name="ce37" table:formula="of:=([.T46]+[.U46]*[.$E46])" office:value-type="percentage" office:value="0.85" calcext:value-type="percentage">
            <text:p>85.00%</text:p>
          </table:table-cell>
          <table:table-cell table:style-name="ce37" table:formula="of:=[.V46]" office:value-type="percentage" office:value="8.5" calcext:value-type="percentage">
            <text:p>850.00%</text:p>
          </table:table-cell>
          <table:table-cell table:style-name="ce37" table:number-columns-repeated="3"/>
          <table:table-cell table:style-name="ce13" table:number-columns-repeated="3"/>
          <table:table-cell table:style-name="ce37" office:value-type="percentage" office:value="0.5" calcext:value-type="percentage">
            <text:p>50.00%</text:p>
          </table:table-cell>
          <table:table-cell table:style-name="ce37" office:value-type="percentage" office:value="0.005" calcext:value-type="percentage">
            <text:p>0.50%</text:p>
          </table:table-cell>
          <table:table-cell table:style-name="ce37" table:formula="of:=([.T46]+[.U46]*[.$E46])*[.$K46]" office:value-type="percentage" office:value="8.5" calcext:value-type="percentage">
            <text:p>850.00%</text:p>
          </table:table-cell>
          <table:table-cell table:style-name="ce37" table:number-columns-repeated="12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2" calcext:value-type="float">
            <text:p>2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table:style-name="ce36" office:value-type="percentage" office:value="0.44" calcext:value-type="percentage">
            <text:p>44.00%</text:p>
          </table:table-cell>
          <table:table-cell table:style-name="ce9" office:value-type="percentage" office:value="0.78" calcext:value-type="percentage">
            <text:p>78.00%</text:p>
          </table:table-cell>
          <table:table-cell table:number-columns-repeated="961"/>
        </table:table-row>
        <table:table-row table:style-name="ro1">
          <table:table-cell table:formula="of:=COM.MICROSOFT.CONCAT([.H256]; &quot;-&quot;; [.I256]; [.K256]; [.B27]; [.L256]; [.D256]; [.M256]; [.N256]; [.O256]; [.P256];[.Q256];[.R256];[.S256] )" office:value-type="string" office:string-value="3-8  Azarinth Awakening [E]         x10 [74.0% =&gt; 740.0% Resilience, Speed, Intelligence and Strength]" calcext:value-type="string">
            <text:p>3-8 <text:s/>Azarinth Awakening [E] <text:s text:c="8"/>x10 [74.0% =&gt; 740.0% Resilience, Speed, Intelligence and Strength]</text:p>
          </table:table-cell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5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15"/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37" office:value-type="percentage" office:value="0.45" calcext:value-type="percentage">
            <text:p>45.00%</text:p>
          </table:table-cell>
          <table:table-cell table:style-name="ce9" office:value-type="percentage" office:value="0.8" calcext:value-type="percentage">
            <text:p>80.00%</text:p>
          </table:table-cell>
          <table:table-cell table:number-columns-repeated="961"/>
        </table:table-row>
        <table:table-row table:style-name="ro1">
          <table:table-cell table:formula="of:=COM.MICROSOFT.CONCAT([.H257]; &quot;-&quot;; [.I257]; [.K257]; [.B28]; [.L257]; [.D257]; [.M257]; [.N257]; [.O257]; [.P257];[.Q257];[.R257];[.S257] )" office:value-type="string" office:string-value="3-6  Transfer [E]                    x1 " calcext:value-type="string">
            <text:p>3-6 <text:s/>Transfer [E] <text:s text:c="19"/>x1 </text:p>
          </table:table-cell>
          <table:table-cell table:style-name="ce6" office:value-type="string" calcext:value-type="string">
            <text:p>The Primordial Arbiter</text:p>
          </table:table-cell>
          <table:table-cell table:style-name="ce6"/>
          <table:table-cell table:style-name="ce6" table:formula="of:=[.B3]" office:value-type="float" office:value="500" calcext:value-type="float">
            <text:p>500</text:p>
          </table:table-cell>
          <table:table-cell table:style-name="ce6"/>
          <table:table-cell table:number-columns-repeated="5"/>
          <table:table-cell table:style-name="ce9" table:number-columns-repeated="5"/>
          <table:table-cell table:style-name="ce9" office:value-type="percentage" office:value="5" calcext:value-type="percentage">
            <text:p>50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2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table:style-name="ce34" office:value-type="percentage" office:value="0.51" calcext:value-type="percentage">
            <text:p>51.00%</text:p>
          </table:table-cell>
          <table:table-cell table:style-name="ce9" office:value-type="percentage" office:value="0.82" calcext:value-type="percentage">
            <text:p>82.00%</text:p>
          </table:table-cell>
          <table:table-cell table:style-name="ce2" table:number-columns-repeated="961"/>
        </table:table-row>
        <table:table-row table:style-name="ro1">
          <table:table-cell table:formula="of:=COM.MICROSOFT.CONCAT([.H258]; &quot;-&quot;; [.I258]; [.K258]; [.B29]; [.L258]; [.D258]; [.M258]; [.N258]; [.O258]; [.P258];[.Q258];[.R258];[.S258] )" office:value-type="string" office:string-value="3-2  Arcane Dominion [E]             x1 " calcext:value-type="string">
            <text:p>3-2 <text:s/>Arcane Dominion [E] <text:s text:c="12"/>x1 </text:p>
          </table:table-cell>
          <table:table-cell table:style-name="ce2" office:value-type="string" calcext:value-type="string">
            <text:p>Primordial Shift</text:p>
          </table:table-cell>
          <table:table-cell table:style-name="ce2" office:value-type="float" office:value="3" calcext:value-type="float">
            <text:p>3</text:p>
          </table:table-cell>
          <table:table-cell table:style-name="ce22" office:value-type="float" office:value="30" calcext:value-type="float">
            <text:p>30</text:p>
          </table:table-cell>
          <table:table-cell table:style-name="ce2" table:formula="of:=[.D49]+([.C49]-1)*20" office:value-type="float" office:value="70" calcext:value-type="float">
            <text:p>70</text:p>
          </table:table-cell>
          <table:table-cell table:style-name="ce2"/>
          <table:table-cell table:style-name="ce2" office:value-type="float" office:value="1" calcext:value-type="float">
            <text:p>1</text:p>
          </table:table-cell>
          <table:table-cell table:style-name="ce2"/>
          <table:table-cell table:number-columns-repeated="2" table:style-name="ce2" office:value-type="float" office:value="1" calcext:value-type="float">
            <text:p>1</text:p>
          </table:table-cell>
          <table:table-cell table:style-name="ce34" table:formula="of:=1+IF([.F49]=1;[.$E$9];0%)+IF([.H49]=1;[.$E$11];0%)+IF([.G49]=1;[.$E$10];0%)+IF([.I49];[.$E$12];0%)+IF([.J49];[.$E$13])" office:value-type="percentage" office:value="9" calcext:value-type="percentage">
            <text:p>900.00%</text:p>
          </table:table-cell>
          <table:table-cell table:style-name="ce34" table:number-columns-repeated="5"/>
          <table:table-cell table:style-name="ce2" table:number-columns-repeated="3"/>
          <table:table-cell table:style-name="ce34" table:number-columns-repeated="15"/>
          <table:table-cell table:style-name="ce2" table:number-columns-repeated="6"/>
          <table:table-cell table:style-name="ce34" table:number-columns-repeated="3"/>
          <table:table-cell table:style-name="ce2" table:number-columns-repeated="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table:style-name="ce9" office:value-type="percentage" office:value="0.52" calcext:value-type="percentage">
            <text:p>52.00%</text:p>
          </table:table-cell>
          <table:table-cell table:style-name="ce9" office:value-type="percentage" office:value="0.84" calcext:value-type="percentage">
            <text:p>84.00%</text:p>
          </table:table-cell>
          <table:table-cell table:number-columns-repeated="961"/>
        </table:table-row>
        <table:table-row table:style-name="ro1">
          <table:table-cell table:formula="of:=COM.MICROSOFT.CONCAT([.H259]; &quot;-&quot;; [.I259]; [.K259]; [.B30]; [.L259]; [.D259]; [.M259]; [.N259]; [.O259]; [.P259];[.Q259];[.R259];[.S259] )" office:value-type="string" office:string-value="3-9  Sentinel Core [E]              x14 [44.5% =&gt; 623.0% Durability, 124.5% =&gt; 1,743.0% Health Regen, 25.0% =&gt; 350.0% Magic Resistance]" calcext:value-type="string">
            <text:p>3-9 <text:s/>Sentinel Core [E] <text:s text:c="13"/>x14 [44.5% =&gt; 623.0% Durability, 124.5% =&gt; 1,743.0% Health Regen, 25.0% =&gt; 350.0% Magic Resistance]</text:p>
          </table:table-cell>
          <table:table-cell office:value-type="string" calcext:value-type="string">
            <text:p>Fires of Creation [E]</text:p>
          </table:table-cell>
          <table:table-cell office:value-type="float" office:value="3" calcext:value-type="float">
            <text:p>3</text:p>
          </table:table-cell>
          <table:table-cell table:style-name="ce6" office:value-type="float" office:value="2" calcext:value-type="float">
            <text:p>2</text:p>
          </table:table-cell>
          <table:table-cell table:formula="of:=[.D50]+([.C50]-1)*20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34" table:formula="of:=1+IF([.F50]=1;[.$E$9];0%)+IF([.H50]=1;[.$E$11];0%)+IF([.G50]=1;[.$E$10];0%)+IF([.I50];[.$E$12];0%)+IF([.J50];[.$E$13])" office:value-type="percentage" office:value="13" calcext:value-type="percentage">
            <text:p>1300.00%</text:p>
          </table:table-cell>
          <table:table-cell table:style-name="ce9" table:formula="of:=([.N50]+[.O50]*[.$E50])" office:value-type="percentage" office:value="0.61" calcext:value-type="percentage">
            <text:p>61.00%</text:p>
          </table:table-cell>
          <table:table-cell table:style-name="ce9" table:formula="of:=[.P50]" office:value-type="percentage" office:value="7.93" calcext:value-type="percentage">
            <text:p>793.00%</text:p>
          </table:table-cell>
          <table:table-cell table:style-name="ce9" office:value-type="percentage" office:value="0.4" calcext:value-type="percentage">
            <text:p>4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N50]+[.O50]*[.$E50])*[.$K50]" office:value-type="percentage" office:value="7.93" calcext:value-type="percentage">
            <text:p>793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"/>
          <table:table-cell table:style-name="ce3" table:number-columns-repeated="6"/>
          <table:table-cell table:number-columns-repeated="2" table:style-name="ce4"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table:style-name="ce34" office:value-type="percentage" office:value="0.53" calcext:value-type="percentage">
            <text:p>53.00%</text:p>
          </table:table-cell>
          <table:table-cell table:style-name="ce9" office:value-type="percentage" office:value="0.86" calcext:value-type="percentage">
            <text:p>86.00%</text:p>
          </table:table-cell>
          <table:table-cell table:style-name="ce3" table:number-columns-repeated="961"/>
        </table:table-row>
        <table:table-row table:style-name="ro1">
          <table:table-cell table:formula="of:=COM.MICROSOFT.CONCAT([.H260]; &quot;-&quot;; [.I260]; [.K260]; [.B31]; [.L260]; [.D260]; [.M260]; [.N260]; [.O260]; [.P260];[.Q260];[.R260];[.S260]; [.T260]; [.U260]; [.V260] )" office:value-type="string" office:string-value="3-2  Eternal Brawling [E]           x10 [96.0% =&gt; 960.0% Damage, 1.50% DR/attack]" calcext:value-type="string">
            <text:p>3-2 <text:s/>Eternal Brawling [E] <text:s text:c="10"/>x10 [96.0% =&gt; 960.0% Damage, 1.50% DR/attack]</text:p>
          </table:table-cell>
          <table:table-cell table:style-name="ce3" office:value-type="string" calcext:value-type="string">
            <text:p>Fabric Tear</text:p>
          </table:table-cell>
          <table:table-cell table:style-name="ce3" office:value-type="float" office:value="3" calcext:value-type="float">
            <text:p>3</text:p>
          </table:table-cell>
          <table:table-cell table:style-name="ce23" office:value-type="float" office:value="30" calcext:value-type="float">
            <text:p>30</text:p>
          </table:table-cell>
          <table:table-cell table:style-name="ce3" table:formula="of:=[.D51]+([.C51]-1)*20" office:value-type="float" office:value="70" calcext:value-type="float">
            <text:p>70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4" table:formula="of:=1+IF([.F51]=1;[.$E$9];0%)+IF([.H51]=1;[.$E$11];0%)+IF([.G51]=1;[.$E$10];0%)+IF([.I51];[.$E$12];0%)+IF([.J51];[.$E$13])" office:value-type="percentage" office:value="4" calcext:value-type="percentage">
            <text:p>400.00%</text:p>
          </table:table-cell>
          <table:table-cell table:style-name="ce35" table:number-columns-repeated="5"/>
          <table:table-cell table:style-name="ce3" table:number-columns-repeated="3"/>
          <table:table-cell table:style-name="ce35" table:number-columns-repeated="15"/>
          <table:table-cell table:style-name="ce3" table:number-columns-repeated="6"/>
          <table:table-cell table:style-name="ce35" table:number-columns-repeated="3"/>
          <table:table-cell table:style-name="ce3" table:number-columns-repeated="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table:style-name="ce9" office:value-type="percentage" office:value="0.54" calcext:value-type="percentage">
            <text:p>54.00%</text:p>
          </table:table-cell>
          <table:table-cell table:style-name="ce9" office:value-type="percentage" office:value="0.88" calcext:value-type="percentage">
            <text:p>88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1]; &quot;-&quot;; [.I261]; [.K261]; [.B32]; [.L261]; [.D261]; [.M261]; [.N261]; [.O261]; [.P261];[.Q261];[.R261];[.S261] )" office:value-type="string" office:string-value="3-30 Eternal Huntress               x10 " calcext:value-type="string">
            <text:p>3-30 Eternal Huntress <text:s text:c="14"/>x10 </text:p>
          </table:table-cell>
          <table:table-cell table:style-name="ce13" office:value-type="string" calcext:value-type="string">
            <text:p>Reality Warp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30" calcext:value-type="float">
            <text:p>30</text:p>
          </table:table-cell>
          <table:table-cell table:style-name="ce13" table:formula="of:=[.D52]+([.C52]-1)*20" office:value-type="float" office:value="70" calcext:value-type="float">
            <text:p>70</text:p>
          </table:table-cell>
          <table:table-cell table:style-name="ce13" table:number-columns-repeated="3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2]=1;[.$E$9];0%)+IF([.H52]=1;[.$E$11];0%)+IF([.G52]=1;[.$E$10];0%)+IF([.I52];[.$E$12];0%)+IF([.J52];[.$E$13])" office:value-type="percentage" office:value="4" calcext:value-type="percentage">
            <text:p>4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style-name="ce15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34" office:value-type="percentage" office:value="0.55" calcext:value-type="percentage">
            <text:p>55.00%</text:p>
          </table:table-cell>
          <table:table-cell table:style-name="ce9" office:value-type="percentage" office:value="0.9" calcext:value-type="percentage">
            <text:p>90.00%</text:p>
          </table:table-cell>
          <table:table-cell table:style-name="ce15" table:number-columns-repeated="961"/>
        </table:table-row>
        <table:table-row table:style-name="ro1">
          <table:table-cell table:formula="of:=COM.MICROSOFT.CONCAT([.H262]; &quot;-&quot;; [.I262]; [.K262]; [.B33]; [.L262]; [.D262]; [.M262]; [.N262]; [.O262]; [.P262];[.Q262];[.R262];[.S262] )" office:value-type="string" office:string-value="3-30 Eternal Sight                  x10 " calcext:value-type="string">
            <text:p>3-30 Eternal Sight <text:s text:c="17"/>x10 </text:p>
          </table:table-cell>
          <table:table-cell table:style-name="ce15" office:value-type="string" calcext:value-type="string">
            <text:p>Primordial Flesh</text:p>
          </table:table-cell>
          <table:table-cell table:style-name="ce15" office:value-type="float" office:value="3" calcext:value-type="float">
            <text:p>3</text:p>
          </table:table-cell>
          <table:table-cell table:style-name="ce26" office:value-type="float" office:value="30" calcext:value-type="float">
            <text:p>30</text:p>
          </table:table-cell>
          <table:table-cell table:style-name="ce15" table:formula="of:=[.D53]+([.C53]-1)*20" office:value-type="float" office:value="70" calcext:value-type="float">
            <text:p>7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number-columns-repeated="2" table:style-name="ce15" office:value-type="float" office:value="1" calcext:value-type="float">
            <text:p>1</text:p>
          </table:table-cell>
          <table:table-cell table:style-name="ce34" table:formula="of:=1+IF([.F53]=1;[.$E$9];0%)+IF([.H53]=1;[.$E$11];0%)+IF([.G53]=1;[.$E$10];0%)+IF([.I53];[.$E$12];0%)+IF([.J53];[.$E$13])" office:value-type="percentage" office:value="14" calcext:value-type="percentage">
            <text:p>1400.00%</text:p>
          </table:table-cell>
          <table:table-cell table:style-name="ce38" table:formula="of:=([.N53]+[.O53]*[.$E53])" office:value-type="percentage" office:value="0.5" calcext:value-type="percentage">
            <text:p>50.00%</text:p>
          </table:table-cell>
          <table:table-cell table:style-name="ce38" table:formula="of:=[.P53]" office:value-type="percentage" office:value="7" calcext:value-type="percentage">
            <text:p>700.00%</text:p>
          </table:table-cell>
          <table:table-cell table:style-name="ce38" office:value-type="percentage" office:value="0.15" calcext:value-type="percentage">
            <text:p>15.00%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8" table:formula="of:=([.N53]+[.O53]*[.$E53])*[.$K53]" office:value-type="percentage" office:value="7" calcext:value-type="percentage">
            <text:p>700.00%</text:p>
          </table:table-cell>
          <table:table-cell table:style-name="ce15" table:number-columns-repeated="3"/>
          <table:table-cell table:style-name="ce38" table:number-columns-repeated="15"/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I53]+[.AJ53]*[.$E53])*[.$K53]" office:value-type="percentage" office:value="1.68" calcext:value-type="percentage">
            <text:p>168.00%</text:p>
          </table:table-cell>
          <table:table-cell table:style-name="ce38" office:value-type="percentage" office:value="0.05" calcext:value-type="percentage">
            <text:p>5.00%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8" table:formula="of:=([.AL53]+[.AM53]*[.$E53])*[.$K53]" office:value-type="percentage" office:value="1.68" calcext:value-type="percentage">
            <text:p>168.00%</text:p>
          </table:table-cell>
          <table:table-cell table:style-name="ce38" table:number-columns-repeated="3"/>
          <table:table-cell table:style-name="ce15" table:number-columns-repeated="6"/>
          <table:table-cell table:style-name="ce38" office:value-type="percentage" office:value="0.06" calcext:value-type="percentage">
            <text:p>6.00%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8" table:formula="of:=([.AX53]+[.AY53]*[.$E53])*[.$K53]" office:value-type="percentage" office:value="2.8" calcext:value-type="percentage">
            <text:p>280.00%</text:p>
          </table:table-cell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6" calcext:value-type="float">
            <text:p>6</text:p>
          </table:table-cell>
          <table:table-cell office:value-type="float" office:value="46" calcext:value-type="float">
            <text:p>46</text:p>
          </table:table-cell>
          <table:table-cell table:style-name="ce9" office:value-type="percentage" office:value="0.56" calcext:value-type="percentage">
            <text:p>56.00%</text:p>
          </table:table-cell>
          <table:table-cell table:style-name="ce9" office:value-type="percentage" office:value="0.92" calcext:value-type="percentage">
            <text:p>92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63]; &quot;-&quot;; [.I263]; [.K263]; [.B34]; [.L263]; [.D263]; [.M263]; [.N263]; [.O263]; [.P263];[.Q263];[.R263];[.S263] )" office:value-type="string" office:string-value="3-6  Arcane Circulation [E]         x10 [112.5% to Deconstruction/Reconstruction]" calcext:value-type="string">
            <text:p>3-6 <text:s/>Arcane Circulation [E] <text:s text:c="8"/>x10 [112.5% to Deconstruction/Reconstruction]</text:p>
          </table:table-cell>
          <table:table-cell table:style-name="ce13" office:value-type="string" calcext:value-type="string">
            <text:p>Space Manipulation [E]</text:p>
          </table:table-cell>
          <table:table-cell table:style-name="ce13" office:value-type="float" office:value="3" calcext:value-type="float">
            <text:p>3</text:p>
          </table:table-cell>
          <table:table-cell table:style-name="ce25" office:value-type="float" office:value="1" calcext:value-type="float">
            <text:p>1</text:p>
          </table:table-cell>
          <table:table-cell table:style-name="ce13" table:formula="of:=[.D54]+([.C54]-1)*20" office:value-type="float" office:value="41" calcext:value-type="float">
            <text:p>41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number-columns-repeated="2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34" table:formula="of:=1+IF([.F54]=1;[.$E$9];0%)+IF([.H54]=1;[.$E$11];0%)+IF([.G54]=1;[.$E$10];0%)+IF([.I54];[.$E$12];0%)+IF([.J54];[.$E$13])" office:value-type="percentage" office:value="13" calcext:value-type="percentage">
            <text:p>1300.00%</text:p>
          </table:table-cell>
          <table:table-cell table:style-name="ce37" table:number-columns-repeated="5"/>
          <table:table-cell table:style-name="ce13" table:number-columns-repeated="3"/>
          <table:table-cell table:style-name="ce37" table:number-columns-repeated="15"/>
          <table:table-cell table:style-name="ce13" table:number-columns-repeated="6"/>
          <table:table-cell table:style-name="ce37" table:number-columns-repeated="3"/>
          <table:table-cell table:style-name="ce13" table:number-columns-repeated="9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style-name="ce34" office:value-type="percentage" office:value="0.57" calcext:value-type="percentage">
            <text:p>57.00%</text:p>
          </table:table-cell>
          <table:table-cell table:style-name="ce9" office:value-type="percentage" office:value="0.94" calcext:value-type="percentage">
            <text:p>94.00%</text:p>
          </table:table-cell>
          <table:table-cell table:number-columns-repeated="961"/>
        </table:table-row>
        <table:table-row table:style-name="ro1">
          <table:table-cell table:number-columns-repeated="6"/>
          <table:table-cell office:value-type="string" calcext:value-type="string">
            <text:p>Potential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Left</text:p>
          </table:table-cell>
          <table:table-cell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table:style-name="ce9" office:value-type="percentage" office:value="0.58" calcext:value-type="percentage">
            <text:p>5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2"/>
          <table:table-cell table:formula="of:=VLOOKUP(44;[.BI2:.BK81];2)" office:value-type="float" office:value="0.54" calcext:value-type="float">
            <text:p>0.54</text:p>
          </table:table-cell>
          <table:table-cell table:number-columns-repeated="958"/>
        </table:table-row>
        <table:table-row table:style-name="ro1">
          <table:table-cell table:formula="of:=COM.MICROSOFT.CONCAT(&quot;Second: &quot;; [.B36])" office:value-type="string" office:string-value="Second: The Ashen Titan" calcext:value-type="string">
            <text:p>Second: The Ashen Titan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style-name="ce34" office:value-type="percentage" office:value="0.59" calcext:value-type="percentage">
            <text:p>5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6]; &quot;-&quot;; [.I266]; [.K266]; [.B37]; [.L266]; [.D266]; [.M266]; [.N266]; [.O266]; [.P266];[.Q266];[.R266];[.S266] )" office:value-type="string" office:string-value="3-1  Mantle of the Titan [E]        x12 [145.5% =&gt; 1,746.0% Resilience]" calcext:value-type="string">
            <text:p>3-1 <text:s/>Mantle of the Titan [E] <text:s text:c="7"/>x12 [145.5% =&gt; 1,746.0% Resilience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style-name="ce9" office:value-type="percentage" office:value="0.6" calcext:value-type="percentage">
            <text:p>6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7]; &quot;-&quot;; [.I267]; [.K267]; [.B38]; [.L267]; [.D267]; [.M267]; [.N267]; [.O267]; [.P267];[.Q267];[.R267];[.S267] )" office:value-type="string" office:string-value="3-2  Titan Core [E]                 x10 [56.0% =&gt; 560.0% Resilience, Speed, Strength, Intelligence and Dexterity, 10% =&gt; 100% weight/min]" calcext:value-type="string">
            <text:p>3-2 <text:s/>Titan Core [E] <text:s text:c="16"/>x10 [56.0% =&gt; 560.0% Resilience, Speed, Strength, Intelligence and Dexterity, 10% =&gt; 100% weight/min]</text:p>
          </table:table-cell>
          <table:table-cell table:number-columns-repeated="5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1" calcext:value-type="float">
            <text:p>11</text:p>
          </table:table-cell>
          <table:table-cell office:value-type="float" office:value="51" calcext:value-type="float">
            <text:p>51</text:p>
          </table:table-cell>
          <table:table-cell table:style-name="ce34" office:value-type="percentage" office:value="0.61" calcext:value-type="percentage">
            <text:p>6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8]; &quot;-&quot;; [.I268]; [.K268]; [.B39]; [.L268]; [.D268]; [.M268]; [.N268]; [.O268]; [.P268];[.Q268];[.R268];[.S268] )" office:value-type="string" office:string-value="3-30 Origin of Ash and Embers        x3 " calcext:value-type="string">
            <text:p>3-30 Origin of Ash and Embers <text:s text:c="7"/>x3 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table:style-name="ce9" office:value-type="percentage" office:value="0.62" calcext:value-type="percentage">
            <text:p>6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69]; &quot;-&quot;; [.I269]; [.K269]; [.B40]; [.L269]; [.D269]; [.M269]; [.N269]; [.O269]; [.P269];[.Q269];[.R269];[.S269] )" office:value-type="string" office:string-value="3-2  Embered Heart [E]              x12 " calcext:value-type="string">
            <text:p>3-2 <text:s/>Embered Heart [E] <text:s text:c="13"/>x12 </text:p>
          </table:table-cell>
          <table:table-cell table:number-columns-repeated="51"/>
          <table:table-cell table:style-name="ce13"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table:style-name="ce34" office:value-type="percentage" office:value="0.63" calcext:value-type="percentage">
            <text:p>6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0]; &quot;-&quot;; [.I270]; [.K270]; [.B41]; [.L270]; [.D270]; [.M270]; [.N270]; [.O270]; [.P270];[.Q270];[.R270];[.S270] )" office:value-type="string" office:string-value="3-1  Tempered Seal [E]               x3 " calcext:value-type="string">
            <text:p>3-1 <text:s/>Tempered Seal [E] <text:s text:c="14"/>x3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4" calcext:value-type="float">
            <text:p>14</text:p>
          </table:table-cell>
          <table:table-cell office:value-type="float" office:value="54" calcext:value-type="float">
            <text:p>54</text:p>
          </table:table-cell>
          <table:table-cell table:style-name="ce9" office:value-type="percentage" office:value="0.64" calcext:value-type="percentage">
            <text:p>6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1]; &quot;-&quot;; [.I271]; [.K271]; [.B42]; [.L271]; [.D271]; [.M271]; [.N271]; [.O271]; [.P271];[.Q271];[.R271];[.S271] )" office:value-type="string" office:string-value="3-9  Authority of Ash and Ember [E]  x3 " calcext:value-type="string">
            <text:p>3-9 <text:s/>Authority of Ash and Ember [E] <text:s/>x3 </text:p>
          </table:table-cell>
          <table:table-cell table:number-columns-repeated="10"/>
          <table:table-cell table:style-name="ce13" table:number-columns-repeated="47"/>
          <table:table-cell table:style-name="ce4" office:value-type="float" office:value="3" calcext:value-type="float">
            <text:p>3</text:p>
          </table:table-cell>
          <table:table-cell table:style-name="ce4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34" office:value-type="percentage" office:value="0.65" calcext:value-type="percentage">
            <text:p>6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2]; &quot;-&quot;; [.I272]; [.K272]; [.B43]; [.L272]; [.D272]; [.M272]; [.N272]; [.O272]; [.P272];[.Q272];[.R272];[.S272] )" office:value-type="string" office:string-value="3-6  Ashen Wings [E]                x12 " calcext:value-type="string">
            <text:p>3-6 <text:s/>Ashen Wings [E] <text:s text:c="15"/>x12 </text:p>
          </table:table-cell>
          <table:table-cell table:number-columns-repeated="10"/>
          <table:table-cell table:style-name="ce13" table:number-columns-repeated="4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6" calcext:value-type="float">
            <text:p>16</text:p>
          </table:table-cell>
          <table:table-cell office:value-type="float" office:value="56" calcext:value-type="float">
            <text:p>56</text:p>
          </table:table-cell>
          <table:table-cell table:style-name="ce9" office:value-type="percentage" office:value="0.66" calcext:value-type="percentage">
            <text:p>6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3]; &quot;-&quot;; [.I273]; [.K273]; [.B44]; [.L273]; [.D273]; [.M273]; [.N273]; [.O273]; [.P273];[.Q273];[.R273];[.S273] )" office:value-type="string" office:string-value="3-30 Vision of Ash                  x12 [65.0% =&gt; 780.0% Perception]" calcext:value-type="string">
            <text:p>3-30 Vision of Ash <text:s text:c="17"/>x12 [65.0% =&gt; 780.0% Perception]</text:p>
          </table:table-cell>
          <table:table-cell table:number-columns-repeated="10"/>
          <table:table-cell table:style-name="ce13" table:number-columns-repeated="41"/>
          <table:table-cell table:number-columns-repeated="6"/>
          <table:table-cell table:style-name="ce4" office:value-type="float" office:value="3" calcext:value-type="float">
            <text:p>3</text:p>
          </table:table-cell>
          <table:table-cell table:style-name="ce4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table:style-name="ce34" office:value-type="percentage" office:value="0.67" calcext:value-type="percentage">
            <text:p>6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4]; &quot;-&quot;; [.I274]; [.K274]; [.B45]; [.L274]; [.D274]; [.M274]; [.N274]; [.O274]; [.P274];[.Q274];[.R274];[.S274] )" office:value-type="string" office:string-value="3-8  Avatar of Ash [E]              x12 [54.0% =&gt; 648.0% Reflexes and Speed]" calcext:value-type="string">
            <text:p>3-8 <text:s/>Avatar of Ash [E] <text:s text:c="13"/>x12 [54.0% =&gt; 648.0% Reflexes and Speed]</text:p>
          </table:table-cell>
          <table:table-cell table:number-columns-repeated="57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table:style-name="ce9" office:value-type="percentage" office:value="0.68" calcext:value-type="percentage">
            <text:p>6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5]; &quot;-&quot;; [.I275]; [.K275]; [.B46]; [.L275]; [.D275]; [.M275]; [.N275]; [.O275]; [.P275];[.Q275];[.R275];[.S275] )" office:value-type="string" office:string-value="3-30 Embered Form                   x10 [85.0% =&gt; 850.0% Damage]" calcext:value-type="string">
            <text:p>3-30 Embered Form <text:s text:c="18"/>x10 [85.0% =&gt; 850.0% Damage]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table:style-name="ce34" office:value-type="percentage" office:value="0.69" calcext:value-type="percentage">
            <text:p>6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number-columns-repeated="12"/>
          <table:table-cell table:style-name="ce9"/>
          <table:table-cell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table:style-name="ce9" office:value-type="percentage" office:value="0.7" calcext:value-type="percentage">
            <text:p>7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&quot;Third: &quot;; [.B48])" office:value-type="string" office:string-value="Third: The Primordial Arbiter" calcext:value-type="string">
            <text:p>Third: The Primordial Arbiter</text:p>
          </table:table-cell>
          <table:table-cell table:number-columns-repeated="11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table:style-name="ce34" office:value-type="percentage" office:value="0.71" calcext:value-type="percentage">
            <text:p>71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H278]; &quot;-&quot;; [.I278]; [.K278]; [.B49]; [.L278]; [.D278]; [.M278]; [.N278]; [.O278]; [.P278];[.Q278];[.R278];[.S278] )" office:value-type="string" office:string-value="3-30 Primordial Shift                x9 " calcext:value-type="string">
            <text:p>3-30 Primordial Shift <text:s text:c="15"/>x9 </text:p>
          </table:table-cell>
          <table:table-cell table:number-columns-repeated="11"/>
          <table:table-cell table:style-name="ce9"/>
          <table:table-cell table:number-columns-repeated="39"/>
          <table:table-cell table:style-name="ce13"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2" calcext:value-type="float">
            <text:p>22</text:p>
          </table:table-cell>
          <table:table-cell office:value-type="float" office:value="62" calcext:value-type="float">
            <text:p>62</text:p>
          </table:table-cell>
          <table:table-cell table:style-name="ce9" office:value-type="percentage" office:value="0.72" calcext:value-type="percentage">
            <text:p>72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79]; &quot;-&quot;; [.I279]; [.K279]; [.B50]; [.L279]; [.D279]; [.M279]; [.N279]; [.O279]; [.P279];[.Q279];[.R279];[.S279] )" office:value-type="string" office:string-value="3-2  Fires of Creation [E]          x13 [61.0% =&gt; 793.0% Resilience, 3.00% mana/health returned]" calcext:value-type="string">
            <text:p>3-2 <text:s/>Fires of Creation [E] <text:s text:c="9"/>x13 [61.0% =&gt; 793.0% Resilience, 3.00% mana/health returned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34" office:value-type="percentage" office:value="0.73" calcext:value-type="percentage">
            <text:p>73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0]; &quot;-&quot;; [.I280]; [.K280]; [.B51]; [.L280]; [.D280]; [.M280]; [.N280]; [.O280]; [.P280];[.Q280];[.R280];[.S280] )" office:value-type="string" office:string-value="3-30 Fabric Tear                     x4 " calcext:value-type="string">
            <text:p>3-30 Fabric Tear <text:s text:c="20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H281]; &quot;-&quot;; [.I281]; [.K281]; [.B52]; [.L281]; [.D281]; [.M281]; [.N281]; [.O281]; [.P281];[.Q281];[.R281];[.S281] )" office:value-type="string" office:string-value="3-30 Reality Warp                    x4 " calcext:value-type="string">
            <text:p>3-30 Reality Warp <text:s text:c="19"/>x4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4" calcext:value-type="float">
            <text:p>24</text:p>
          </table:table-cell>
          <table:table-cell office:value-type="float" office:value="64" calcext:value-type="float">
            <text:p>64</text:p>
          </table:table-cell>
          <table:table-cell table:style-name="ce9" office:value-type="percentage" office:value="0.74" calcext:value-type="percentage">
            <text:p>74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style-name="ce19" table:formula="of:=COM.MICROSOFT.CONCAT([.H282]; &quot;-&quot;; [.I282]; [.K282]; [.B53]; [.L282]; [.D282]; [.M282]; [.N282]; [.O282]; [.P282];[.Q282];[.R282];[.S282]; [.U282];[.V282]; [.W282]; [.X282] )" office:value-type="string" office:string-value="3-30 Primordial Flesh               x14 [50.0% =&gt; 700.0% Resilience, 12.0% =&gt; 168.0% Physical Resistance, 5.0% =&gt; 168.0% Magic Resistance, 20.0% =&gt; 280.0% Health, 2.00% =&gt; 28.00%/minute]" calcext:value-type="string">
            <text:p>3-30 Primordial Flesh <text:s text:c="14"/>x14 [50.0% =&gt; 700.0% Resilience, 12.0% =&gt; 168.0% Physical Resistance, 5.0% =&gt; 168.0% Magic Resistance, 20.0% =&gt; 280.0% Health, 2.00% =&gt; 28.00%/minute]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table:style-name="ce34" office:value-type="percentage" office:value="0.75" calcext:value-type="percentage">
            <text:p>75.00%</text:p>
          </table:table-cell>
          <table:table-cell table:style-name="ce9" office:value-type="percentage" office:value="0.95" calcext:value-type="percentage">
            <text:p>95.00%</text:p>
          </table:table-cell>
          <table:table-cell table:style-name="ce13" table:number-columns-repeated="961"/>
        </table:table-row>
        <table:table-row table:style-name="ro1">
          <table:table-cell table:formula="of:=COM.MICROSOFT.CONCAT([.H283]; &quot;-&quot;; [.I283]; [.K283]; [.B54]; [.L283]; [.D283]; [.M283]; [.N283]; [.O283]; [.P283];[.Q283];[.R283];[.S283] )" office:value-type="string" office:string-value="3-1  Space Manipulation [E]         x13 " calcext:value-type="string">
            <text:p>3-1 <text:s/>Space Manipulation [E] <text:s text:c="8"/>x13 </text:p>
          </table:table-cell>
          <table:table-cell table:number-columns-repeated="10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number-columns-repeated="11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style-name="ce13" table:number-columns-repeated="961"/>
        </table:table-row>
        <table:table-row table:style-name="ro1">
          <table:table-cell table:formula="of:=COM.MICROSOFT.CONCAT([.C285:.F285])" office:value-type="string" office:string-value="Available [2291]: 1" calcext:value-type="string">
            <text:p>Available [2291]: 1</text:p>
          </table:table-cell>
          <table:table-cell table:number-columns-repeated="4"/>
          <table:table-cell office:value-type="string" calcext:value-type="string">
            <text:p>Skills</text:p>
          </table:table-cell>
          <table:table-cell office:value-type="string" calcext:value-type="string">
            <text:p>Award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Spent</text:p>
          </table:table-cell>
          <table:table-cell/>
          <table:table-cell office:value-type="string" calcext:value-type="string">
            <text:p>Available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6" calcext:value-type="float">
            <text:p>26</text:p>
          </table:table-cell>
          <table:table-cell office:value-type="float" office:value="66" calcext:value-type="float">
            <text:p>66</text:p>
          </table:table-cell>
          <table:table-cell table:style-name="ce9" office:value-type="percentage" office:value="0.76" calcext:value-type="percentage">
            <text:p>76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General Skills:</text:p>
          </table:table-cell>
          <table:table-cell table:style-name="ce6" office:value-type="string" calcext:value-type="string">
            <text:p>General Skills: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formula="of:=SUM([.E78:.E166])" office:value-type="float" office:value="2291" calcext:value-type="float">
            <text:p>2291</text:p>
          </table:table-cell>
          <table:table-cell table:formula="of:=FLOOR([.F77]/100)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COUNTIF([.C78:.C166]; &quot;=3&quot;)" office:value-type="float" office:value="22" calcext:value-type="float">
            <text:p>22</text:p>
          </table:table-cell>
          <table:table-cell/>
          <table:table-cell table:formula="of:=[.G77]+[.H77]-[.I77]" office:value-type="float" office:value="1" calcext:value-type="float">
            <text:p>1</text:p>
          </table:table-cell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table:style-name="ce34" office:value-type="percentage" office:value="0.77" calcext:value-type="percentage">
            <text:p>77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78];&quot;-&quot;;[.D78];[.F78];[.B78])" office:value-type="string" office:string-value="1-17 Ashen Limbs" calcext:value-type="string">
            <text:p>1-17 Ashen Limbs</text:p>
          </table:table-cell>
          <table:table-cell table:style-name="ce21" office:value-type="string" calcext:value-type="string">
            <text:p>Ashen Limbs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7" calcext:value-type="float">
            <text:p>17</text:p>
          </table:table-cell>
          <table:table-cell table:formula="of:=[.D78]+([.C78]-1)*20" office:value-type="float" office:value="17" calcext:value-type="float">
            <text:p>17</text:p>
          </table:table-cell>
          <table:table-cell table:formula="of:=IF([.D78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table:number-columns-repeated="2"/>
          <table:table-cell/>
          <table:table-cell table:style-name="ce34"/>
          <table:table-cell table:style-name="ce9"/>
          <table:table-cell table:number-columns-repeated="961"/>
        </table:table-row>
        <table:table-row table:style-name="ro1">
          <table:table-cell table:formula="of:=COM.MICROSOFT.CONCAT([.C79];&quot;-&quot;;[.D79];[.F79];[.B79])" office:value-type="string" office:string-value="1-12 Bulwark of Ash" calcext:value-type="string">
            <text:p>1-12 Bulwark of Ash</text:p>
          </table:table-cell>
          <table:table-cell table:style-name="ce21" office:value-type="string" calcext:value-type="string">
            <text:p>Bulwark of Ash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12" calcext:value-type="float">
            <text:p>12</text:p>
          </table:table-cell>
          <table:table-cell table:formula="of:=[.D79]+([.C79]-1)*20" office:value-type="float" office:value="12" calcext:value-type="float">
            <text:p>12</text:p>
          </table:table-cell>
          <table:table-cell table:formula="of:=IF([.D79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table:style-name="ce9" office:value-type="percentage" office:value="0.78" calcext:value-type="percentage">
            <text:p>78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0];&quot;-&quot;;[.D80];[.F80];[.B80])" office:value-type="string" office:string-value="1-6  Dancing" calcext:value-type="string">
            <text:p>1-6 <text:s/>Dancing</text:p>
          </table:table-cell>
          <table:table-cell office:value-type="string" calcext:value-type="string">
            <text:p>Dancin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0]+([.C80]-1)*20" office:value-type="float" office:value="6" calcext:value-type="float">
            <text:p>6</text:p>
          </table:table-cell>
          <table:table-cell table:formula="of:=IF([.D80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39"/>
          <table:table-cell table:number-columns-repeated="6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table:style-name="ce34" office:value-type="percentage" office:value="0.79" calcext:value-type="percentage">
            <text:p>79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1];&quot;-&quot;;[.D81];[.F81];[.B81])" office:value-type="string" office:string-value="3-24 Deviant of Humanity" calcext:value-type="string">
            <text:p>3-24 Deviant of Humanity</text:p>
          </table:table-cell>
          <table:table-cell office:value-type="string" calcext:value-type="string">
            <text:p>Deviant of Humanity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D81]+([.C81]-1)*20" office:value-type="float" office:value="64" calcext:value-type="float">
            <text:p>64</text:p>
          </table:table-cell>
          <table:table-cell table:formula="of:=IF([.D81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45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table:style-name="ce9" office:value-type="percentage" office:value="0.8" calcext:value-type="percentage">
            <text:p>80.00%</text:p>
          </table:table-cell>
          <table:table-cell table:style-name="ce9" office:value-type="percentage" office:value="0.95" calcext:value-type="percentage">
            <text:p>95.00%</text:p>
          </table:table-cell>
          <table:table-cell table:number-columns-repeated="961"/>
        </table:table-row>
        <table:table-row table:style-name="ro1">
          <table:table-cell table:formula="of:=COM.MICROSOFT.CONCAT([.C82];&quot;-&quot;;[.D82];[.F82];[.B82])" office:value-type="string" office:string-value="1-12 Drill " calcext:value-type="string">
            <text:p>1-12 Drill </text:p>
          </table:table-cell>
          <table:table-cell office:value-type="string" calcext:value-type="string">
            <text:p>Dril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D82]+([.C82]-1)*20" office:value-type="float" office:value="12" calcext:value-type="float">
            <text:p>12</text:p>
          </table:table-cell>
          <table:table-cell table:formula="of:=IF([.D82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3];&quot;-&quot;;[.D83];[.F83];[.B83])" office:value-type="string" office:string-value="1-6  Elos Standard language" calcext:value-type="string">
            <text:p>1-6 <text:s/>Elos Standard language</text:p>
          </table:table-cell>
          <table:table-cell office:value-type="string" calcext:value-type="string">
            <text:p>Elos Standard languag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83]+([.C83]-1)*20" office:value-type="float" office:value="6" calcext:value-type="float">
            <text:p>6</text:p>
          </table:table-cell>
          <table:table-cell table:formula="of:=IF([.D83]&lt;10;&quot;  &quot;; &quot; &quot;)" office:value-type="string" office:string-value="  " calcext:value-type="string">
            <text:p><text:s text:c="2"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4];&quot;-&quot;;[.D84];[.F84];[.B84])" office:value-type="string" office:string-value="1-15 English Language" calcext:value-type="string">
            <text:p>1-15 English Language</text:p>
          </table:table-cell>
          <table:table-cell office:value-type="string" calcext:value-type="string">
            <text:p>English Languag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D84]+([.C84]-1)*20" office:value-type="float" office:value="15" calcext:value-type="float">
            <text:p>15</text:p>
          </table:table-cell>
          <table:table-cell table:formula="of:=IF([.D84]&lt;10;&quot;  &quot;; &quot; &quot;)" office:value-type="string" office:string-value=" " calcext:value-type="string">
            <text:p><text:s/></text:p>
          </table:table-cell>
          <table:table-cell table:number-columns-repeated="6"/>
          <table:table-cell table:style-name="ce9"/>
          <table:table-cell table:number-columns-repeated="1011"/>
        </table:table-row>
        <table:table-row table:style-name="ro1">
          <table:table-cell table:formula="of:=COM.MICROSOFT.CONCAT([.C85];&quot;-&quot;;[.D85];[.F85];[.B85])" office:value-type="string" office:string-value="1-7  Gourmet" calcext:value-type="string">
            <text:p>1-7 <text:s/>Gourmet</text:p>
          </table:table-cell>
          <table:table-cell table:style-name="ce13" office:value-type="string" calcext:value-type="string">
            <text:p>Gourm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" calcext:value-type="float">
            <text:p>7</text:p>
          </table:table-cell>
          <table:table-cell table:style-name="ce13" table:formula="of:=[.D85]+([.C85]-1)*20" office:value-type="float" office:value="7" calcext:value-type="float">
            <text:p>7</text:p>
          </table:table-cell>
          <table:table-cell table:formula="of:=IF([.D85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6];&quot;-&quot;;[.D86];[.F86];[.B86])" office:value-type="string" office:string-value="1-16 Harmony of the Drowned" calcext:value-type="string">
            <text:p>1-16 Harmony of the Drowned</text:p>
          </table:table-cell>
          <table:table-cell table:style-name="ce13" office:value-type="string" calcext:value-type="string">
            <text:p>Harmony of the Drowne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6" calcext:value-type="float">
            <text:p>16</text:p>
          </table:table-cell>
          <table:table-cell table:style-name="ce13" table:formula="of:=[.D86]+([.C86]-1)*20" office:value-type="float" office:value="16" calcext:value-type="float">
            <text:p>16</text:p>
          </table:table-cell>
          <table:table-cell table:formula="of:=IF([.D86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7];&quot;-&quot;;[.D87];[.F87];[.B87])" office:value-type="string" office:string-value="1-11 Heavy Archery" calcext:value-type="string">
            <text:p>1-11 Heavy Archery</text:p>
          </table:table-cell>
          <table:table-cell table:style-name="ce13" office:value-type="string" calcext:value-type="string">
            <text:p>Heavy Arch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87]+([.C87]-1)*20" office:value-type="float" office:value="11" calcext:value-type="float">
            <text:p>11</text:p>
          </table:table-cell>
          <table:table-cell table:formula="of:=IF([.D87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88];&quot;-&quot;;[.D88];[.F88];[.B88])" office:value-type="string" office:string-value="2-2  Identify" calcext:value-type="string">
            <text:p>2-2 <text:s/>Identify</text:p>
          </table:table-cell>
          <table:table-cell table:style-name="ce13" office:value-type="string" calcext:value-type="string">
            <text:p>Identify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table:formula="of:=[.D88]+([.C88]-1)*20" office:value-type="float" office:value="22" calcext:value-type="float">
            <text:p>22</text:p>
          </table:table-cell>
          <table:table-cell table:formula="of:=IF([.D88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44"/>
          <table:table-cell table:formula="of:=VLOOKUP([.BE26])" office:value-type="string" office:string-value="" calcext:value-type="error">
            <text:p>Err:511</text:p>
          </table:table-cell>
          <table:table-cell table:style-name="ce13" table:number-columns-repeated="966"/>
        </table:table-row>
        <table:table-row table:style-name="ro1">
          <table:table-cell/>
          <table:table-cell table:style-name="ce13" table:number-columns-repeated="4"/>
          <table:table-cell table:formula="of:=IF([.D89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90];&quot;-&quot;;[.D90];[.F90];[.B90])" office:value-type="string" office:string-value="3-16 Meditation" calcext:value-type="string">
            <text:p>3-16 Meditation</text:p>
          </table:table-cell>
          <table:table-cell office:value-type="string" calcext:value-type="string">
            <text:p>Meditation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90]+([.C90]-1)*20" office:value-type="float" office:value="56" calcext:value-type="float">
            <text:p>56</text:p>
          </table:table-cell>
          <table:table-cell table:formula="of:=IF([.D90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1];&quot;-&quot;;[.D91];[.F91];[.B91])" office:value-type="string" office:string-value="1-1  Minor Earth Manipulation" calcext:value-type="string">
            <text:p>1-1 <text:s/>Minor Earth Manipulation</text:p>
          </table:table-cell>
          <table:table-cell office:value-type="string" calcext:value-type="string">
            <text:p>Minor Earth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1]+([.C91]-1)*20" office:value-type="float" office:value="1" calcext:value-type="float">
            <text:p>1</text:p>
          </table:table-cell>
          <table:table-cell table:formula="of:=IF([.D91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2];&quot;-&quot;;[.D92];[.F92];[.B92])" office:value-type="string" office:string-value="1-1  Minor Ice Manipulation" calcext:value-type="string">
            <text:p>1-1 <text:s/>Minor Ice Manipulation</text:p>
          </table:table-cell>
          <table:table-cell office:value-type="string" calcext:value-type="string">
            <text:p>Minor Ice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2]+([.C92]-1)*20" office:value-type="float" office:value="1" calcext:value-type="float">
            <text:p>1</text:p>
          </table:table-cell>
          <table:table-cell table:formula="of:=IF([.D92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3];&quot;-&quot;;[.D93];[.F93];[.B93])" office:value-type="string" office:string-value="1-1  Minor Lava Manipulation" calcext:value-type="string">
            <text:p>1-1 <text:s/>Minor Lava Manipulation</text:p>
          </table:table-cell>
          <table:table-cell office:value-type="string" calcext:value-type="string">
            <text:p>Minor Lava Manipulati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D93]+([.C93]-1)*20" office:value-type="float" office:value="1" calcext:value-type="float">
            <text:p>1</text:p>
          </table:table-cell>
          <table:table-cell table:formula="of:=IF([.D93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4];&quot;-&quot;;[.D94];[.F94];[.B94])" office:value-type="string" office:string-value="3-14 Monster Hunter" calcext:value-type="string">
            <text:p>3-14 Monster Hunter</text:p>
          </table:table-cell>
          <table:table-cell office:value-type="string" calcext:value-type="string">
            <text:p>Monster Hunter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D94]+([.C94]-1)*20" office:value-type="float" office:value="54" calcext:value-type="float">
            <text:p>54</text:p>
          </table:table-cell>
          <table:table-cell table:formula="of:=IF([.D94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5];&quot;-&quot;;[.D95];[.F95];[.B95])" office:value-type="string" office:string-value="1-6  Monstrous" calcext:value-type="string">
            <text:p>1-6 <text:s/>Monstrous</text:p>
          </table:table-cell>
          <table:table-cell office:value-type="string" calcext:value-type="string">
            <text:p>Monstrous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95]+([.C95]-1)*20" office:value-type="float" office:value="6" calcext:value-type="float">
            <text:p>6</text:p>
          </table:table-cell>
          <table:table-cell table:formula="of:=IF([.D95]&lt;10;&quot;  &quot;; &quot; &quot;)" office:value-type="string" office:string-value="  " calcext:value-type="string">
            <text:p><text:s text:c="2"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96];&quot;-&quot;;[.D96];[.F96];[.B96])" office:value-type="string" office:string-value="2-10 Oxygen Repository" calcext:value-type="string">
            <text:p>2-10 Oxygen Repository</text:p>
          </table:table-cell>
          <table:table-cell office:value-type="string" calcext:value-type="string">
            <text:p>Oxygen Repository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D96]+([.C96]-1)*20" office:value-type="float" office:value="30" calcext:value-type="float">
            <text:p>30</text:p>
          </table:table-cell>
          <table:table-cell table:formula="of:=IF([.D96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7];&quot;-&quot;;[.D97];[.F97];[.B97])" office:value-type="string" office:string-value="2-13 Sage of Torment" calcext:value-type="string">
            <text:p>2-13 Sage of Torment</text:p>
          </table:table-cell>
          <table:table-cell office:value-type="string" calcext:value-type="string">
            <text:p>Sage of Torment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formula="of:=[.D97]+([.C97]-1)*20" office:value-type="float" office:value="33" calcext:value-type="float">
            <text:p>33</text:p>
          </table:table-cell>
          <table:table-cell table:formula="of:=IF([.D97]&lt;10;&quot;  &quot;; &quot; &quot;)" office:value-type="string" office:string-value=" " calcext:value-type="string">
            <text:p><text:s/></text:p>
          </table:table-cell>
          <table:table-cell table:number-columns-repeated="5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8];&quot;-&quot;;[.D98];[.F98];[.B98])" office:value-type="string" office:string-value="1-12 Soul Perception" calcext:value-type="string">
            <text:p>1-12 Soul Perception</text:p>
          </table:table-cell>
          <table:table-cell table:style-name="ce13" office:value-type="string" calcext:value-type="string">
            <text:p>Soul Percept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2" calcext:value-type="float">
            <text:p>12</text:p>
          </table:table-cell>
          <table:table-cell table:style-name="ce13" table:formula="of:=[.D98]+([.C98]-1)*20" office:value-type="float" office:value="12" calcext:value-type="float">
            <text:p>12</text:p>
          </table:table-cell>
          <table:table-cell table:formula="of:=IF([.D98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99];&quot;-&quot;;[.D99];[.F99];[.B99])" office:value-type="string" office:string-value="1-19 Spear of Ash" calcext:value-type="string">
            <text:p>1-19 Spear of Ash</text:p>
          </table:table-cell>
          <table:table-cell table:style-name="ce13" office:value-type="string" calcext:value-type="string">
            <text:p>Spear of Ash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9" calcext:value-type="float">
            <text:p>19</text:p>
          </table:table-cell>
          <table:table-cell table:style-name="ce13" table:formula="of:=[.D99]+([.C99]-1)*20" office:value-type="float" office:value="19" calcext:value-type="float">
            <text:p>19</text:p>
          </table:table-cell>
          <table:table-cell table:formula="of:=IF([.D99]&lt;10;&quot;  &quot;; &quot; &quot;)" office:value-type="string" office:string-value=" " calcext:value-type="string">
            <text:p><text:s/></text:p>
          </table:table-cell>
          <table:table-cell table:style-name="ce13" table:number-columns-repeated="6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00];&quot;-&quot;;[.D100];[.F100];[.B100])" office:value-type="string" office:string-value="1-9  Teaching" calcext:value-type="string">
            <text:p>1-9 <text:s/>Teaching</text:p>
          </table:table-cell>
          <table:table-cell table:style-name="ce13" office:value-type="string" calcext:value-type="string">
            <text:p>Teach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0]+([.C100]-1)*20" office:value-type="float" office:value="9" calcext:value-type="float">
            <text:p>9</text:p>
          </table:table-cell>
          <table:table-cell table:formula="of:=IF([.D100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1];&quot;-&quot;;[.D101];[.F101];[.B101])" office:value-type="string" office:string-value="1-2  Telepathy" calcext:value-type="string">
            <text:p>1-2 <text:s/>Telepathy</text:p>
          </table:table-cell>
          <table:table-cell table:style-name="ce13" office:value-type="string" calcext:value-type="string">
            <text:p>Telepath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01]+([.C101]-1)*20" office:value-type="float" office:value="2" calcext:value-type="float">
            <text:p>2</text:p>
          </table:table-cell>
          <table:table-cell table:formula="of:=IF([.D101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6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02];&quot;-&quot;;[.D102];[.F102];[.B102])" office:value-type="string" office:string-value="3-30 Veteran" calcext:value-type="string">
            <text:p>3-30 Veteran</text:p>
          </table:table-cell>
          <table:table-cell table:style-name="ce13" office:value-type="string" calcext:value-type="string">
            <text:p>Veter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30" calcext:value-type="float">
            <text:p>30</text:p>
          </table:table-cell>
          <table:table-cell table:style-name="ce13" table:formula="of:=[.D102]+([.C102]-1)*20" office:value-type="float" office:value="70" calcext:value-type="float">
            <text:p>70</text:p>
          </table:table-cell>
          <table:table-cell table:formula="of:=IF([.D102]&lt;10;&quot;  &quot;; &quot; &quot;)" office:value-type="string" office:string-value=" " calcext:value-type="string">
            <text:p><text:s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03];&quot;-&quot;;[.D103];[.F103];[.B103])" office:value-type="string" office:string-value="1-9  Warhammer Mastery" calcext:value-type="string">
            <text:p>1-9 <text:s/>Warhammer Mastery</text:p>
          </table:table-cell>
          <table:table-cell table:style-name="ce13" office:value-type="string" calcext:value-type="string">
            <text:p>Warhammer Mastery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03]+([.C103]-1)*20" office:value-type="float" office:value="9" calcext:value-type="float">
            <text:p>9</text:p>
          </table:table-cell>
          <table:table-cell table:formula="of:=IF([.D103]&lt;10;&quot;  &quot;; &quot; &quot;)" office:value-type="string" office:string-value="  " calcext:value-type="string">
            <text:p><text:s text:c="2"/></text:p>
          </table:table-cell>
          <table:table-cell table:style-name="ce13" table:number-columns-repeated="5"/>
          <table:table-cell/>
          <table:table-cell table:style-name="ce9"/>
          <table:table-cell table:number-columns-repeated="1011"/>
        </table:table-row>
        <table:table-row table:style-name="ro1">
          <table:table-cell table:number-columns-repeated="12"/>
          <table:table-cell table:style-name="ce9"/>
          <table:table-cell table:number-columns-repeated="1011"/>
        </table:table-row>
        <table:table-row table:style-name="ro1">
          <table:table-cell table:formula="of:=[.B105]" office:value-type="string" office:string-value="Resistances:" calcext:value-type="string">
            <text:p>Resistances:</text:p>
          </table:table-cell>
          <table:table-cell table:style-name="ce6" office:value-type="string" calcext:value-type="string">
            <text:p>Resistances:</text:p>
          </table:table-cell>
          <table:table-cell table:number-columns-repeated="10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6];&quot;-&quot;;[.D106];[.F106];&quot; [&quot;; [.G106]; &quot; - &quot;; [.H106]; &quot;] &quot;;[.B106])" office:value-type="string" office:string-value="3-21  [71% - 95%] Arcane Magic Resistance" calcext:value-type="string">
            <text:p>3-21 <text:s/>[71% - 95%] Arcane Magic Resistance</text:p>
          </table:table-cell>
          <table:table-cell office:value-type="string" calcext:value-type="string">
            <text:p>Arcane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table:formula="of:=[.D106]+([.C106]-1)*20" office:value-type="float" office:value="61" calcext:value-type="float">
            <text:p>61</text:p>
          </table:table-cell>
          <table:table-cell table:formula="of:=IF([.D106]&lt;10;&quot;  &quot;; &quot; &quot;)" office:value-type="string" office:string-value=" " calcext:value-type="string">
            <text:p><text:s/></text:p>
          </table:table-cell>
          <table:table-cell table:formula="of:=TEXT(VLOOKUP([.E106];[.$BI$2:.$BK$81];2); &quot;0#%&quot;)" office:value-type="string" office:string-value="71%" calcext:value-type="string">
            <text:p>71%</text:p>
          </table:table-cell>
          <table:table-cell table:formula="of:=TEXT(VLOOKUP([.E106];[.$BI$2:.$BK$81];3);  &quot;0#%&quot;)" office:value-type="string" office:string-value="95%" calcext:value-type="string">
            <text:p>95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7];&quot;-&quot;;[.D107];[.F107];&quot; [&quot;; [.G107]; &quot; - &quot;; [.H107]; &quot;] &quot;;[.B107])" office:value-type="string" office:string-value="2-4   [29% - 48%] Ash Magic Resistance" calcext:value-type="string">
            <text:p>2-4 <text:s text:c="2"/>[29% - 48%] Ash Magic Resistance</text:p>
          </table:table-cell>
          <table:table-cell office:value-type="string" calcext:value-type="string">
            <text:p>As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D107]+([.C107]-1)*20" office:value-type="float" office:value="24" calcext:value-type="float">
            <text:p>24</text:p>
          </table:table-cell>
          <table:table-cell table:formula="of:=IF([.D107]&lt;10;&quot;  &quot;; &quot; &quot;)" office:value-type="string" office:string-value="  " calcext:value-type="string">
            <text:p><text:s text:c="2"/></text:p>
          </table:table-cell>
          <table:table-cell table:formula="of:=TEXT(VLOOKUP([.E107];[.$BI$2:.$BK$81];2); &quot;0#%&quot;)" office:value-type="string" office:string-value="29%" calcext:value-type="string">
            <text:p>29%</text:p>
          </table:table-cell>
          <table:table-cell table:formula="of:=TEXT(VLOOKUP([.E107];[.$BI$2:.$BK$81];3);  &quot;0#%&quot;)" office:value-type="string" office:string-value="48%" calcext:value-type="string">
            <text:p>4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8];&quot;-&quot;;[.D108];[.F108];&quot; [&quot;; [.G108]; &quot; - &quot;; [.H108]; &quot;] &quot;;[.B108])" office:value-type="string" office:string-value="2-20  [45% - 80%] Astral Magic Resistance" calcext:value-type="string">
            <text:p>2-20 <text:s/>[45% - 80%] Astral Magic Resistance</text:p>
          </table:table-cell>
          <table:table-cell office:value-type="string" calcext:value-type="string">
            <text:p>Astral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08]+([.C108]-1)*20" office:value-type="float" office:value="40" calcext:value-type="float">
            <text:p>40</text:p>
          </table:table-cell>
          <table:table-cell table:formula="of:=IF([.D108]&lt;10;&quot;  &quot;; &quot; &quot;)" office:value-type="string" office:string-value=" " calcext:value-type="string">
            <text:p><text:s/></text:p>
          </table:table-cell>
          <table:table-cell table:formula="of:=TEXT(VLOOKUP([.E108];[.$BI$2:.$BK$81];2); &quot;0#%&quot;)" office:value-type="string" office:string-value="45%" calcext:value-type="string">
            <text:p>45%</text:p>
          </table:table-cell>
          <table:table-cell table:formula="of:=TEXT(VLOOKUP([.E108];[.$BI$2:.$BK$81];3);  &quot;0#%&quot;)" office:value-type="string" office:string-value="80%" calcext:value-type="string">
            <text:p>80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09];&quot;-&quot;;[.D109];[.F109];&quot; [&quot;; [.G109]; &quot; - &quot;; [.H109]; &quot;] &quot;;[.B109])" office:value-type="string" office:string-value="3-7   [57% - 94%] Blast Resistance" calcext:value-type="string">
            <text:p>3-7 <text:s text:c="2"/>[57% - 94%] Blast Resistance</text:p>
          </table:table-cell>
          <table:table-cell office:value-type="string" calcext:value-type="string">
            <text:p>Blas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09]+([.C109]-1)*20" office:value-type="float" office:value="47" calcext:value-type="float">
            <text:p>47</text:p>
          </table:table-cell>
          <table:table-cell table:formula="of:=IF([.D109]&lt;10;&quot;  &quot;; &quot; &quot;)" office:value-type="string" office:string-value="  " calcext:value-type="string">
            <text:p><text:s text:c="2"/></text:p>
          </table:table-cell>
          <table:table-cell table:formula="of:=TEXT(VLOOKUP([.E109];[.$BI$2:.$BK$81];2); &quot;0#%&quot;)" office:value-type="string" office:string-value="57%" calcext:value-type="string">
            <text:p>57%</text:p>
          </table:table-cell>
          <table:table-cell table:formula="of:=TEXT(VLOOKUP([.E109];[.$BI$2:.$BK$81];3);  &quot;0#%&quot;)" office:value-type="string" office:string-value="94%" calcext:value-type="string">
            <text:p>94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10];&quot;-&quot;;[.D110];[.F110];&quot; [&quot;; [.G110]; &quot; - &quot;; [.H110]; &quot;] &quot;;[.B110])" office:value-type="string" office:string-value="2-2   [27% - 44%] Blight Resistance" calcext:value-type="string">
            <text:p>2-2 <text:s text:c="2"/>[27% - 44%] Blight Resistance</text:p>
          </table:table-cell>
          <table:table-cell office:value-type="string" calcext:value-type="string">
            <text:p>Blight Resistance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D110]+([.C110]-1)*20" office:value-type="float" office:value="22" calcext:value-type="float">
            <text:p>22</text:p>
          </table:table-cell>
          <table:table-cell table:formula="of:=IF([.D110]&lt;10;&quot;  &quot;; &quot; &quot;)" office:value-type="string" office:string-value="  " calcext:value-type="string">
            <text:p><text:s text:c="2"/></text:p>
          </table:table-cell>
          <table:table-cell table:formula="of:=TEXT(VLOOKUP([.E110];[.$BI$2:.$BK$81];2); &quot;0#%&quot;)" office:value-type="string" office:string-value="27%" calcext:value-type="string">
            <text:p>27%</text:p>
          </table:table-cell>
          <table:table-cell table:formula="of:=TEXT(VLOOKUP([.E110];[.$BI$2:.$BK$81];3);  &quot;0#%&quot;)" office:value-type="string" office:string-value="44%" calcext:value-type="string">
            <text:p>4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1];&quot;-&quot;;[.D111];[.F111];&quot; [&quot;; [.G111]; &quot; - &quot;; [.H111]; &quot;] &quot;;[.B111])" office:value-type="string" office:string-value="3-18  [68% - 95%] Blood Magic Resistance" calcext:value-type="string">
            <text:p>3-18 <text:s/>[68% - 95%] Blood Magic Resistance</text:p>
          </table:table-cell>
          <table:table-cell table:style-name="ce13" office:value-type="string" calcext:value-type="string">
            <text:p>Bl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1]+([.C111]-1)*20" office:value-type="float" office:value="58" calcext:value-type="float">
            <text:p>58</text:p>
          </table:table-cell>
          <table:table-cell table:formula="of:=IF([.D111]&lt;10;&quot;  &quot;; &quot; &quot;)" office:value-type="string" office:string-value=" " calcext:value-type="string">
            <text:p><text:s/></text:p>
          </table:table-cell>
          <table:table-cell table:formula="of:=TEXT(VLOOKUP([.E111];[.$BI$2:.$BK$81];2); &quot;0#%&quot;)" office:value-type="string" office:string-value="68%" calcext:value-type="string">
            <text:p>68%</text:p>
          </table:table-cell>
          <table:table-cell table:formula="of:=TEXT(VLOOKUP([.E11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2];&quot;-&quot;;[.D112];[.F112];&quot; [&quot;; [.G112]; &quot; - &quot;; [.H112]; &quot;] &quot;;[.B112])" office:value-type="string" office:string-value="2-20  [45% - 80%] Blood Manipulation Resistance" calcext:value-type="string">
            <text:p>2-20 <text:s/>[45% - 80%] Blood Manipulation Resistance</text:p>
          </table:table-cell>
          <table:table-cell table:style-name="ce13" office:value-type="string" calcext:value-type="string">
            <text:p>Blood Manipulat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2]+([.C112]-1)*20" office:value-type="float" office:value="40" calcext:value-type="float">
            <text:p>40</text:p>
          </table:table-cell>
          <table:table-cell table:formula="of:=IF([.D112]&lt;10;&quot;  &quot;; &quot; &quot;)" office:value-type="string" office:string-value=" " calcext:value-type="string">
            <text:p><text:s/></text:p>
          </table:table-cell>
          <table:table-cell table:formula="of:=TEXT(VLOOKUP([.E112];[.$BI$2:.$BK$81];2); &quot;0#%&quot;)" office:value-type="string" office:string-value="45%" calcext:value-type="string">
            <text:p>45%</text:p>
          </table:table-cell>
          <table:table-cell table:formula="of:=TEXT(VLOOKUP([.E11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3];&quot;-&quot;;[.D113];[.F113];&quot; [&quot;; [.G113]; &quot; - &quot;; [.H113]; &quot;] &quot;;[.B113])" office:value-type="string" office:string-value="2-18  [43% - 76%] Bone Magic Resistance" calcext:value-type="string">
            <text:p>2-18 <text:s/>[43% - 76%] Bone Magic Resistance</text:p>
          </table:table-cell>
          <table:table-cell table:style-name="ce13" office:value-type="string" calcext:value-type="string">
            <text:p>Bon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13]+([.C113]-1)*20" office:value-type="float" office:value="38" calcext:value-type="float">
            <text:p>38</text:p>
          </table:table-cell>
          <table:table-cell table:formula="of:=IF([.D113]&lt;10;&quot;  &quot;; &quot; &quot;)" office:value-type="string" office:string-value=" " calcext:value-type="string">
            <text:p><text:s/></text:p>
          </table:table-cell>
          <table:table-cell table:formula="of:=TEXT(VLOOKUP([.E113];[.$BI$2:.$BK$81];2); &quot;0#%&quot;)" office:value-type="string" office:string-value="43%" calcext:value-type="string">
            <text:p>43%</text:p>
          </table:table-cell>
          <table:table-cell table:formula="of:=TEXT(VLOOKUP([.E113];[.$BI$2:.$BK$81];3);  &quot;0#%&quot;)" office:value-type="string" office:string-value="76%" calcext:value-type="string">
            <text:p>7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4];&quot;-&quot;;[.D114];[.F114];&quot; [&quot;; [.G114]; &quot; - &quot;; [.H114]; &quot;] &quot;;[.B114])" office:value-type="string" office:string-value="2-20  [45% - 80%] Corrosion Resistance" calcext:value-type="string">
            <text:p>2-20 <text:s/>[45% - 80%] Corrosion Resistance</text:p>
          </table:table-cell>
          <table:table-cell table:style-name="ce13" office:value-type="string" calcext:value-type="string">
            <text:p>Corrosio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4]+([.C114]-1)*20" office:value-type="float" office:value="40" calcext:value-type="float">
            <text:p>40</text:p>
          </table:table-cell>
          <table:table-cell table:formula="of:=IF([.D114]&lt;10;&quot;  &quot;; &quot; &quot;)" office:value-type="string" office:string-value=" " calcext:value-type="string">
            <text:p><text:s/></text:p>
          </table:table-cell>
          <table:table-cell table:formula="of:=TEXT(VLOOKUP([.E114];[.$BI$2:.$BK$81];2); &quot;0#%&quot;)" office:value-type="string" office:string-value="45%" calcext:value-type="string">
            <text:p>45%</text:p>
          </table:table-cell>
          <table:table-cell table:formula="of:=TEXT(VLOOKUP([.E114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5];&quot;-&quot;;[.D115];[.F115];&quot; [&quot;; [.G115]; &quot; - &quot;; [.H115]; &quot;] &quot;;[.B115])" office:value-type="string" office:string-value="2-15  [40% - 70%] Crystal Resistance" calcext:value-type="string">
            <text:p>2-15 <text:s/>[40% - 70%] Crystal Resistance</text:p>
          </table:table-cell>
          <table:table-cell table:style-name="ce13" office:value-type="string" calcext:value-type="string">
            <text:p>Crystal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5" calcext:value-type="float">
            <text:p>15</text:p>
          </table:table-cell>
          <table:table-cell table:style-name="ce13" table:formula="of:=[.D115]+([.C115]-1)*20" office:value-type="float" office:value="35" calcext:value-type="float">
            <text:p>35</text:p>
          </table:table-cell>
          <table:table-cell table:formula="of:=IF([.D115]&lt;10;&quot;  &quot;; &quot; &quot;)" office:value-type="string" office:string-value=" " calcext:value-type="string">
            <text:p><text:s/></text:p>
          </table:table-cell>
          <table:table-cell table:formula="of:=TEXT(VLOOKUP([.E115];[.$BI$2:.$BK$81];2); &quot;0#%&quot;)" office:value-type="string" office:string-value="40%" calcext:value-type="string">
            <text:p>40%</text:p>
          </table:table-cell>
          <table:table-cell table:formula="of:=TEXT(VLOOKUP([.E115];[.$BI$2:.$BK$81];3);  &quot;0#%&quot;)" office:value-type="string" office:string-value="70%" calcext:value-type="string">
            <text:p>7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16];&quot;-&quot;;[.D116];[.F116];&quot; [&quot;; [.G116]; &quot; - &quot;; [.H116]; &quot;] &quot;;[.B116])" office:value-type="string" office:string-value="2-20  [45% - 80%] Curse Resistance" calcext:value-type="string">
            <text:p>2-20 <text:s/>[45% - 80%] Curse Resistance</text:p>
          </table:table-cell>
          <table:table-cell table:style-name="ce13" office:value-type="string" calcext:value-type="string">
            <text:p>Curs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16]+([.C116]-1)*20" office:value-type="float" office:value="40" calcext:value-type="float">
            <text:p>40</text:p>
          </table:table-cell>
          <table:table-cell table:formula="of:=IF([.D116]&lt;10;&quot;  &quot;; &quot; &quot;)" office:value-type="string" office:string-value=" " calcext:value-type="string">
            <text:p><text:s/></text:p>
          </table:table-cell>
          <table:table-cell table:formula="of:=TEXT(VLOOKUP([.E116];[.$BI$2:.$BK$81];2); &quot;0#%&quot;)" office:value-type="string" office:string-value="45%" calcext:value-type="string">
            <text:p>45%</text:p>
          </table:table-cell>
          <table:table-cell table:formula="of:=TEXT(VLOOKUP([.E11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8];&quot;-&quot;;[.D118];[.F118];&quot; [&quot;; [.G118]; &quot; - &quot;; [.H118]; &quot;] &quot;;[.B118])" office:value-type="string" office:string-value="2-7   [32% - 54%] Dark Magic Resistance" calcext:value-type="string">
            <text:p>2-7 <text:s text:c="2"/>[32% - 54%] Dark Magic Resistance</text:p>
          </table:table-cell>
          <table:table-cell office:value-type="string" calcext:value-type="string">
            <text:p>Dark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[.D118]+([.C118]-1)*20" office:value-type="float" office:value="27" calcext:value-type="float">
            <text:p>27</text:p>
          </table:table-cell>
          <table:table-cell table:formula="of:=IF([.D118]&lt;10;&quot;  &quot;; &quot; &quot;)" office:value-type="string" office:string-value="  " calcext:value-type="string">
            <text:p><text:s text:c="2"/></text:p>
          </table:table-cell>
          <table:table-cell table:formula="of:=TEXT(VLOOKUP([.E118];[.$BI$2:.$BK$81];2); &quot;0#%&quot;)" office:value-type="string" office:string-value="32%" calcext:value-type="string">
            <text:p>32%</text:p>
          </table:table-cell>
          <table:table-cell table:formula="of:=TEXT(VLOOKUP([.E118];[.$BI$2:.$BK$81];3);  &quot;0#%&quot;)" office:value-type="string" office:string-value="54%" calcext:value-type="string">
            <text:p>5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19];&quot;-&quot;;[.D119];[.F119];&quot; [&quot;; [.G119]; &quot; - &quot;; [.H119]; &quot;] &quot;;[.B119])" office:value-type="string" office:string-value="2-20  [45% - 80%] Death Magic Resistance" calcext:value-type="string">
            <text:p>2-20 <text:s/>[45% - 80%] Death Magic Resistance</text:p>
          </table:table-cell>
          <table:table-cell office:value-type="string" calcext:value-type="string">
            <text:p>Death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19]+([.C119]-1)*20" office:value-type="float" office:value="40" calcext:value-type="float">
            <text:p>40</text:p>
          </table:table-cell>
          <table:table-cell table:formula="of:=IF([.D119]&lt;10;&quot;  &quot;; &quot; &quot;)" office:value-type="string" office:string-value=" " calcext:value-type="string">
            <text:p><text:s/></text:p>
          </table:table-cell>
          <table:table-cell table:formula="of:=TEXT(VLOOKUP([.E119];[.$BI$2:.$BK$81];2); &quot;0#%&quot;)" office:value-type="string" office:string-value="45%" calcext:value-type="string">
            <text:p>45%</text:p>
          </table:table-cell>
          <table:table-cell table:formula="of:=TEXT(VLOOKUP([.E11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20];&quot;-&quot;;[.D120];[.F120];&quot; [&quot;; [.G120]; &quot; - &quot;; [.H120]; &quot;] &quot;;[.B120])" office:value-type="string" office:string-value="2-8   [33% - 56%] Devour Resistance" calcext:value-type="string">
            <text:p>2-8 <text:s text:c="2"/>[33% - 56%] Devour Resistance</text:p>
          </table:table-cell>
          <table:table-cell office:value-type="string" calcext:value-type="string">
            <text:p>Devour Resistance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D120]+([.C120]-1)*20" office:value-type="float" office:value="28" calcext:value-type="float">
            <text:p>28</text:p>
          </table:table-cell>
          <table:table-cell table:formula="of:=IF([.D120]&lt;10;&quot;  &quot;; &quot; &quot;)" office:value-type="string" office:string-value="  " calcext:value-type="string">
            <text:p><text:s text:c="2"/></text:p>
          </table:table-cell>
          <table:table-cell table:formula="of:=TEXT(VLOOKUP([.E120];[.$BI$2:.$BK$81];2); &quot;0#%&quot;)" office:value-type="string" office:string-value="33%" calcext:value-type="string">
            <text:p>33%</text:p>
          </table:table-cell>
          <table:table-cell table:formula="of:=TEXT(VLOOKUP([.E120];[.$BI$2:.$BK$81];3);  &quot;0#%&quot;)" office:value-type="string" office:string-value="56%" calcext:value-type="string">
            <text:p>56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21];&quot;-&quot;;[.D121];[.F121];&quot; [&quot;; [.G121]; &quot; - &quot;; [.H121]; &quot;] &quot;;[.B121])" office:value-type="string" office:string-value="2-3   [28% - 46%] Diamond Magic Resistance" calcext:value-type="string">
            <text:p>2-3 <text:s text:c="2"/>[28% - 46%] Diamond Magic Resistance</text:p>
          </table:table-cell>
          <table:table-cell office:value-type="string" calcext:value-type="string">
            <text:p>Diamon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[.D121]+([.C121]-1)*20" office:value-type="float" office:value="23" calcext:value-type="float">
            <text:p>23</text:p>
          </table:table-cell>
          <table:table-cell table:formula="of:=IF([.D121]&lt;10;&quot;  &quot;; &quot; &quot;)" office:value-type="string" office:string-value="  " calcext:value-type="string">
            <text:p><text:s text:c="2"/></text:p>
          </table:table-cell>
          <table:table-cell table:formula="of:=TEXT(VLOOKUP([.E121];[.$BI$2:.$BK$81];2); &quot;0#%&quot;)" office:value-type="string" office:string-value="28%" calcext:value-type="string">
            <text:p>28%</text:p>
          </table:table-cell>
          <table:table-cell table:formula="of:=TEXT(VLOOKUP([.E121];[.$BI$2:.$BK$81];3);  &quot;0#%&quot;)" office:value-type="string" office:string-value="46%" calcext:value-type="string">
            <text:p>46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2];&quot;-&quot;;[.D122];[.F122];&quot; [&quot;; [.G122]; &quot; - &quot;; [.H122]; &quot;] &quot;;[.B122])" office:value-type="string" office:string-value="1-10  [10% - 20%] Divination Magic Resistance" calcext:value-type="string">
            <text:p>1-10 <text:s/>[10% - 20%] Divination Magic Resistance</text:p>
          </table:table-cell>
          <table:table-cell office:value-type="string" calcext:value-type="string">
            <text:p>Divinatio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D122]+([.C122]-1)*20" office:value-type="float" office:value="10" calcext:value-type="float">
            <text:p>10</text:p>
          </table:table-cell>
          <table:table-cell table:formula="of:=IF([.D122]&lt;10;&quot;  &quot;; &quot; &quot;)" office:value-type="string" office:string-value=" " calcext:value-type="string">
            <text:p><text:s/></text:p>
          </table:table-cell>
          <table:table-cell table:formula="of:=TEXT(VLOOKUP([.E122];[.$BI$2:.$BK$81];2); &quot;0#%&quot;)" office:value-type="string" office:string-value="10%" calcext:value-type="string">
            <text:p>10%</text:p>
          </table:table-cell>
          <table:table-cell table:formula="of:=TEXT(VLOOKUP([.E122];[.$BI$2:.$BK$81];3);  &quot;0#%&quot;)" office:value-type="string" office:string-value="20%" calcext:value-type="string">
            <text:p>20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3];&quot;-&quot;;[.D123];[.F123];&quot; [&quot;; [.G123]; &quot; - &quot;; [.H123]; &quot;] &quot;;[.B123])" office:value-type="string" office:string-value="1-6   [07% - 12%] Dust Magic Resistance" calcext:value-type="string">
            <text:p>1-6 <text:s text:c="2"/>[07% - 12%] Dust Magic Resistance</text:p>
          </table:table-cell>
          <table:table-cell office:value-type="string" calcext:value-type="string">
            <text:p>Dust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D123]+([.C123]-1)*20" office:value-type="float" office:value="6" calcext:value-type="float">
            <text:p>6</text:p>
          </table:table-cell>
          <table:table-cell table:formula="of:=IF([.D123]&lt;10;&quot;  &quot;; &quot; &quot;)" office:value-type="string" office:string-value="  " calcext:value-type="string">
            <text:p><text:s text:c="2"/></text:p>
          </table:table-cell>
          <table:table-cell table:formula="of:=TEXT(VLOOKUP([.E123];[.$BI$2:.$BK$81];2); &quot;0#%&quot;)" office:value-type="string" office:string-value="07%" calcext:value-type="string">
            <text:p>07%</text:p>
          </table:table-cell>
          <table:table-cell table:formula="of:=TEXT(VLOOKUP([.E123];[.$BI$2:.$BK$81];3);  &quot;0#%&quot;)" office:value-type="string" office:string-value="12%" calcext:value-type="string">
            <text:p>1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4];&quot;-&quot;;[.D124];[.F124];&quot; [&quot;; [.G124]; &quot; - &quot;; [.H124]; &quot;] &quot;;[.B124])" office:value-type="string" office:string-value="3-6   [56% - 92%] Earth Resistance" calcext:value-type="string">
            <text:p>3-6 <text:s text:c="2"/>[56% - 92%] Earth Resistance</text:p>
          </table:table-cell>
          <table:table-cell office:value-type="string" calcext:value-type="string">
            <text:p>Earth Resistanc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D124]+([.C124]-1)*20" office:value-type="float" office:value="46" calcext:value-type="float">
            <text:p>46</text:p>
          </table:table-cell>
          <table:table-cell table:formula="of:=IF([.D124]&lt;10;&quot;  &quot;; &quot; &quot;)" office:value-type="string" office:string-value="  " calcext:value-type="string">
            <text:p><text:s text:c="2"/></text:p>
          </table:table-cell>
          <table:table-cell table:formula="of:=TEXT(VLOOKUP([.E124];[.$BI$2:.$BK$81];2); &quot;0#%&quot;)" office:value-type="string" office:string-value="56%" calcext:value-type="string">
            <text:p>56%</text:p>
          </table:table-cell>
          <table:table-cell table:formula="of:=TEXT(VLOOKUP([.E124];[.$BI$2:.$BK$81];3);  &quot;0#%&quot;)" office:value-type="string" office:string-value="92%" calcext:value-type="string">
            <text:p>9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5];&quot;-&quot;;[.D125];[.F125];&quot; [&quot;; [.G125]; &quot; - &quot;; [.H125]; &quot;] &quot;;[.B125])" office:value-type="string" office:string-value="2-1   [26% - 42%] Emerald Magic Resistance" calcext:value-type="string">
            <text:p>2-1 <text:s text:c="2"/>[26% - 42%] Emerald Magic Resistance</text:p>
          </table:table-cell>
          <table:table-cell office:value-type="string" calcext:value-type="string">
            <text:p>Emerald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D125]+([.C125]-1)*20" office:value-type="float" office:value="21" calcext:value-type="float">
            <text:p>21</text:p>
          </table:table-cell>
          <table:table-cell table:formula="of:=IF([.D125]&lt;10;&quot;  &quot;; &quot; &quot;)" office:value-type="string" office:string-value="  " calcext:value-type="string">
            <text:p><text:s text:c="2"/></text:p>
          </table:table-cell>
          <table:table-cell table:formula="of:=TEXT(VLOOKUP([.E125];[.$BI$2:.$BK$81];2); &quot;0#%&quot;)" office:value-type="string" office:string-value="26%" calcext:value-type="string">
            <text:p>26%</text:p>
          </table:table-cell>
          <table:table-cell table:formula="of:=TEXT(VLOOKUP([.E125];[.$BI$2:.$BK$81];3);  &quot;0#%&quot;)" office:value-type="string" office:string-value="42%" calcext:value-type="string">
            <text:p>42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26];&quot;-&quot;;[.D126];[.F126];&quot; [&quot;; [.G126]; &quot; - &quot;; [.H126]; &quot;] &quot;;[.B126])" office:value-type="string" office:string-value="2-1   [26% - 42%] Fear Resistance" calcext:value-type="string">
            <text:p>2-1 <text:s text:c="2"/>[26% - 42%] Fear Resistance</text:p>
          </table:table-cell>
          <table:table-cell table:style-name="ce13" office:value-type="string" calcext:value-type="string">
            <text:p>Fear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table:formula="of:=[.D126]+([.C126]-1)*20" office:value-type="float" office:value="21" calcext:value-type="float">
            <text:p>21</text:p>
          </table:table-cell>
          <table:table-cell table:formula="of:=IF([.D126]&lt;10;&quot;  &quot;; &quot; &quot;)" office:value-type="string" office:string-value="  " calcext:value-type="string">
            <text:p><text:s text:c="2"/></text:p>
          </table:table-cell>
          <table:table-cell table:formula="of:=TEXT(VLOOKUP([.E126];[.$BI$2:.$BK$81];2); &quot;0#%&quot;)" office:value-type="string" office:string-value="26%" calcext:value-type="string">
            <text:p>26%</text:p>
          </table:table-cell>
          <table:table-cell table:formula="of:=TEXT(VLOOKUP([.E126];[.$BI$2:.$BK$81];3);  &quot;0#%&quot;)" office:value-type="string" office:string-value="42%" calcext:value-type="string">
            <text:p>4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7];&quot;-&quot;;[.D127];[.F127];&quot; [&quot;; [.G127]; &quot; - &quot;; [.H127]; &quot;] &quot;;[.B127])" office:value-type="string" office:string-value="1-11  [11% - 22%] Flesh Magic Resistance" calcext:value-type="string">
            <text:p>1-11 <text:s/>[11% - 22%] Flesh Magic Resistance</text:p>
          </table:table-cell>
          <table:table-cell table:style-name="ce13" office:value-type="string" calcext:value-type="string">
            <text:p>Flesh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1" calcext:value-type="float">
            <text:p>11</text:p>
          </table:table-cell>
          <table:table-cell table:style-name="ce13" table:formula="of:=[.D127]+([.C127]-1)*20" office:value-type="float" office:value="11" calcext:value-type="float">
            <text:p>11</text:p>
          </table:table-cell>
          <table:table-cell table:formula="of:=IF([.D127]&lt;10;&quot;  &quot;; &quot; &quot;)" office:value-type="string" office:string-value=" " calcext:value-type="string">
            <text:p><text:s/></text:p>
          </table:table-cell>
          <table:table-cell table:formula="of:=TEXT(VLOOKUP([.E127];[.$BI$2:.$BK$81];2); &quot;0#%&quot;)" office:value-type="string" office:string-value="11%" calcext:value-type="string">
            <text:p>11%</text:p>
          </table:table-cell>
          <table:table-cell table:formula="of:=TEXT(VLOOKUP([.E127];[.$BI$2:.$BK$81];3);  &quot;0#%&quot;)" office:value-type="string" office:string-value="22%" calcext:value-type="string">
            <text:p>22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8];&quot;-&quot;;[.D128];[.F128];&quot; [&quot;; [.G128]; &quot; - &quot;; [.H128]; &quot;] &quot;;[.B128])" office:value-type="string" office:string-value="1-1   [05% - 05%] Gold Magic Resistance" calcext:value-type="string">
            <text:p>1-1 <text:s text:c="2"/>[05% - 05%] Gold Magic Resistance</text:p>
          </table:table-cell>
          <table:table-cell table:style-name="ce13" office:value-type="string" calcext:value-type="string">
            <text:p>Gold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28]+([.C128]-1)*20" office:value-type="float" office:value="1" calcext:value-type="float">
            <text:p>1</text:p>
          </table:table-cell>
          <table:table-cell table:formula="of:=IF([.D128]&lt;10;&quot;  &quot;; &quot; &quot;)" office:value-type="string" office:string-value="  " calcext:value-type="string">
            <text:p><text:s text:c="2"/></text:p>
          </table:table-cell>
          <table:table-cell table:formula="of:=TEXT(VLOOKUP([.E128];[.$BI$2:.$BK$81];2); &quot;0#%&quot;)" office:value-type="string" office:string-value="05%" calcext:value-type="string">
            <text:p>05%</text:p>
          </table:table-cell>
          <table:table-cell table:formula="of:=TEXT(VLOOKUP([.E128];[.$BI$2:.$BK$81];3);  &quot;0#%&quot;)" office:value-type="string" office:string-value="05%" calcext:value-type="string">
            <text:p>05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29];&quot;-&quot;;[.D129];[.F129];&quot; [&quot;; [.G129]; &quot; - &quot;; [.H129]; &quot;] &quot;;[.B129])" office:value-type="string" office:string-value="2-20  [45% - 80%] Gravity Magic Resistance" calcext:value-type="string">
            <text:p>2-20 <text:s/>[45% - 80%] Gravity Magic Resistance</text:p>
          </table:table-cell>
          <table:table-cell table:style-name="ce13" office:value-type="string" calcext:value-type="string">
            <text:p>Gravity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29]+([.C129]-1)*20" office:value-type="float" office:value="40" calcext:value-type="float">
            <text:p>40</text:p>
          </table:table-cell>
          <table:table-cell table:formula="of:=IF([.D129]&lt;10;&quot;  &quot;; &quot; &quot;)" office:value-type="string" office:string-value=" " calcext:value-type="string">
            <text:p><text:s/></text:p>
          </table:table-cell>
          <table:table-cell table:formula="of:=TEXT(VLOOKUP([.E129];[.$BI$2:.$BK$81];2); &quot;0#%&quot;)" office:value-type="string" office:string-value="45%" calcext:value-type="string">
            <text:p>45%</text:p>
          </table:table-cell>
          <table:table-cell table:formula="of:=TEXT(VLOOKUP([.E129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30];&quot;-&quot;;[.D130];[.F130];&quot; [&quot;; [.G130]; &quot; - &quot;; [.H130]; &quot;] &quot;;[.B130])" office:value-type="string" office:string-value="2-20  [45% - 80%] Health Drain Resistance" calcext:value-type="string">
            <text:p>2-20 <text:s/>[45% - 80%] Health Drain Resistance</text:p>
          </table:table-cell>
          <table:table-cell table:style-name="ce13" office:value-type="string" calcext:value-type="string">
            <text:p>Health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0]+([.C130]-1)*20" office:value-type="float" office:value="40" calcext:value-type="float">
            <text:p>40</text:p>
          </table:table-cell>
          <table:table-cell table:formula="of:=IF([.D130]&lt;10;&quot;  &quot;; &quot; &quot;)" office:value-type="string" office:string-value=" " calcext:value-type="string">
            <text:p><text:s/></text:p>
          </table:table-cell>
          <table:table-cell table:formula="of:=TEXT(VLOOKUP([.E130];[.$BI$2:.$BK$81];2); &quot;0#%&quot;)" office:value-type="string" office:string-value="45%" calcext:value-type="string">
            <text:p>45%</text:p>
          </table:table-cell>
          <table:table-cell table:formula="of:=TEXT(VLOOKUP([.E130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/>
          <table:table-cell table:style-name="ce9"/>
          <table:table-cell table:number-columns-repeated="39"/>
          <table:table-cell table:style-name="ce13" table:number-columns-repeated="972"/>
        </table:table-row>
        <table:table-row table:style-name="ro1">
          <table:table-cell table:formula="of:=COM.MICROSOFT.CONCAT([.C131];&quot;-&quot;;[.D131];[.F131];&quot; [&quot;; [.G131]; &quot; - &quot;; [.H131]; &quot;] &quot;;[.B131])" office:value-type="string" office:string-value="3-23  [73% - 95%] Heat Resistance" calcext:value-type="string">
            <text:p>3-23 <text:s/>[73% - 95%] Heat Resistance</text:p>
          </table:table-cell>
          <table:table-cell table:style-name="ce13" office:value-type="string" calcext:value-type="string">
            <text:p>Heat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3" calcext:value-type="float">
            <text:p>23</text:p>
          </table:table-cell>
          <table:table-cell table:style-name="ce13" table:formula="of:=[.D131]+([.C131]-1)*20" office:value-type="float" office:value="63" calcext:value-type="float">
            <text:p>63</text:p>
          </table:table-cell>
          <table:table-cell table:formula="of:=IF([.D131]&lt;10;&quot;  &quot;; &quot; &quot;)" office:value-type="string" office:string-value=" " calcext:value-type="string">
            <text:p><text:s/></text:p>
          </table:table-cell>
          <table:table-cell table:formula="of:=TEXT(VLOOKUP([.E131];[.$BI$2:.$BK$81];2); &quot;0#%&quot;)" office:value-type="string" office:string-value="73%" calcext:value-type="string">
            <text:p>73%</text:p>
          </table:table-cell>
          <table:table-cell table:formula="of:=TEXT(VLOOKUP([.E131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2];&quot;-&quot;;[.D132];[.F132];&quot; [&quot;; [.G132]; &quot; - &quot;; [.H132]; &quot;] &quot;;[.B132])" office:value-type="string" office:string-value="2-20  [45% - 80%] Ice Resistance" calcext:value-type="string">
            <text:p>2-20 <text:s/>[45% - 80%] Ice Resistance</text:p>
          </table:table-cell>
          <table:table-cell table:style-name="ce13" office:value-type="string" calcext:value-type="string">
            <text:p>Ice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32]+([.C132]-1)*20" office:value-type="float" office:value="40" calcext:value-type="float">
            <text:p>40</text:p>
          </table:table-cell>
          <table:table-cell table:formula="of:=IF([.D132]&lt;10;&quot;  &quot;; &quot; &quot;)" office:value-type="string" office:string-value=" " calcext:value-type="string">
            <text:p><text:s/></text:p>
          </table:table-cell>
          <table:table-cell table:formula="of:=TEXT(VLOOKUP([.E132];[.$BI$2:.$BK$81];2); &quot;0#%&quot;)" office:value-type="string" office:string-value="45%" calcext:value-type="string">
            <text:p>45%</text:p>
          </table:table-cell>
          <table:table-cell table:formula="of:=TEXT(VLOOKUP([.E132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3];&quot;-&quot;;[.D133];[.F133];&quot; [&quot;; [.G133]; &quot; - &quot;; [.H133]; &quot;] &quot;;[.B133])" office:value-type="string" office:string-value="3-9   [59% - 95%] Lava Magic Resistance" calcext:value-type="string">
            <text:p>3-9 <text:s text:c="2"/>[59% - 95%] Lava Magic Resistance</text:p>
          </table:table-cell>
          <table:table-cell table:style-name="ce13" office:value-type="string" calcext:value-type="string">
            <text:p>Lava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33]+([.C133]-1)*20" office:value-type="float" office:value="49" calcext:value-type="float">
            <text:p>49</text:p>
          </table:table-cell>
          <table:table-cell table:formula="of:=IF([.D133]&lt;10;&quot;  &quot;; &quot; &quot;)" office:value-type="string" office:string-value="  " calcext:value-type="string">
            <text:p><text:s text:c="2"/></text:p>
          </table:table-cell>
          <table:table-cell table:formula="of:=TEXT(VLOOKUP([.E133];[.$BI$2:.$BK$81];2); &quot;0#%&quot;)" office:value-type="string" office:string-value="59%" calcext:value-type="string">
            <text:p>59%</text:p>
          </table:table-cell>
          <table:table-cell table:formula="of:=TEXT(VLOOKUP([.E133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4];&quot;-&quot;;[.D134];[.F134];&quot; [&quot;; [.G134]; &quot; - &quot;; [.H134]; &quot;] &quot;;[.B134])" office:value-type="string" office:string-value="3-3   [53% - 86%] Light Magic Resistance" calcext:value-type="string">
            <text:p>3-3 <text:s text:c="2"/>[53% - 86%] Light Magic Resistance</text:p>
          </table:table-cell>
          <table:table-cell table:style-name="ce13" office:value-type="string" calcext:value-type="string">
            <text:p>Light Magic Resistance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table:formula="of:=[.D134]+([.C134]-1)*20" office:value-type="float" office:value="43" calcext:value-type="float">
            <text:p>43</text:p>
          </table:table-cell>
          <table:table-cell table:formula="of:=IF([.D134]&lt;10;&quot;  &quot;; &quot; &quot;)" office:value-type="string" office:string-value="  " calcext:value-type="string">
            <text:p><text:s text:c="2"/></text:p>
          </table:table-cell>
          <table:table-cell table:formula="of:=TEXT(VLOOKUP([.E134];[.$BI$2:.$BK$81];2); &quot;0#%&quot;)" office:value-type="string" office:string-value="53%" calcext:value-type="string">
            <text:p>53%</text:p>
          </table:table-cell>
          <table:table-cell table:formula="of:=TEXT(VLOOKUP([.E134];[.$BI$2:.$BK$81];3);  &quot;0#%&quot;)" office:value-type="string" office:string-value="86%" calcext:value-type="string">
            <text:p>86%</text:p>
          </table:table-cell>
          <table:table-cell table:style-name="ce13" table:number-columns-repeated="4"/>
          <table:table-cell table:style-name="ce37"/>
          <table:table-cell table:style-name="ce13" table:number-columns-repeated="1011"/>
        </table:table-row>
        <table:table-row table:style-name="ro1">
          <table:table-cell table:formula="of:=COM.MICROSOFT.CONCAT([.C135];&quot;-&quot;;[.D135];[.F135];&quot; [&quot;; [.G135]; &quot; - &quot;; [.H135]; &quot;] &quot;;[.B135])" office:value-type="string" office:string-value="3-10  [60% - 95%] Lightning Resistance" calcext:value-type="string">
            <text:p>3-10 <text:s/>[60% - 95%] Lightning Resistance</text:p>
          </table:table-cell>
          <table:table-cell table:style-name="ce13" office:value-type="string" calcext:value-type="string">
            <text:p>Lightning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35]+([.C135]-1)*20" office:value-type="float" office:value="50" calcext:value-type="float">
            <text:p>50</text:p>
          </table:table-cell>
          <table:table-cell table:formula="of:=IF([.D135]&lt;10;&quot;  &quot;; &quot; &quot;)" office:value-type="string" office:string-value=" " calcext:value-type="string">
            <text:p><text:s/></text:p>
          </table:table-cell>
          <table:table-cell table:formula="of:=TEXT(VLOOKUP([.E135];[.$BI$2:.$BK$81];2); &quot;0#%&quot;)" office:value-type="string" office:string-value="60%" calcext:value-type="string">
            <text:p>60%</text:p>
          </table:table-cell>
          <table:table-cell table:formula="of:=TEXT(VLOOKUP([.E135];[.$BI$2:.$BK$81];3);  &quot;0#%&quot;)" office:value-type="string" office:string-value="95%" calcext:value-type="string">
            <text:p>95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7];&quot;-&quot;;[.D137];[.F137];&quot; [&quot;; [.G137]; &quot; - &quot;; [.H137]; &quot;] &quot;;[.B137])" office:value-type="string" office:string-value="3-7   [57% - 94%] Mana Drain Resistance" calcext:value-type="string">
            <text:p>3-7 <text:s text:c="2"/>[57% - 94%] Mana Drain Resistance</text:p>
          </table:table-cell>
          <table:table-cell office:value-type="string" calcext:value-type="string">
            <text:p>Mana Drai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D137]+([.C137]-1)*20" office:value-type="float" office:value="47" calcext:value-type="float">
            <text:p>47</text:p>
          </table:table-cell>
          <table:table-cell table:formula="of:=IF([.D137]&lt;10;&quot;  &quot;; &quot; &quot;)" office:value-type="string" office:string-value="  " calcext:value-type="string">
            <text:p><text:s text:c="2"/></text:p>
          </table:table-cell>
          <table:table-cell table:formula="of:=TEXT(VLOOKUP([.E137];[.$BI$2:.$BK$81];2); &quot;0#%&quot;)" office:value-type="string" office:string-value="57%" calcext:value-type="string">
            <text:p>57%</text:p>
          </table:table-cell>
          <table:table-cell table:formula="of:=TEXT(VLOOKUP([.E137];[.$BI$2:.$BK$81];3);  &quot;0#%&quot;)" office:value-type="string" office:string-value="94%" calcext:value-type="string">
            <text:p>94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8];&quot;-&quot;;[.D138];[.F138];&quot; [&quot;; [.G138]; &quot; - &quot;; [.H138]; &quot;] &quot;;[.B138])" office:value-type="string" office:string-value="3-18  [68% - 95%] Mental Resistance" calcext:value-type="string">
            <text:p>3-18 <text:s/>[68% - 95%] Mental Resistance</text:p>
          </table:table-cell>
          <table:table-cell office:value-type="string" calcext:value-type="string">
            <text:p>Mental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D138]+([.C138]-1)*20" office:value-type="float" office:value="58" calcext:value-type="float">
            <text:p>58</text:p>
          </table:table-cell>
          <table:table-cell table:formula="of:=IF([.D138]&lt;10;&quot;  &quot;; &quot; &quot;)" office:value-type="string" office:string-value=" " calcext:value-type="string">
            <text:p><text:s/></text:p>
          </table:table-cell>
          <table:table-cell table:formula="of:=TEXT(VLOOKUP([.E138];[.$BI$2:.$BK$81];2); &quot;0#%&quot;)" office:value-type="string" office:string-value="68%" calcext:value-type="string">
            <text:p>68%</text:p>
          </table:table-cell>
          <table:table-cell table:formula="of:=TEXT(VLOOKUP([.E138];[.$BI$2:.$BK$81];3);  &quot;0#%&quot;)" office:value-type="string" office:string-value="95%" calcext:value-type="string">
            <text:p>95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39];&quot;-&quot;;[.D139];[.F139];&quot; [&quot;; [.G139]; &quot; - &quot;; [.H139]; &quot;] &quot;;[.B139])" office:value-type="string" office:string-value="2-20  [45% - 80%] Mist Magic Resistance" calcext:value-type="string">
            <text:p>2-20 <text:s/>[45% - 80%] Mist Magic Resistance</text:p>
          </table:table-cell>
          <table:table-cell office:value-type="string" calcext:value-type="string">
            <text:p>Mist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39]+([.C139]-1)*20" office:value-type="float" office:value="40" calcext:value-type="float">
            <text:p>40</text:p>
          </table:table-cell>
          <table:table-cell table:formula="of:=IF([.D139]&lt;10;&quot;  &quot;; &quot; &quot;)" office:value-type="string" office:string-value=" " calcext:value-type="string">
            <text:p><text:s/></text:p>
          </table:table-cell>
          <table:table-cell table:formula="of:=TEXT(VLOOKUP([.E139];[.$BI$2:.$BK$81];2); &quot;0#%&quot;)" office:value-type="string" office:string-value="45%" calcext:value-type="string">
            <text:p>45%</text:p>
          </table:table-cell>
          <table:table-cell table:formula="of:=TEXT(VLOOKUP([.E139];[.$BI$2:.$BK$81];3);  &quot;0#%&quot;)" office:value-type="string" office:string-value="80%" calcext:value-type="string">
            <text:p>80%</text:p>
          </table:table-cell>
          <table:table-cell table:number-columns-repeated="3"/>
          <table:table-cell table:style-name="ce13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40];&quot;-&quot;;[.D140];[.F140];&quot; [&quot;; [.G140]; &quot; - &quot;; [.H140]; &quot;] &quot;;[.B140])" office:value-type="string" office:string-value="1-3   [06% - 07%] Obsidian Magic Resistance" calcext:value-type="string">
            <text:p>1-3 <text:s text:c="2"/>[06% - 07%] Obsidian Magic Resistance</text:p>
          </table:table-cell>
          <table:table-cell office:value-type="string" calcext:value-type="string">
            <text:p>Obsidian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D140]+([.C140]-1)*20" office:value-type="float" office:value="3" calcext:value-type="float">
            <text:p>3</text:p>
          </table:table-cell>
          <table:table-cell table:formula="of:=IF([.D140]&lt;10;&quot;  &quot;; &quot; &quot;)" office:value-type="string" office:string-value="  " calcext:value-type="string">
            <text:p><text:s text:c="2"/></text:p>
          </table:table-cell>
          <table:table-cell table:formula="of:=TEXT(VLOOKUP([.E140];[.$BI$2:.$BK$81];2); &quot;0#%&quot;)" office:value-type="string" office:string-value="06%" calcext:value-type="string">
            <text:p>06%</text:p>
          </table:table-cell>
          <table:table-cell table:formula="of:=TEXT(VLOOKUP([.E140];[.$BI$2:.$BK$81];3);  &quot;0#%&quot;)" office:value-type="string" office:string-value="07%" calcext:value-type="string">
            <text:p>07%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formula="of:=COM.MICROSOFT.CONCAT([.C141];&quot;-&quot;;[.D141];[.F141];&quot; [&quot;; [.G141]; &quot; - &quot;; [.H141]; &quot;] &quot;;[.B141])" office:value-type="string" office:string-value="3-3   [53% - 86%] Pain Tolerance" calcext:value-type="string">
            <text:p>3-3 <text:s text:c="2"/>[53% - 86%] Pain Tolerance</text:p>
          </table:table-cell>
          <table:table-cell office:value-type="string" calcext:value-type="string">
            <text:p>Pain Tolerance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D141]+([.C141]-1)*20" office:value-type="float" office:value="43" calcext:value-type="float">
            <text:p>43</text:p>
          </table:table-cell>
          <table:table-cell table:formula="of:=IF([.D141]&lt;10;&quot;  &quot;; &quot; &quot;)" office:value-type="string" office:string-value="  " calcext:value-type="string">
            <text:p><text:s text:c="2"/></text:p>
          </table:table-cell>
          <table:table-cell table:formula="of:=TEXT(VLOOKUP([.E141];[.$BI$2:.$BK$81];2); &quot;0#%&quot;)" office:value-type="string" office:string-value="53%" calcext:value-type="string">
            <text:p>53%</text:p>
          </table:table-cell>
          <table:table-cell table:formula="of:=TEXT(VLOOKUP([.E141];[.$BI$2:.$BK$81];3);  &quot;0#%&quot;)" office:value-type="string" office:string-value="86%" calcext:value-type="string">
            <text:p>86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2];&quot;-&quot;;[.D142];[.F142];&quot; [&quot;; [.G142]; &quot; - &quot;; [.H142]; &quot;] &quot;;[.B142])" office:value-type="string" office:string-value="1-14  [14% - 28%] Petrification Resistance" calcext:value-type="string">
            <text:p>1-14 <text:s/>[14% - 28%] Petrification Resistance</text:p>
          </table:table-cell>
          <table:table-cell office:value-type="string" calcext:value-type="string">
            <text:p>Petrification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2]+([.C142]-1)*20" office:value-type="float" office:value="14" calcext:value-type="float">
            <text:p>14</text:p>
          </table:table-cell>
          <table:table-cell table:formula="of:=IF([.D142]&lt;10;&quot;  &quot;; &quot; &quot;)" office:value-type="string" office:string-value=" " calcext:value-type="string">
            <text:p><text:s/></text:p>
          </table:table-cell>
          <table:table-cell table:formula="of:=TEXT(VLOOKUP([.E142];[.$BI$2:.$BK$81];2); &quot;0#%&quot;)" office:value-type="string" office:string-value="14%" calcext:value-type="string">
            <text:p>14%</text:p>
          </table:table-cell>
          <table:table-cell table:formula="of:=TEXT(VLOOKUP([.E142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3];&quot;-&quot;;[.D143];[.F143];&quot; [&quot;; [.G143]; &quot; - &quot;; [.H143]; &quot;] &quot;;[.B143])" office:value-type="string" office:string-value="3-2   [52% - 84%] Poison Resistance" calcext:value-type="string">
            <text:p>3-2 <text:s text:c="2"/>[52% - 84%] Poison Resistance</text:p>
          </table:table-cell>
          <table:table-cell office:value-type="string" calcext:value-type="string">
            <text:p>Poison Resistanc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D143]+([.C143]-1)*20" office:value-type="float" office:value="42" calcext:value-type="float">
            <text:p>42</text:p>
          </table:table-cell>
          <table:table-cell table:formula="of:=IF([.D143]&lt;10;&quot;  &quot;; &quot; &quot;)" office:value-type="string" office:string-value="  " calcext:value-type="string">
            <text:p><text:s text:c="2"/></text:p>
          </table:table-cell>
          <table:table-cell table:formula="of:=TEXT(VLOOKUP([.E143];[.$BI$2:.$BK$81];2); &quot;0#%&quot;)" office:value-type="string" office:string-value="52%" calcext:value-type="string">
            <text:p>52%</text:p>
          </table:table-cell>
          <table:table-cell table:formula="of:=TEXT(VLOOKUP([.E143];[.$BI$2:.$BK$81];3);  &quot;0#%&quot;)" office:value-type="string" office:string-value="84%" calcext:value-type="string">
            <text:p>84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4];&quot;-&quot;;[.D144];[.F144];&quot; [&quot;; [.G144]; &quot; - &quot;; [.H144]; &quot;] &quot;;[.B144])" office:value-type="string" office:string-value="3-4   [54% - 88%] Rot Resistance" calcext:value-type="string">
            <text:p>3-4 <text:s text:c="2"/>[54% - 88%] Rot Resistance</text:p>
          </table:table-cell>
          <table:table-cell office:value-type="string" calcext:value-type="string">
            <text:p>Rot Resistance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D144]+([.C144]-1)*20" office:value-type="float" office:value="44" calcext:value-type="float">
            <text:p>44</text:p>
          </table:table-cell>
          <table:table-cell table:formula="of:=IF([.D144]&lt;10;&quot;  &quot;; &quot; &quot;)" office:value-type="string" office:string-value="  " calcext:value-type="string">
            <text:p><text:s text:c="2"/></text:p>
          </table:table-cell>
          <table:table-cell table:formula="of:=TEXT(VLOOKUP([.E144];[.$BI$2:.$BK$81];2); &quot;0#%&quot;)" office:value-type="string" office:string-value="54%" calcext:value-type="string">
            <text:p>54%</text:p>
          </table:table-cell>
          <table:table-cell table:formula="of:=TEXT(VLOOKUP([.E144];[.$BI$2:.$BK$81];3);  &quot;0#%&quot;)" office:value-type="string" office:string-value="88%" calcext:value-type="string">
            <text:p>88%</text:p>
          </table:table-cell>
          <table:table-cell table:number-columns-repeated="4"/>
          <table:table-cell table:style-name="ce9"/>
          <table:table-cell table:number-columns-repeated="45"/>
          <table:table-cell table:style-name="ce13" table:number-columns-repeated="966"/>
        </table:table-row>
        <table:table-row table:style-name="ro1">
          <table:table-cell table:formula="of:=COM.MICROSOFT.CONCAT([.C145];&quot;-&quot;;[.D145];[.F145];&quot; [&quot;; [.G145]; &quot; - &quot;; [.H145]; &quot;] &quot;;[.B145])" office:value-type="string" office:string-value="1-14  [14% - 28%] Ruby Magic Resistance" calcext:value-type="string">
            <text:p>1-14 <text:s/>[14% - 28%] Ruby Magic Resistance</text:p>
          </table:table-cell>
          <table:table-cell office:value-type="string" calcext:value-type="string">
            <text:p>Ruby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45]+([.C145]-1)*20" office:value-type="float" office:value="14" calcext:value-type="float">
            <text:p>14</text:p>
          </table:table-cell>
          <table:table-cell table:formula="of:=IF([.D145]&lt;10;&quot;  &quot;; &quot; &quot;)" office:value-type="string" office:string-value=" " calcext:value-type="string">
            <text:p><text:s/></text:p>
          </table:table-cell>
          <table:table-cell table:formula="of:=TEXT(VLOOKUP([.E145];[.$BI$2:.$BK$81];2); &quot;0#%&quot;)" office:value-type="string" office:string-value="14%" calcext:value-type="string">
            <text:p>14%</text:p>
          </table:table-cell>
          <table:table-cell table:formula="of:=TEXT(VLOOKUP([.E145];[.$BI$2:.$BK$81];3);  &quot;0#%&quot;)" office:value-type="string" office:string-value="28%" calcext:value-type="string">
            <text:p>28%</text:p>
          </table:table-cell>
          <table:table-cell table:number-columns-repeated="4"/>
          <table:table-cell table:style-name="ce9"/>
          <table:table-cell table:number-columns-repeated="39"/>
          <table:table-cell table:style-name="ce13" table:number-columns-repeated="6"/>
          <table:table-cell table:number-columns-repeated="966"/>
        </table:table-row>
        <table:table-row table:style-name="ro1">
          <table:table-cell table:formula="of:=COM.MICROSOFT.CONCAT([.C146];&quot;-&quot;;[.D146];[.F146];&quot; [&quot;; [.G146]; &quot; - &quot;; [.H146]; &quot;] &quot;;[.B146])" office:value-type="string" office:string-value="2-20  [45% - 80%] Sand Magic Resistance" calcext:value-type="string">
            <text:p>2-20 <text:s/>[45% - 80%] Sand Magic Resistance</text:p>
          </table:table-cell>
          <table:table-cell table:style-name="ce13" office:value-type="string" calcext:value-type="string">
            <text:p>Sand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46]+([.C146]-1)*20" office:value-type="float" office:value="40" calcext:value-type="float">
            <text:p>40</text:p>
          </table:table-cell>
          <table:table-cell table:formula="of:=IF([.D146]&lt;10;&quot;  &quot;; &quot; &quot;)" office:value-type="string" office:string-value=" " calcext:value-type="string">
            <text:p><text:s/></text:p>
          </table:table-cell>
          <table:table-cell table:formula="of:=TEXT(VLOOKUP([.E146];[.$BI$2:.$BK$81];2); &quot;0#%&quot;)" office:value-type="string" office:string-value="45%" calcext:value-type="string">
            <text:p>45%</text:p>
          </table:table-cell>
          <table:table-cell table:formula="of:=TEXT(VLOOKUP([.E146];[.$BI$2:.$BK$81];3);  &quot;0#%&quot;)" office:value-type="string" office:string-value="80%" calcext:value-type="string">
            <text:p>80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7];&quot;-&quot;;[.D147];[.F147];&quot; [&quot;; [.G147]; &quot; - &quot;; [.H147]; &quot;] &quot;;[.B147])" office:value-type="string" office:string-value="1-13  [13% - 26%] Sapphire Magic Resistance" calcext:value-type="string">
            <text:p>1-13 <text:s/>[13% - 26%] Sapphire Magic Resistance</text:p>
          </table:table-cell>
          <table:table-cell table:style-name="ce13" office:value-type="string" calcext:value-type="string">
            <text:p>Sapphire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3" calcext:value-type="float">
            <text:p>13</text:p>
          </table:table-cell>
          <table:table-cell table:style-name="ce13" table:formula="of:=[.D147]+([.C147]-1)*20" office:value-type="float" office:value="13" calcext:value-type="float">
            <text:p>13</text:p>
          </table:table-cell>
          <table:table-cell table:formula="of:=IF([.D147]&lt;10;&quot;  &quot;; &quot; &quot;)" office:value-type="string" office:string-value=" " calcext:value-type="string">
            <text:p><text:s/></text:p>
          </table:table-cell>
          <table:table-cell table:formula="of:=TEXT(VLOOKUP([.E147];[.$BI$2:.$BK$81];2); &quot;0#%&quot;)" office:value-type="string" office:string-value="13%" calcext:value-type="string">
            <text:p>13%</text:p>
          </table:table-cell>
          <table:table-cell table:formula="of:=TEXT(VLOOKUP([.E147];[.$BI$2:.$BK$81];3);  &quot;0#%&quot;)" office:value-type="string" office:string-value="26%" calcext:value-type="string">
            <text:p>26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8];&quot;-&quot;;[.D148];[.F148];&quot; [&quot;; [.G148]; &quot; - &quot;; [.H148]; &quot;] &quot;;[.B148])" office:value-type="string" office:string-value="1-4   [06% - 08%] Shadow Magic Resistance" calcext:value-type="string">
            <text:p>1-4 <text:s text:c="2"/>[06% - 08%] Shadow Magic Resistance</text:p>
          </table:table-cell>
          <table:table-cell table:style-name="ce13" office:value-type="string" calcext:value-type="string">
            <text:p>Shadow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48]+([.C148]-1)*20" office:value-type="float" office:value="4" calcext:value-type="float">
            <text:p>4</text:p>
          </table:table-cell>
          <table:table-cell table:formula="of:=IF([.D148]&lt;10;&quot;  &quot;; &quot; &quot;)" office:value-type="string" office:string-value="  " calcext:value-type="string">
            <text:p><text:s text:c="2"/></text:p>
          </table:table-cell>
          <table:table-cell table:formula="of:=TEXT(VLOOKUP([.E148];[.$BI$2:.$BK$81];2); &quot;0#%&quot;)" office:value-type="string" office:string-value="06%" calcext:value-type="string">
            <text:p>06%</text:p>
          </table:table-cell>
          <table:table-cell table:formula="of:=TEXT(VLOOKUP([.E148];[.$BI$2:.$BK$81];3);  &quot;0#%&quot;)" office:value-type="string" office:string-value="08%" calcext:value-type="string">
            <text:p>08%</text:p>
          </table:table-cell>
          <table:table-cell table:style-name="ce13" table:number-columns-repeated="4"/>
          <table:table-cell table:style-name="ce37"/>
          <table:table-cell table:style-name="ce13" table:number-columns-repeated="45"/>
          <table:table-cell table:number-columns-repeated="966"/>
        </table:table-row>
        <table:table-row table:style-name="ro1">
          <table:table-cell table:formula="of:=COM.MICROSOFT.CONCAT([.C149];&quot;-&quot;;[.D149];[.F149];&quot; [&quot;; [.G149]; &quot; - &quot;; [.H149]; &quot;] &quot;;[.B149])" office:value-type="string" office:string-value="1-1   [05% - 05%] Silver Magic Resistance" calcext:value-type="string">
            <text:p>1-1 <text:s text:c="2"/>[05% - 05%] Silver Magic Resistance</text:p>
          </table:table-cell>
          <table:table-cell table:style-name="ce13" office:value-type="string" calcext:value-type="string">
            <text:p>Silver Magic Resistance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table:formula="of:=[.D149]+([.C149]-1)*20" office:value-type="float" office:value="1" calcext:value-type="float">
            <text:p>1</text:p>
          </table:table-cell>
          <table:table-cell table:formula="of:=IF([.D149]&lt;10;&quot;  &quot;; &quot; &quot;)" office:value-type="string" office:string-value="  " calcext:value-type="string">
            <text:p><text:s text:c="2"/></text:p>
          </table:table-cell>
          <table:table-cell table:formula="of:=TEXT(VLOOKUP([.E149];[.$BI$2:.$BK$81];2); &quot;0#%&quot;)" office:value-type="string" office:string-value="05%" calcext:value-type="string">
            <text:p>05%</text:p>
          </table:table-cell>
          <table:table-cell table:formula="of:=TEXT(VLOOKUP([.E149];[.$BI$2:.$BK$81];3);  &quot;0#%&quot;)" office:value-type="string" office:string-value="05%" calcext:value-type="string">
            <text:p>05%</text:p>
          </table:table-cell>
          <table:table-cell table:style-name="ce13" table:number-columns-repeated="4"/>
          <table:table-cell table:style-name="ce37"/>
          <table:table-cell table:style-name="ce13" table:number-columns-repeated="39"/>
          <table:table-cell table:number-columns-repeated="972"/>
        </table:table-row>
        <table:table-row table:style-name="ro1">
          <table:table-cell table:formula="of:=COM.MICROSOFT.CONCAT([.C150];&quot;-&quot;;[.D150];[.F150];&quot; [&quot;; [.G150]; &quot; - &quot;; [.H150]; &quot;] &quot;;[.B150])" office:value-type="string" office:string-value="2-4   [29% - 48%] Smoke Magic Resistance" calcext:value-type="string">
            <text:p>2-4 <text:s text:c="2"/>[29% - 48%] Smoke Magic Resistance</text:p>
          </table:table-cell>
          <table:table-cell table:style-name="ce13" office:value-type="string" calcext:value-type="string">
            <text:p>Smoke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50]+([.C150]-1)*20" office:value-type="float" office:value="24" calcext:value-type="float">
            <text:p>24</text:p>
          </table:table-cell>
          <table:table-cell table:formula="of:=IF([.D150]&lt;10;&quot;  &quot;; &quot; &quot;)" office:value-type="string" office:string-value="  " calcext:value-type="string">
            <text:p><text:s text:c="2"/></text:p>
          </table:table-cell>
          <table:table-cell table:formula="of:=TEXT(VLOOKUP([.E150];[.$BI$2:.$BK$81];2); &quot;0#%&quot;)" office:value-type="string" office:string-value="29%" calcext:value-type="string">
            <text:p>29%</text:p>
          </table:table-cell>
          <table:table-cell table:formula="of:=TEXT(VLOOKUP([.E150];[.$BI$2:.$BK$81];3);  &quot;0#%&quot;)" office:value-type="string" office:string-value="48%" calcext:value-type="string">
            <text:p>48%</text:p>
          </table:table-cell>
          <table:table-cell table:style-name="ce13" table:number-columns-repeated="3"/>
          <table:table-cell/>
          <table:table-cell table:style-name="ce9"/>
          <table:table-cell table:number-columns-repeated="1011"/>
        </table:table-row>
        <table:table-row table:style-name="ro1">
          <table:table-cell table:formula="of:=COM.MICROSOFT.CONCAT([.C151];&quot;-&quot;;[.D151];[.F151];&quot; [&quot;; [.G151]; &quot; - &quot;; [.H151]; &quot;] &quot;;[.B151])" office:value-type="string" office:string-value="2-18  [43% - 76%] Soul Magic Resistance" calcext:value-type="string">
            <text:p>2-18 <text:s/>[43% - 76%] Soul Magic Resistance</text:p>
          </table:table-cell>
          <table:table-cell table:style-name="ce13" office:value-type="string" calcext:value-type="string">
            <text:p>Soul Magic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1]+([.C151]-1)*20" office:value-type="float" office:value="38" calcext:value-type="float">
            <text:p>38</text:p>
          </table:table-cell>
          <table:table-cell table:formula="of:=IF([.D151]&lt;10;&quot;  &quot;; &quot; &quot;)" office:value-type="string" office:string-value=" " calcext:value-type="string">
            <text:p><text:s/></text:p>
          </table:table-cell>
          <table:table-cell table:formula="of:=TEXT(VLOOKUP([.E151];[.$BI$2:.$BK$81];2); &quot;0#%&quot;)" office:value-type="string" office:string-value="43%" calcext:value-type="string">
            <text:p>43%</text:p>
          </table:table-cell>
          <table:table-cell table:formula="of:=TEXT(VLOOKUP([.E151];[.$BI$2:.$BK$81];3);  &quot;0#%&quot;)" office:value-type="string" office:string-value="76%" calcext:value-type="string">
            <text:p>7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2];&quot;-&quot;;[.D152];[.F152];&quot; [&quot;; [.G152]; &quot; - &quot;; [.H152]; &quot;] &quot;;[.B152])" office:value-type="string" office:string-value="1-18  [18% - 36%] Sound Magic Resistance" calcext:value-type="string">
            <text:p>1-18 <text:s/>[18% - 36%] Sound Magic Resistance</text:p>
          </table:table-cell>
          <table:table-cell table:style-name="ce13" office:value-type="string" calcext:value-type="string">
            <text:p>Sound Magic Resistanc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8" calcext:value-type="float">
            <text:p>18</text:p>
          </table:table-cell>
          <table:table-cell table:style-name="ce13" table:formula="of:=[.D152]+([.C152]-1)*20" office:value-type="float" office:value="18" calcext:value-type="float">
            <text:p>18</text:p>
          </table:table-cell>
          <table:table-cell table:formula="of:=IF([.D152]&lt;10;&quot;  &quot;; &quot; &quot;)" office:value-type="string" office:string-value=" " calcext:value-type="string">
            <text:p><text:s/></text:p>
          </table:table-cell>
          <table:table-cell table:formula="of:=TEXT(VLOOKUP([.E152];[.$BI$2:.$BK$81];2); &quot;0#%&quot;)" office:value-type="string" office:string-value="18%" calcext:value-type="string">
            <text:p>18%</text:p>
          </table:table-cell>
          <table:table-cell table:formula="of:=TEXT(VLOOKUP([.E152];[.$BI$2:.$BK$81];3);  &quot;0#%&quot;)" office:value-type="string" office:string-value="36%" calcext:value-type="string">
            <text:p>36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3];&quot;-&quot;;[.D153];[.F153];&quot; [&quot;; [.G153]; &quot; - &quot;; [.H153]; &quot;] &quot;;[.B153])" office:value-type="string" office:string-value="3-9   [59% - 95%] Space Magic Resistance" calcext:value-type="string">
            <text:p>3-9 <text:s text:c="2"/>[59% - 95%] Space Magic Resistance</text:p>
          </table:table-cell>
          <table:table-cell table:style-name="ce13" office:value-type="string" calcext:value-type="string">
            <text:p>Space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table:formula="of:=[.D153]+([.C153]-1)*20" office:value-type="float" office:value="49" calcext:value-type="float">
            <text:p>49</text:p>
          </table:table-cell>
          <table:table-cell table:formula="of:=IF([.D153]&lt;10;&quot;  &quot;; &quot; &quot;)" office:value-type="string" office:string-value="  " calcext:value-type="string">
            <text:p><text:s text:c="2"/></text:p>
          </table:table-cell>
          <table:table-cell table:formula="of:=TEXT(VLOOKUP([.E153];[.$BI$2:.$BK$81];2); &quot;0#%&quot;)" office:value-type="string" office:string-value="59%" calcext:value-type="string">
            <text:p>59%</text:p>
          </table:table-cell>
          <table:table-cell table:formula="of:=TEXT(VLOOKUP([.E153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4];&quot;-&quot;;[.D154];[.F154];&quot; [&quot;; [.G154]; &quot; - &quot;; [.H154]; &quot;] &quot;;[.B154])" office:value-type="string" office:string-value="2-20  [45% - 80%] Stamina Drain Resistance" calcext:value-type="string">
            <text:p>2-20 <text:s/>[45% - 80%] Stamina Drain Resistance</text:p>
          </table:table-cell>
          <table:table-cell table:style-name="ce13" office:value-type="string" calcext:value-type="string">
            <text:p>Stamina Drain Resistanc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" calcext:value-type="float">
            <text:p>20</text:p>
          </table:table-cell>
          <table:table-cell table:style-name="ce13" table:formula="of:=[.D154]+([.C154]-1)*20" office:value-type="float" office:value="40" calcext:value-type="float">
            <text:p>40</text:p>
          </table:table-cell>
          <table:table-cell table:formula="of:=IF([.D154]&lt;10;&quot;  &quot;; &quot; &quot;)" office:value-type="string" office:string-value=" " calcext:value-type="string">
            <text:p><text:s/></text:p>
          </table:table-cell>
          <table:table-cell table:formula="of:=TEXT(VLOOKUP([.E154];[.$BI$2:.$BK$81];2); &quot;0#%&quot;)" office:value-type="string" office:string-value="45%" calcext:value-type="string">
            <text:p>45%</text:p>
          </table:table-cell>
          <table:table-cell table:formula="of:=TEXT(VLOOKUP([.E154];[.$BI$2:.$BK$81];3);  &quot;0#%&quot;)" office:value-type="string" office:string-value="80%" calcext:value-type="string">
            <text:p>80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/>
          <table:table-cell table:style-name="ce13" table:number-columns-repeated="5"/>
          <table:table-cell table:number-columns-repeated="2"/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56];&quot;-&quot;;[.D156];[.F156];&quot; [&quot;; [.G156]; &quot; - &quot;; [.H156]; &quot;] &quot;;[.B156])" office:value-type="string" office:string-value="2-20  [45% - 80%] Time Magic Resistance" calcext:value-type="string">
            <text:p>2-20 <text:s/>[45% - 80%] Time Magic Resistance</text:p>
          </table:table-cell>
          <table:table-cell office:value-type="string" calcext:value-type="string">
            <text:p>Time Magic Resistance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[.D156]+([.C156]-1)*20" office:value-type="float" office:value="40" calcext:value-type="float">
            <text:p>40</text:p>
          </table:table-cell>
          <table:table-cell table:formula="of:=IF([.D156]&lt;10;&quot;  &quot;; &quot; &quot;)" office:value-type="string" office:string-value=" " calcext:value-type="string">
            <text:p><text:s/></text:p>
          </table:table-cell>
          <table:table-cell table:formula="of:=TEXT(VLOOKUP([.E156];[.$BI$2:.$BK$81];2); &quot;0#%&quot;)" office:value-type="string" office:string-value="45%" calcext:value-type="string">
            <text:p>45%</text:p>
          </table:table-cell>
          <table:table-cell table:formula="of:=TEXT(VLOOKUP([.E156];[.$BI$2:.$BK$81];3);  &quot;0#%&quot;)" office:value-type="string" office:string-value="80%" calcext:value-type="string">
            <text:p>80%</text:p>
          </table:table-cell>
          <table:table-cell table:number-columns-repeated="1016"/>
        </table:table-row>
        <table:table-row table:style-name="ro1">
          <table:table-cell table:formula="of:=COM.MICROSOFT.CONCAT([.C157];&quot;-&quot;;[.D157];[.F157];&quot; [&quot;; [.G157]; &quot; - &quot;; [.H157]; &quot;] &quot;;[.B157])" office:value-type="string" office:string-value="1-18  [18% - 36%] Topaz Magic Resistance" calcext:value-type="string">
            <text:p>1-18 <text:s/>[18% - 36%] Topaz Magic Resistance</text:p>
          </table:table-cell>
          <table:table-cell office:value-type="string" calcext:value-type="string">
            <text:p>Topaz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table:formula="of:=[.D157]+([.C157]-1)*20" office:value-type="float" office:value="18" calcext:value-type="float">
            <text:p>18</text:p>
          </table:table-cell>
          <table:table-cell table:formula="of:=IF([.D157]&lt;10;&quot;  &quot;; &quot; &quot;)" office:value-type="string" office:string-value=" " calcext:value-type="string">
            <text:p><text:s/></text:p>
          </table:table-cell>
          <table:table-cell table:formula="of:=TEXT(VLOOKUP([.E157];[.$BI$2:.$BK$81];2); &quot;0#%&quot;)" office:value-type="string" office:string-value="18%" calcext:value-type="string">
            <text:p>18%</text:p>
          </table:table-cell>
          <table:table-cell table:formula="of:=TEXT(VLOOKUP([.E157];[.$BI$2:.$BK$81];3);  &quot;0#%&quot;)" office:value-type="string" office:string-value="36%" calcext:value-type="string">
            <text:p>36%</text:p>
          </table:table-cell>
          <table:table-cell table:number-columns-repeated="1016"/>
        </table:table-row>
        <table:table-row table:style-name="ro1">
          <table:table-cell table:formula="of:=COM.MICROSOFT.CONCAT([.C158];&quot;-&quot;;[.D158];[.F158];&quot; [&quot;; [.G158]; &quot; - &quot;; [.H158]; &quot;] &quot;;[.B158])" office:value-type="string" office:string-value="1-14  [14% - 28%] Vine Magic Resistance" calcext:value-type="string">
            <text:p>1-14 <text:s/>[14% - 28%] Vine Magic Resistance</text:p>
          </table:table-cell>
          <table:table-cell office:value-type="string" calcext:value-type="string">
            <text:p>Vine Magic Resistance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D158]+([.C158]-1)*20" office:value-type="float" office:value="14" calcext:value-type="float">
            <text:p>14</text:p>
          </table:table-cell>
          <table:table-cell table:formula="of:=IF([.D158]&lt;10;&quot;  &quot;; &quot; &quot;)" office:value-type="string" office:string-value=" " calcext:value-type="string">
            <text:p><text:s/></text:p>
          </table:table-cell>
          <table:table-cell table:formula="of:=TEXT(VLOOKUP([.E158];[.$BI$2:.$BK$81];2); &quot;0#%&quot;)" office:value-type="string" office:string-value="14%" calcext:value-type="string">
            <text:p>14%</text:p>
          </table:table-cell>
          <table:table-cell table:formula="of:=TEXT(VLOOKUP([.E158];[.$BI$2:.$BK$81];3);  &quot;0#%&quot;)" office:value-type="string" office:string-value="28%" calcext:value-type="string">
            <text:p>28%</text:p>
          </table:table-cell>
          <table:table-cell table:number-columns-repeated="1016"/>
        </table:table-row>
        <table:table-row table:style-name="ro1">
          <table:table-cell table:formula="of:=COM.MICROSOFT.CONCAT([.C159];&quot;-&quot;;[.D159];[.F159];&quot; [&quot;; [.G159]; &quot; - &quot;; [.H159]; &quot;] &quot;;[.B159])" office:value-type="string" office:string-value="3-16  [66% - 95%] Void Magic Resistance" calcext:value-type="string">
            <text:p>3-16 <text:s/>[66% - 95%] Void Magic Resistance</text:p>
          </table:table-cell>
          <table:table-cell office:value-type="string" calcext:value-type="string">
            <text:p>Void Magic Resistance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formula="of:=[.D159]+([.C159]-1)*20" office:value-type="float" office:value="56" calcext:value-type="float">
            <text:p>56</text:p>
          </table:table-cell>
          <table:table-cell table:formula="of:=IF([.D159]&lt;10;&quot;  &quot;; &quot; &quot;)" office:value-type="string" office:string-value=" " calcext:value-type="string">
            <text:p><text:s/></text:p>
          </table:table-cell>
          <table:table-cell table:formula="of:=TEXT(VLOOKUP([.E159];[.$BI$2:.$BK$81];2); &quot;0#%&quot;)" office:value-type="string" office:string-value="66%" calcext:value-type="string">
            <text:p>66%</text:p>
          </table:table-cell>
          <table:table-cell table:formula="of:=TEXT(VLOOKUP([.E159];[.$BI$2:.$BK$81];3);  &quot;0#%&quot;)" office:value-type="string" office:string-value="95%" calcext:value-type="string">
            <text:p>95%</text:p>
          </table:table-cell>
          <table:table-cell table:number-columns-repeated="1016"/>
        </table:table-row>
        <table:table-row table:style-name="ro1">
          <table:table-cell table:formula="of:=COM.MICROSOFT.CONCAT([.C160];&quot;-&quot;;[.D160];[.F160];&quot; [&quot;; [.G160]; &quot; - &quot;; [.H160]; &quot;] &quot;;[.B160])" office:value-type="string" office:string-value="3-4   [54% - 88%] Water Resistance" calcext:value-type="string">
            <text:p>3-4 <text:s text:c="2"/>[54% - 88%] Water Resistance</text:p>
          </table:table-cell>
          <table:table-cell table:style-name="ce13" office:value-type="string" calcext:value-type="string">
            <text:p>Water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table:formula="of:=[.D160]+([.C160]-1)*20" office:value-type="float" office:value="44" calcext:value-type="float">
            <text:p>44</text:p>
          </table:table-cell>
          <table:table-cell table:formula="of:=IF([.D160]&lt;10;&quot;  &quot;; &quot; &quot;)" office:value-type="string" office:string-value="  " calcext:value-type="string">
            <text:p><text:s text:c="2"/></text:p>
          </table:table-cell>
          <table:table-cell table:formula="of:=TEXT(VLOOKUP([.E160];[.$BI$2:.$BK$81];2); &quot;0#%&quot;)" office:value-type="string" office:string-value="54%" calcext:value-type="string">
            <text:p>54%</text:p>
          </table:table-cell>
          <table:table-cell table:formula="of:=TEXT(VLOOKUP([.E160];[.$BI$2:.$BK$81];3);  &quot;0#%&quot;)" office:value-type="string" office:string-value="88%" calcext:value-type="string">
            <text:p>88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1];&quot;-&quot;;[.D161];[.F161];&quot; [&quot;; [.G161]; &quot; - &quot;; [.H161]; &quot;] &quot;;[.B161])" office:value-type="string" office:string-value="3-10  [60% - 95%] Wind Resistance" calcext:value-type="string">
            <text:p>3-10 <text:s/>[60% - 95%] Wind Resistance</text:p>
          </table:table-cell>
          <table:table-cell table:style-name="ce13" office:value-type="string" calcext:value-type="string">
            <text:p>Wind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0" calcext:value-type="float">
            <text:p>10</text:p>
          </table:table-cell>
          <table:table-cell table:style-name="ce13" table:formula="of:=[.D161]+([.C161]-1)*20" office:value-type="float" office:value="50" calcext:value-type="float">
            <text:p>50</text:p>
          </table:table-cell>
          <table:table-cell table:formula="of:=IF([.D161]&lt;10;&quot;  &quot;; &quot; &quot;)" office:value-type="string" office:string-value=" " calcext:value-type="string">
            <text:p><text:s/></text:p>
          </table:table-cell>
          <table:table-cell table:formula="of:=TEXT(VLOOKUP([.E161];[.$BI$2:.$BK$81];2); &quot;0#%&quot;)" office:value-type="string" office:string-value="60%" calcext:value-type="string">
            <text:p>60%</text:p>
          </table:table-cell>
          <table:table-cell table:formula="of:=TEXT(VLOOKUP([.E161];[.$BI$2:.$BK$81];3);  &quot;0#%&quot;)" office:value-type="string" office:string-value="95%" calcext:value-type="string">
            <text:p>95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formula="of:=COM.MICROSOFT.CONCAT([.C162];&quot;-&quot;;[.D162];[.F162];&quot; [&quot;; [.G162]; &quot; - &quot;; [.H162]; &quot;] &quot;;[.B162])" office:value-type="string" office:string-value="3-2   [52% - 84%] Wood Magic Resistance" calcext:value-type="string">
            <text:p>3-2 <text:s text:c="2"/>[52% - 84%] Wood Magic Resistance</text:p>
          </table:table-cell>
          <table:table-cell table:style-name="ce13" office:value-type="string" calcext:value-type="string">
            <text:p>Wood Magic Resistanc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table:formula="of:=[.D162]+([.C162]-1)*20" office:value-type="float" office:value="42" calcext:value-type="float">
            <text:p>42</text:p>
          </table:table-cell>
          <table:table-cell table:formula="of:=IF([.D162]&lt;10;&quot;  &quot;; &quot; &quot;)" office:value-type="string" office:string-value="  " calcext:value-type="string">
            <text:p><text:s text:c="2"/></text:p>
          </table:table-cell>
          <table:table-cell table:formula="of:=TEXT(VLOOKUP([.E162];[.$BI$2:.$BK$81];2); &quot;0#%&quot;)" office:value-type="string" office:string-value="52%" calcext:value-type="string">
            <text:p>52%</text:p>
          </table:table-cell>
          <table:table-cell table:formula="of:=TEXT(VLOOKUP([.E162];[.$BI$2:.$BK$81];3);  &quot;0#%&quot;)" office:value-type="string" office:string-value="84%" calcext:value-type="string">
            <text:p>84%</text:p>
          </table:table-cell>
          <table:table-cell table:style-name="ce13" table:number-columns-repeated="3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4]; [.C164])" office:value-type="string" office:string-value="13 1st tier" calcext:value-type="string">
            <text:p>13 1st tier</text:p>
          </table:table-cell>
          <table:table-cell table:formula="of:=COUNTIF([.$C$106:.$C$162];&quot;=1&quot;)" office:value-type="float" office:value="13" calcext:value-type="float">
            <text:p>13</text:p>
          </table:table-cell>
          <table:table-cell office:value-type="string" calcext:value-type="string">
            <text:p> 1<text:span text:style-name="T1">st</text:span> tier</text:p>
          </table:table-cell>
          <table:table-cell table:number-columns-repeated="1021"/>
        </table:table-row>
        <table:table-row table:style-name="ro1">
          <table:table-cell table:formula="of:=COM.MICROSOFT.CONCAT([.B165]; [.C165])" office:value-type="string" office:string-value="23 2nd tier" calcext:value-type="string">
            <text:p>23 2nd tier</text:p>
          </table:table-cell>
          <table:table-cell table:formula="of:=COUNTIF([.$C$106:.$C$162];&quot;=2&quot;)" office:value-type="float" office:value="23" calcext:value-type="float">
            <text:p>23</text:p>
          </table:table-cell>
          <table:table-cell office:value-type="string" calcext:value-type="string">
            <text:p> 2<text:span text:style-name="T1">nd</text:span> tier</text:p>
          </table:table-cell>
          <table:table-cell table:number-columns-repeated="1021"/>
        </table:table-row>
        <table:table-row table:style-name="ro1">
          <table:table-cell table:formula="of:=COM.MICROSOFT.CONCAT([.B166]; [.C166])" office:value-type="string" office:string-value="18 3rd tier" calcext:value-type="string">
            <text:p>18 3rd tier</text:p>
          </table:table-cell>
          <table:table-cell table:formula="of:=COUNTIF([.$C$106:.$C$162];&quot;=3&quot;)" office:value-type="float" office:value="18" calcext:value-type="float">
            <text:p>18</text:p>
          </table:table-cell>
          <table:table-cell office:value-type="string" calcext:value-type="string">
            <text:p> 3<text:span text:style-name="T1">rd</text:span> t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68:.G168])" office:value-type="string" office:string-value="Ash Density: 41 x 5% = 205%" calcext:value-type="string">
            <text:p>Ash Density: 41 x 5% = 205%</text:p>
          </table:table-cell>
          <table:table-cell office:value-type="string" calcext:value-type="string">
            <text:p>Ash Density: </text:p>
          </table:table-cell>
          <table:table-cell table:formula="of:=([.B166]+[.B165])" office:value-type="float" office:value="41" calcext:value-type="float">
            <text:p>41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8]*[.E168]; &quot;###,#%&quot;)" office:value-type="string" office:string-value="205%" calcext:value-type="string">
            <text:p>205%</text:p>
          </table:table-cell>
          <table:table-cell table:number-columns-repeated="1017"/>
        </table:table-row>
        <table:table-row table:style-name="ro1">
          <table:table-cell table:formula="of:=COM.MICROSOFT.CONCAT([.B169:.G169])" office:value-type="string" office:string-value="Ash Speed:   18 x 5% = 90%" calcext:value-type="string">
            <text:p>Ash Speed: <text:s text:c="2"/>18 x 5% = 90%</text:p>
          </table:table-cell>
          <table:table-cell office:value-type="string" calcext:value-type="string">
            <text:p>Ash Speed: <text:s text:c="2"/></text:p>
          </table:table-cell>
          <table:table-cell table:formula="of:=[.B166]" office:value-type="float" office:value="18" calcext:value-type="float">
            <text:p>18</text:p>
          </table:table-cell>
          <table:table-cell office:value-type="string" calcext:value-type="string">
            <text:p><text:s/>x </text:p>
          </table:table-cell>
          <table:table-cell table:style-name="ce9" table:formula="of:=TEXT(5%; &quot;%&quot;)" office:value-type="string" office:string-value="5%" calcext:value-type="string">
            <text:p>5%</text:p>
          </table:table-cell>
          <table:table-cell office:value-type="string" calcext:value-type="string">
            <text:p><text:s/>= </text:p>
          </table:table-cell>
          <table:table-cell table:formula="of:=TEXT([.C169]*[.E169]; &quot;###,#%&quot;)" office:value-type="string" office:string-value="90%" calcext:value-type="string">
            <text:p>90%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[.B171:.O171])" office:value-type="string" office:string-value="Weight:   792.8 kgs  [1,747.8 lbs] [0.87 tons]" calcext:value-type="string">
            <text:p>Weight: <text:s text:c="2"/>792.8 kgs <text:s/>[1,747.8 lbs] [0.87 tons]</text:p>
          </table:table-cell>
          <table:table-cell office:value-type="string" calcext:value-type="string">
            <text:p>Weight:</text:p>
          </table:table-cell>
          <table:table-cell table:formula="of:=REPT(&quot; &quot;; LEN([.D172])-LEN([.D171]))" office:value-type="string" office:string-value="   " calcext:value-type="string">
            <text:p><text:s text:c="3"/></text:p>
          </table:table-cell>
          <table:table-cell table:formula="of:=TEXT([.AK2]; &quot;###,#.0&quot;)" office:value-type="string" office:string-value="792.8" calcext:value-type="string">
            <text:p>792.8</text:p>
          </table:table-cell>
          <table:table-cell office:value-type="string" calcext:value-type="string">
            <text:p><text:s/>kgs</text:p>
          </table:table-cell>
          <table:table-cell table:formula="of:=REPT(&quot; &quot;; LEN([.H172])-LEN([.H171])+1)" office:value-type="string" office:string-value="  " calcext:value-type="string">
            <text:p><text:s text:c="2"/></text:p>
          </table:table-cell>
          <table:table-cell office:value-type="string" calcext:value-type="string">
            <text:p>[</text:p>
          </table:table-cell>
          <table:table-cell table:style-name="ce9" table:formula="of:=TEXT([.AL2]; &quot;###,#.0&quot;)" office:value-type="string" office:string-value="1,747.8" calcext:value-type="string">
            <text:p>1,747.8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2]; &quot;0###,#.00&quot;)" office:value-type="string" office:string-value="0.87" calcext:value-type="string">
            <text:p>0.87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formula="of:=COM.MICROSOFT.CONCAT([.B172:.O172])" office:value-type="string" office:string-value="Maxed: 67,387.3 kgs [14,856.3 lbs] [7.43 tons]" calcext:value-type="string">
            <text:p>Maxed: 67,387.3 kgs [14,856.3 lbs] [7.43 tons]</text:p>
          </table:table-cell>
          <table:table-cell office:value-type="string" calcext:value-type="string">
            <text:p>Maxed: </text:p>
          </table:table-cell>
          <table:table-cell/>
          <table:table-cell table:formula="of:=TEXT([.AK6]; &quot;###,#.0&quot;)" office:value-type="string" office:string-value="67,387.3" calcext:value-type="string">
            <text:p>67,387.3</text:p>
          </table:table-cell>
          <table:table-cell office:value-type="string" calcext:value-type="string">
            <text:p><text:s/>kg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style-name="ce9" table:formula="of:=TEXT([.AL6]; &quot;###,#.0&quot;)" office:value-type="string" office:string-value="14,856.3" calcext:value-type="string">
            <text:p>14,856.3</text:p>
          </table:table-cell>
          <table:table-cell office:value-type="string" calcext:value-type="string">
            <text:p><text:s/>lbs]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[</text:p>
          </table:table-cell>
          <table:table-cell table:formula="of:=TEXT([.AM6]; &quot;###,#.00&quot;)" office:value-type="string" office:string-value="7.43" calcext:value-type="string">
            <text:p>7.43</text:p>
          </table:table-cell>
          <table:table-cell office:value-type="string" calcext:value-type="string">
            <text:p><text:s/>tons]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n-numeric or non-global defensive buff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lass: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three times as heavy and dense - &quot;; [.B30]; &quot; 2nd&quot;)" office:value-type="string" office:string-value="        Your bones are three times as heavy and dense - Sentinel Core [E] 2nd" calcext:value-type="string">
            <text:p><text:s text:c="8"/>Your bones are three times as heavy and dense - Sentinel Core [E] 2nd</text:p>
          </table:table-cell>
          <table:table-cell table:number-columns-repeated="1023"/>
        </table:table-row>
        <table:table-row table:style-name="ro1">
          <table:table-cell table:formula="of:=COM.MICROSOFT.CONCAT(&quot;        Muscles are (&quot;; [.C177]; &quot; + &quot;; [.D177]; &quot; + &quot;; [.E177]; &quot; = &quot;; [.F177]; &quot;) more dense - &quot;; [.B45] ;&quot; 2nd&quot;)" office:value-type="string" office:string-value="        Muscles are (270% + 230% + 65% = 565%) more dense - Avatar of Ash [E] 2nd" calcext:value-type="string">
            <text:p><text:s text:c="8"/>Muscles are (270% + 230% + 65% = 565%) more dense - Avatar of Ash [E] 2nd</text:p>
          </table:table-cell>
          <table:table-cell/>
          <table:table-cell table:formula="of:=TEXT([.B166]*15%;&quot;%&quot;)" office:value-type="string" office:string-value="270%" calcext:value-type="string">
            <text:p>270%</text:p>
          </table:table-cell>
          <table:table-cell table:formula="of:=TEXT([.B165]*10%;&quot;%&quot;)" office:value-type="string" office:string-value="230%" calcext:value-type="string">
            <text:p>230%</text:p>
          </table:table-cell>
          <table:table-cell table:formula="of:=TEXT([.B164]*5%;&quot;%&quot;)" office:value-type="string" office:string-value="65%" calcext:value-type="string">
            <text:p>65%</text:p>
          </table:table-cell>
          <table:table-cell table:formula="of:=TEXT([.C177]+[.D177]+[.E177]; &quot;###,#%&quot;)" office:value-type="string" office:string-value="565%" calcext:value-type="string">
            <text:p>565%</text:p>
          </table:table-cell>
          <table:table-cell table:number-columns-repeated="1018"/>
        </table:table-row>
        <table:table-row table:style-name="ro1">
          <table:table-cell table:formula="of:=COM.MICROSOFT.CONCAT(&quot;        Adds density to your bones, muscles and skin to increase strength, speed and damage. Base body weight is doubled - &quot;; [.B46]; &quot; 2nd&quot;)" office:value-type="string" office:string-value="        Adds density to your bones, muscles and skin to increase strength, speed and damage. Base body weight is doubled - Embered Form 2nd" calcext:value-type="string">
            <text:p><text:s text:c="8"/>Adds density to your bones, muscles and skin to increase strength, speed and damage. Base body weight is doubled - Embered Form 2nd</text:p>
          </table:table-cell>
          <table:table-cell table:number-columns-repeated="1023"/>
        </table:table-row>
        <table:table-row table:style-name="ro1">
          <table:table-cell table:formula="of:=COM.MICROSOFT.CONCAT(&quot;        The fires flowing through you have hardened your bones and muscles - &quot;; [.B53]; &quot; 2nd&quot;)" office:value-type="string" office:string-value="        The fires flowing through you have hardened your bones and muscles - Primordial Flesh 2nd" calcext:value-type="string">
            <text:p><text:s text:c="8"/>The fires flowing through you have hardened your bones and muscles - Primordial Flesh 2nd</text:p>
          </table:table-cell>
          <table:table-cell table:number-columns-repeated="1023"/>
        </table:table-row>
        <table:table-row table:style-name="ro1">
          <table:table-cell table:formula="of:=COM.MICROSOFT.CONCAT(&quot;        Your bones are steeped with mana, increasing both their weight and resilience two fold - &quot;; [.B31]; &quot; 2nd&quot;)" office:value-type="string" office:string-value="        Your bones are steeped with mana, increasing both their weight and resilience two fold - Eternal Brawling [E] 2nd" calcext:value-type="string">
            <text:p><text:s text:c="8"/>Your bones are steeped with mana, increasing both their weight and resilience two fold - Eternal Brawling [E]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esistance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and bones harden, adapting more and more to the element that threatened your life again and again - Earth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organs, bones, muscles and your skin become partially shock absorbent - Blast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bones and muscles have adapted to the stress you have put them under, weaving an even more intricate fabric of your ever increasing defensive capability - Blast 3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th bone magic attacks and anything else trying to break or injure your bones will have a harder time inflicting significant damage - Bone Magic 2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Your skin has adapted some of the diamond’s properties, its durability increased - Diamond Magic 2nd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        You’re more resilient to cuts and pressure - Water 3<text:span text:style-name="T1">rd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mary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Bones: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Three times as heavy and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 x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Doubled weight and resilienc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Muscles:</text:p>
          </table:table-cell>
          <table:table-cell table:number-columns-repeated="1023"/>
        </table:table-row>
        <table:table-row table:style-name="ro1">
          <table:table-cell table:formula="of:=COM.MICROSOFT.CONCAT(&quot;                [&quot;; [.F177]; &quot;] more dense.&quot;)" office:value-type="string" office:string-value="                [565%] more dense." calcext:value-type="string">
            <text:p><text:s text:c="16"/>[565%] more dens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Stress adapt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Skin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ens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Hardened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Increased durability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8"/>All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Partially shock absorbent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 text:c="16"/>Cut/pressure resistant.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8"/>
          <table:table-cell table:style-name="ce21" table:number-columns-repeated="966"/>
        </table:table-row>
        <table:table-row table:style-name="ro1">
          <table:table-cell table:number-columns-repeated="2"/>
          <table:table-cell office:value-type="string" calcext:value-type="string">
            <text:p>Class 1:</text:p>
          </table:table-cell>
          <table:table-cell table:formula="of:=[.B1]" office:value-type="float" office:value="510" calcext:value-type="float">
            <text:p>510</text:p>
          </table:table-cell>
          <table:table-cell table:formula="of:=LEN([.D213])" office:value-type="float" office:value="3" calcext:value-type="float">
            <text:p>3</text:p>
          </table:table-cell>
          <table:table-cell table:formula="of:=REPT(&quot; &quot;; MAX([.$E$213:.$E$215])-[.E213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24]" office:value-type="string" office:string-value="The Arcane Eternal" calcext:value-type="string">
            <text:p>The Arcane Eternal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Class 2:</text:p>
          </table:table-cell>
          <table:table-cell table:formula="of:=[.B2]" office:value-type="float" office:value="508" calcext:value-type="float">
            <text:p>508</text:p>
          </table:table-cell>
          <table:table-cell table:formula="of:=LEN([.D214])" office:value-type="float" office:value="3" calcext:value-type="float">
            <text:p>3</text:p>
          </table:table-cell>
          <table:table-cell table:formula="of:=REPT(&quot; &quot;; MAX([.$E$213:.$E$215])-[.E214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36]" office:value-type="string" office:string-value="The Ashen Titan" calcext:value-type="string">
            <text:p>The Ashen Titan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2"/>
          <table:table-cell office:value-type="string" calcext:value-type="string">
            <text:p>Class 3:</text:p>
          </table:table-cell>
          <table:table-cell table:formula="of:=[.B3]" office:value-type="float" office:value="500" calcext:value-type="float">
            <text:p>500</text:p>
          </table:table-cell>
          <table:table-cell table:formula="of:=LEN([.D215])" office:value-type="float" office:value="3" calcext:value-type="float">
            <text:p>3</text:p>
          </table:table-cell>
          <table:table-cell table:formula="of:=REPT(&quot; &quot;; MAX([.$E$213:.$E$215])-[.E215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B48]" office:value-type="string" office:string-value="The Primordial Arbiter" calcext:value-type="string">
            <text:p>The Primordial Arbiter</text:p>
          </table:table-cell>
          <table:table-cell table:number-columns-repeated="4"/>
          <table:table-cell table:style-name="ce9"/>
          <table:table-cell table:number-columns-repeated="1011"/>
        </table:table-row>
        <table:table-row table:style-name="ro1">
          <table:table-cell table:number-columns-repeated="52"/>
          <table:table-cell table:style-name="ce21" table:number-columns-repeated="6"/>
          <table:table-cell table:number-columns-repeated="966"/>
        </table:table-row>
        <table:table-row table:style-name="ro1">
          <table:table-cell table:number-columns-repeated="2"/>
          <table:table-cell table:style-name="ce9" table:formula="of:=TEXT([.E9]; &quot;#,###%&quot;)" office:value-type="string" office:string-value="900%" calcext:value-type="string">
            <text:p>900%</text:p>
          </table:table-cell>
          <table:table-cell table:formula="of:=IF([.E9]&lt;10; &quot; &quot;; &quot;&quot;)" office:value-type="string" office:string-value=" " calcext:value-type="string">
            <text:p><text:s/></text:p>
          </table:table-cell>
          <table:table-cell table:formula="of:=[.D9]" office:value-type="string" office:string-value="Body Enhancement" calcext:value-type="string">
            <text:p>Body Enhancement</text:p>
          </table:table-cell>
          <table:table-cell table:number-columns-repeated="17"/>
          <table:table-cell table:style-name="ce21" table:number-columns-repeated="30"/>
          <table:table-cell table:number-columns-repeated="972"/>
        </table:table-row>
        <table:table-row table:style-name="ro1">
          <table:table-cell table:number-columns-repeated="2"/>
          <table:table-cell table:style-name="ce9" table:formula="of:=TEXT([.E10]; &quot;#,###%&quot;)" office:value-type="string" office:string-value="400%" calcext:value-type="string">
            <text:p>400%</text:p>
          </table:table-cell>
          <table:table-cell table:formula="of:=IF([.E10]&lt;10; &quot; &quot;; &quot;&quot;)" office:value-type="string" office:string-value=" " calcext:value-type="string">
            <text:p><text:s/></text:p>
          </table:table-cell>
          <table:table-cell table:formula="of:=[.D10]" office:value-type="string" office:string-value="Healing" calcext:value-type="string">
            <text:p>Healin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1]; &quot;#,###%&quot;)" office:value-type="string" office:string-value="200%" calcext:value-type="string">
            <text:p>200%</text:p>
          </table:table-cell>
          <table:table-cell table:formula="of:=IF([.E11]&lt;10; &quot; &quot;; &quot;&quot;)" office:value-type="string" office:string-value=" " calcext:value-type="string">
            <text:p><text:s/></text:p>
          </table:table-cell>
          <table:table-cell table:formula="of:=[.D11]" office:value-type="string" office:string-value="Ashen" calcext:value-type="string">
            <text:p>Ashe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2]; &quot;#,###%&quot;)" office:value-type="string" office:string-value="300%" calcext:value-type="string">
            <text:p>300%</text:p>
          </table:table-cell>
          <table:table-cell table:formula="of:=IF([.E12]&lt;10; &quot; &quot;; &quot;&quot;)" office:value-type="string" office:string-value=" " calcext:value-type="string">
            <text:p><text:s/></text:p>
          </table:table-cell>
          <table:table-cell table:formula="of:=[.D12]" office:value-type="string" office:string-value="Space" calcext:value-type="string">
            <text:p>Sp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3]; &quot;#,###%&quot;)" office:value-type="string" office:string-value="100%" calcext:value-type="string">
            <text:p>100%</text:p>
          </table:table-cell>
          <table:table-cell table:formula="of:=IF([.E13]&lt;10; &quot; &quot;; &quot;&quot;)" office:value-type="string" office:string-value=" " calcext:value-type="string">
            <text:p><text:s/></text:p>
          </table:table-cell>
          <table:table-cell table:formula="of:=[.D13]" office:value-type="string" office:string-value="Flesh" calcext:value-type="string">
            <text:p>Fles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4]; &quot;#,###%&quot;)" office:value-type="string" office:string-value="100%" calcext:value-type="string">
            <text:p>100%</text:p>
          </table:table-cell>
          <table:table-cell table:formula="of:=IF([.E14]&lt;10; &quot; &quot;; &quot;&quot;)" office:value-type="string" office:string-value=" " calcext:value-type="string">
            <text:p><text:s/></text:p>
          </table:table-cell>
          <table:table-cell table:formula="of:=[.D14]" office:value-type="string" office:string-value="Mind" calcext:value-type="string">
            <text:p>Mind</text:p>
          </table:table-cell>
          <table:table-cell table:number-columns-repeated="7"/>
          <table:table-cell table:formula="of:=LEN([.E2])" office:value-type="float" office:value="4" calcext:value-type="float">
            <text:p>4</text:p>
          </table:table-cell>
          <table:table-cell table:formula="of:=REPT(&quot; &quot;; MAX([.$M$222:.$M$230])-[.M222])">
            <text:p/>
          </table:table-cell>
          <table:table-cell table:number-columns-repeated="1010"/>
        </table:table-row>
        <table:table-row table:style-name="ro1">
          <table:table-cell table:number-columns-repeated="2"/>
          <table:table-cell table:style-name="ce9" table:formula="of:=TEXT([.E15]; &quot;#,###%&quot;)" office:value-type="string" office:string-value="100%" calcext:value-type="string">
            <text:p>100%</text:p>
          </table:table-cell>
          <table:table-cell table:formula="of:=IF([.E15]&lt;10; &quot; &quot;; &quot;&quot;)" office:value-type="string" office:string-value=" " calcext:value-type="string">
            <text:p><text:s/></text:p>
          </table:table-cell>
          <table:table-cell table:formula="of:=[.D15]" office:value-type="string" office:string-value="Ice" calcext:value-type="string">
            <text:p>I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6]; &quot;#,###%&quot;)" office:value-type="string" office:string-value="100%" calcext:value-type="string">
            <text:p>100%</text:p>
          </table:table-cell>
          <table:table-cell table:formula="of:=IF([.E16]&lt;10; &quot; &quot;; &quot;&quot;)" office:value-type="string" office:string-value=" " calcext:value-type="string">
            <text:p><text:s/></text:p>
          </table:table-cell>
          <table:table-cell table:formula="of:=[.D16]" office:value-type="string" office:string-value="Lava" calcext:value-type="string">
            <text:p>Lava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9" table:formula="of:=TEXT([.E17]; &quot;#,###%&quot;)" office:value-type="string" office:string-value="100%" calcext:value-type="string">
            <text:p>100%</text:p>
          </table:table-cell>
          <table:table-cell table:formula="of:=IF([.E17]&lt;10; &quot; &quot;; &quot;&quot;)" office:value-type="string" office:string-value=" " calcext:value-type="string">
            <text:p><text:s/></text:p>
          </table:table-cell>
          <table:table-cell table:formula="of:=[.D17]" office:value-type="string" office:string-value="Earth" calcext:value-type="string">
            <text:p>Earth</text:p>
          </table:table-cell>
          <table:table-cell table:number-columns-repeated="1019"/>
        </table:table-row>
        <table:table-row table:style-name="ro1">
          <table:table-cell table:number-columns-repeated="12"/>
          <table:table-cell table:formula="of:=LEN([.E3])" office:value-type="float" office:value="3" calcext:value-type="float">
            <text:p>3</text:p>
          </table:table-cell>
          <table:table-cell table:formula="of:=REPT(&quot; &quot;; MAX([.$M$222:.$M$230])-[.M226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4]" office:value-type="float" office:value="535" calcext:value-type="float">
            <text:p>535</text:p>
          </table:table-cell>
          <table:table-cell office:value-type="string" calcext:value-type="string">
            <text:p><text:s/>[</text:p>
          </table:table-cell>
          <table:table-cell table:style-name="ce14" table:formula="of:=TEXT([.F4];&quot;#,##0.0&quot;)" office:value-type="string" office:string-value="7,490.0" calcext:value-type="string">
            <text:p>7,490.0</text:p>
          </table:table-cell>
          <table:table-cell office:value-type="string" calcext:value-type="string">
            <text:p>]</text:p>
          </table:table-cell>
          <table:table-cell/>
          <table:table-cell table:formula="of:=LEN([.H227])" office:value-type="float" office:value="7" calcext:value-type="float">
            <text:p>7</text:p>
          </table:table-cell>
          <table:table-cell table:formula="of:=REPT(&quot; &quot;; MAX([.$K$227:.$K$229])-[.K227])" office:value-type="string" office:string-value=" " calcext:value-type="string">
            <text:p><text:s/></text:p>
          </table:table-cell>
          <table:table-cell table:formula="of:=LEN([.E4])" office:value-type="float" office:value="3" calcext:value-type="float">
            <text:p>3</text:p>
          </table:table-cell>
          <table:table-cell table:formula="of:=REPT(&quot; &quot;; MAX([.$M$222:.$M$230])-[.M227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5]" office:value-type="float" office:value="450" calcext:value-type="float">
            <text:p>450</text:p>
          </table:table-cell>
          <table:table-cell office:value-type="string" calcext:value-type="string">
            <text:p><text:s/>[</text:p>
          </table:table-cell>
          <table:table-cell table:style-name="ce14" table:formula="of:=TEXT([.F5];&quot;#,##0.0&quot;)" office:value-type="string" office:string-value="2,970.0" calcext:value-type="string">
            <text:p>2,970.0</text:p>
          </table:table-cell>
          <table:table-cell office:value-type="string" calcext:value-type="string">
            <text:p>]</text:p>
          </table:table-cell>
          <table:table-cell/>
          <table:table-cell table:formula="of:=LEN([.H228])" office:value-type="float" office:value="7" calcext:value-type="float">
            <text:p>7</text:p>
          </table:table-cell>
          <table:table-cell table:formula="of:=REPT(&quot; &quot;; MAX([.$K$227:.$K$229])-[.K228])" office:value-type="string" office:string-value=" " calcext:value-type="string">
            <text:p><text:s/></text:p>
          </table:table-cell>
          <table:table-cell table:formula="of:=LEN([.E5])" office:value-type="float" office:value="3" calcext:value-type="float">
            <text:p>3</text:p>
          </table:table-cell>
          <table:table-cell table:formula="of:=REPT(&quot; &quot;; MAX([.$M$222:.$M$230])-[.M228])" office:value-type="string" office:string-value=" 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table:formula="of:=[.E6]" office:value-type="float" office:value="1660" calcext:value-type="float">
            <text:p>1660</text:p>
          </table:table-cell>
          <table:table-cell office:value-type="string" calcext:value-type="string">
            <text:p><text:s/>[</text:p>
          </table:table-cell>
          <table:table-cell table:style-name="ce14" table:formula="of:=TEXT([.F6];&quot;#,##0.0&quot;)" office:value-type="string" office:string-value="23,240.0" calcext:value-type="string">
            <text:p>23,240.0</text:p>
          </table:table-cell>
          <table:table-cell office:value-type="string" calcext:value-type="string">
            <text:p>]</text:p>
          </table:table-cell>
          <table:table-cell/>
          <table:table-cell table:formula="of:=LEN([.H229])" office:value-type="float" office:value="8" calcext:value-type="float">
            <text:p>8</text:p>
          </table:table-cell>
          <table:table-cell table:formula="of:=REPT(&quot; &quot;; MAX([.$K$227:.$K$229])-[.K229])">
            <text:p/>
          </table:table-cell>
          <table:table-cell table:formula="of:=LEN([.E6])" office:value-type="float" office:value="4" calcext:value-type="float">
            <text:p>4</text:p>
          </table:table-cell>
          <table:table-cell table:formula="of:=REPT(&quot; &quot;; MAX([.$M$222:.$M$230])-[.M229])">
            <text:p/>
          </table:table-cell>
          <table:table-cell table:number-columns-repeated="1010"/>
        </table:table-row>
        <table:table-row table:style-name="ro1">
          <table:table-cell table:number-columns-repeated="12"/>
          <table:table-cell table:formula="of:=LEN([.E7])" office:value-type="float" office:value="4" calcext:value-type="float">
            <text:p>4</text:p>
          </table:table-cell>
          <table:table-cell table:formula="of:=REPT(&quot; &quot;; MAX([.$M$222:.$M$230])-[.M230])">
            <text:p/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Resilience: </text:p>
          </table:table-cell>
          <table:table-cell table:style-name="ce12"/>
          <table:table-cell table:formula="of:=TEXT([.K3];&quot;#,##0.0%&quot;)" office:value-type="string" office:string-value="5,039.0%" calcext:value-type="string">
            <text:p>5,03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14"/>
          <table:table-cell table:style-name="ce14" office:value-type="string" calcext:value-type="string">
            <text:p>w/Mantle: <text:s text:c="2"/></text:p>
          </table:table-cell>
          <table:table-cell table:style-name="ce12"/>
          <table:table-cell table:formula="of:=TEXT([.K3]+750%;&quot;#,##0.0%&quot;)" office:value-type="string" office:string-value="5,789.0%" calcext:value-type="string">
            <text:p>5,789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4];&quot;#,##0.0%&quot;)" office:value-type="string" office:string-value="1,948.0%" calcext:value-type="string">
            <text:p>1,948.0%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9" table:number-columns-repeated="2"/>
          <table:table-cell/>
          <table:table-cell table:formula="of:=TEXT([.K6];&quot;#,##0.0%&quot;)" office:value-type="string" office:string-value="1,810.0%" calcext:value-type="string">
            <text:p>1,810.0%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formula="of:=TEXT([.T2];&quot;#,##0&quot;)" office:value-type="string" office:string-value="69,692" calcext:value-type="string">
            <text:p>69,692</text:p>
          </table:table-cell>
          <table:table-cell table:formula="of:=LEN([.C237])" office:value-type="float" office:value="6" calcext:value-type="float">
            <text:p>6</text:p>
          </table:table-cell>
          <table:table-cell table:formula="of:=REPT(&quot; &quot;;MAX([.$D$237:.$D$239])-[.D237]+1)" office:value-type="string" office:string-value="  " calcext:value-type="string">
            <text:p><text:s text:c="2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3];&quot;#,##0&quot;)" office:value-type="string" office:string-value="4,500" calcext:value-type="string">
            <text:p>4,500</text:p>
          </table:table-cell>
          <table:table-cell table:formula="of:=LEN([.C238])" office:value-type="float" office:value="5" calcext:value-type="float">
            <text:p>5</text:p>
          </table:table-cell>
          <table:table-cell table:formula="of:=REPT(&quot; &quot;;MAX([.$D$237:.$D$239])-[.D238]+1)" office:value-type="string" office:string-value="   " calcext:value-type="string">
            <text:p><text:s text:c="3"/>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TEXT([.T4];&quot;#,##0&quot;)" office:value-type="string" office:string-value="109,200" calcext:value-type="string">
            <text:p>109,200</text:p>
          </table:table-cell>
          <table:table-cell table:formula="of:=LEN([.C239])" office:value-type="float" office:value="7" calcext:value-type="float">
            <text:p>7</text:p>
          </table:table-cell>
          <table:table-cell table:formula="of:=REPT(&quot; &quot;;MAX([.$D$237:.$D$239])-[.D239]+1)" office:value-type="string" office:string-value=" " calcext:value-type="string">
            <text:p><text:s/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hp/s: <text:s text:c="4"/></text:p>
          </table:table-cell>
          <table:table-cell table:formula="of:=TEXT([.W2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2];&quot;#,##0.0&quot;)" office:value-type="string" office:string-value="235.5" calcext:value-type="string">
            <text:p>235.5</text:p>
          </table:table-cell>
          <table:table-cell office:value-type="string" calcext:value-type="string">
            <text:p>] [</text:p>
          </table:table-cell>
          <table:table-cell table:formula="of:=TEXT(100%/[.W2];&quot;#,##0.0&quot;)" office:value-type="string" office:string-value="296.0" calcext:value-type="string">
            <text:p>296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antle: </text:p>
          </table:table-cell>
          <table:table-cell table:formula="of:=TEXT([.W5];&quot;#,##0.00%&quot;)" office:value-type="string" office:string-value="0.48%" calcext:value-type="string">
            <text:p>0.48%</text:p>
          </table:table-cell>
          <table:table-cell office:value-type="string" calcext:value-type="string">
            <text:p><text:s/>[</text:p>
          </table:table-cell>
          <table:table-cell table:formula="of:=TEXT([.V5];&quot;#,##0.0&quot;)" office:value-type="string" office:string-value="331.3" calcext:value-type="string">
            <text:p>331.3</text:p>
          </table:table-cell>
          <table:table-cell office:value-type="string" calcext:value-type="string">
            <text:p>] [</text:p>
          </table:table-cell>
          <table:table-cell table:formula="of:=TEXT(100%/[.W5];&quot;#,##0.0&quot;)" office:value-type="string" office:string-value="210.4" calcext:value-type="string">
            <text:p>210.4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mp/s: <text:s text:c="4"/></text:p>
          </table:table-cell>
          <table:table-cell table:formula="of:=TEXT([.W3];&quot;#,##0.00%&quot;)" office:value-type="string" office:string-value="0.34%" calcext:value-type="string">
            <text:p>0.34%</text:p>
          </table:table-cell>
          <table:table-cell office:value-type="string" calcext:value-type="string">
            <text:p><text:s/>[</text:p>
          </table:table-cell>
          <table:table-cell table:formula="of:=TEXT([.V3];&quot;#,##0.0&quot;)" office:value-type="string" office:string-value="367.6" calcext:value-type="string">
            <text:p>367.6</text:p>
          </table:table-cell>
          <table:table-cell office:value-type="string" calcext:value-type="string">
            <text:p>] [</text:p>
          </table:table-cell>
          <table:table-cell table:formula="of:=TEXT(100%/[.W3];&quot;#,##0.0&quot;)" office:value-type="string" office:string-value="297.0" calcext:value-type="string">
            <text:p>297.0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3"/>
          <table:table-cell office:value-type="string" calcext:value-type="string">
            <text:p>w/Med: <text:s text:c="3"/></text:p>
          </table:table-cell>
          <table:table-cell table:formula="of:=TEXT([.W4];&quot;#,##0.00%&quot;)" office:value-type="string" office:string-value="0.41%" calcext:value-type="string">
            <text:p>0.41%</text:p>
          </table:table-cell>
          <table:table-cell office:value-type="string" calcext:value-type="string">
            <text:p><text:s/>[</text:p>
          </table:table-cell>
          <table:table-cell table:formula="of:=TEXT([.V4];&quot;#,##0.0&quot;)" office:value-type="string" office:string-value="452.8" calcext:value-type="string">
            <text:p>452.8</text:p>
          </table:table-cell>
          <table:table-cell office:value-type="string" calcext:value-type="string">
            <text:p>] [</text:p>
          </table:table-cell>
          <table:table-cell table:formula="of:=TEXT(100%/[.W4];&quot;#,##0.0&quot;)" office:value-type="string" office:string-value="241.2" calcext:value-type="string">
            <text:p>241.2</text:p>
          </table:table-cell>
          <table:table-cell/>
          <table:table-cell office:value-type="string" calcext:value-type="string">
            <text:p>s to full]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formula="of:=TEXT([.R13];&quot;#,##0.000%&quot;)" office:value-type="string" office:string-value="98.689%" calcext:value-type="string">
            <text:p>98.689%</text:p>
          </table:table-cell>
          <table:table-cell table:formula="of:=REPT(&quot; &quot;;MAX([.$K$247:.$K$248])-[.K247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7])" office:value-type="string" office:string-value=" " calcext:value-type="string">
            <text:p><text:s/></text:p>
          </table:table-cell>
          <table:table-cell table:style-name="ce54" table:formula="of:=TEXT([.S13];&quot;#,##0.00&quot;)" office:value-type="string" office:string-value="76.31" calcext:value-type="string">
            <text:p>76.31</text:p>
          </table:table-cell>
          <table:table-cell office:value-type="string" calcext:value-type="string">
            <text:p>]</text:p>
          </table:table-cell>
          <table:table-cell/>
          <table:table-cell table:formula="of:=LEN([.D247])" office:value-type="float" office:value="7" calcext:value-type="float">
            <text:p>7</text:p>
          </table:table-cell>
          <table:table-cell table:formula="of:=LEN([.H247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TEXT([.T13];&quot;#,##0.0&quot;)" office:value-type="string" office:string-value="5,318,370.8" calcext:value-type="string">
            <text:p>5,318,370.8</text:p>
          </table:table-cell>
          <table:table-cell table:formula="of:=REPT(&quot; &quot;;MAX([.$K$247:.$K$248])-[.K248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48])">
            <text:p/>
          </table:table-cell>
          <table:table-cell table:formula="of:=TEXT([.S13]*(1+[.$AZ$22]);&quot;#,##0.00&quot;)" office:value-type="string" office:string-value="289.99" calcext:value-type="string">
            <text:p>289.99</text:p>
          </table:table-cell>
          <table:table-cell office:value-type="string" calcext:value-type="string">
            <text:p>]</text:p>
          </table:table-cell>
          <table:table-cell/>
          <table:table-cell table:formula="of:=LEN([.D248])" office:value-type="float" office:value="11" calcext:value-type="float">
            <text:p>11</text:p>
          </table:table-cell>
          <table:table-cell table:formula="of:=LEN([.H248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Mitigation: <text:s text:c="6"/></text:p>
          </table:table-cell>
          <table:table-cell table:formula="of:=TEXT([.R16];&quot;#,##0.000%&quot;)" office:value-type="string" office:string-value="98.802%" calcext:value-type="string">
            <text:p>98.802%</text:p>
          </table:table-cell>
          <table:table-cell table:formula="of:=REPT(&quot; &quot;;MAX([.$K$247:.$K$248])-[.K250]+1)" office:value-type="string" office:string-value="     " calcext:value-type="string">
            <text:p><text:s text:c="5"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0])" office:value-type="string" office:string-value=" " calcext:value-type="string">
            <text:p><text:s/></text:p>
          </table:table-cell>
          <table:table-cell table:style-name="ce54" table:formula="of:=TEXT([.S16];&quot;#,##0.00&quot;)" office:value-type="string" office:string-value="83.50" calcext:value-type="string">
            <text:p>83.50</text:p>
          </table:table-cell>
          <table:table-cell office:value-type="string" calcext:value-type="string">
            <text:p>]</text:p>
          </table:table-cell>
          <table:table-cell/>
          <table:table-cell table:formula="of:=LEN([.D250])" office:value-type="float" office:value="7" calcext:value-type="float">
            <text:p>7</text:p>
          </table:table-cell>
          <table:table-cell table:formula="of:=LEN([.H250])" office:value-type="float" office:value="5" calcext:value-type="float">
            <text:p>5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string" calcext:value-type="string">
            <text:p>Effective Health: </text:p>
          </table:table-cell>
          <table:table-cell table:formula="of:=TEXT([.T16];&quot;#,##0.0&quot;)" office:value-type="string" office:string-value="5,819,282.0" calcext:value-type="string">
            <text:p>5,819,282.0</text:p>
          </table:table-cell>
          <table:table-cell table:formula="of:=REPT(&quot; &quot;;MAX([.$K$247:.$K$248])-[.K251]+1)" office:value-type="string" office:string-value=" " calcext:value-type="string">
            <text:p><text:s/></text:p>
          </table:table-cell>
          <table:table-cell office:value-type="string" calcext:value-type="string">
            <text:p>[hp x </text:p>
          </table:table-cell>
          <table:table-cell table:formula="of:=REPT(&quot; &quot;;MAX([.$L$247:.$L$248])-[.L251])">
            <text:p/>
          </table:table-cell>
          <table:table-cell table:formula="of:=TEXT([.S16]*(1+[.$AZ$22]);&quot;#,##0.00&quot;)" office:value-type="string" office:string-value="317.30" calcext:value-type="string">
            <text:p>317.30</text:p>
          </table:table-cell>
          <table:table-cell office:value-type="string" calcext:value-type="string">
            <text:p>]</text:p>
          </table:table-cell>
          <table:table-cell/>
          <table:table-cell table:formula="of:=LEN([.D251])" office:value-type="float" office:value="11" calcext:value-type="float">
            <text:p>11</text:p>
          </table:table-cell>
          <table:table-cell table:formula="of:=LEN([.H251])" office:value-type="float" office:value="6" calcext:value-type="float">
            <text:p>6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formula="of:=MAX([.E254:.E283])" office:value-type="float" office:value="30" calcext:value-type="float">
            <text:p>30</text:p>
          </table:table-cell>
          <table:table-cell table:number-columns-repeated="8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9" table:formula="of:=TEXT([.K25]; &quot;x# &quot;)" office:value-type="string" office:string-value="x5 " calcext:value-type="string">
            <text:p>x5 </text:p>
          </table:table-cell>
          <table:table-cell table:formula="of:=LEN([.B25])" office:value-type="float" office:value="17" calcext:value-type="float">
            <text:p>17</text:p>
          </table:table-cell>
          <table:table-cell table:formula="of:=[.$E$253]-[.E254]+1+IF([.K25]&lt;10;1;0)" office:value-type="float" office:value="15" calcext:value-type="float">
            <text:p>15</text:p>
          </table:table-cell>
          <table:table-cell/>
          <table:table-cell table:formula="of:=[.C25]" office:value-type="float" office:value="3" calcext:value-type="float">
            <text:p>3</text:p>
          </table:table-cell>
          <table:table-cell table:formula="of:=[.D25]" office:value-type="float" office:value="1" calcext:value-type="float">
            <text:p>1</text:p>
          </table:table-cell>
          <table:table-cell/>
          <table:table-cell table:formula="of:=IF([.I254]&lt;10; &quot;  &quot;; &quot; &quot;)" office:value-type="string" office:string-value="  " calcext:value-type="string">
            <text:p><text:s text:c="2"/></text:p>
          </table:table-cell>
          <table:table-cell table:formula="of:=REPT(&quot; &quot;; [.F254])" office:value-type="string" office:string-value="               " calcext:value-type="string">
            <text:p><text:s text:c="15"/></text:p>
          </table:table-cell>
          <table:table-cell office:value-type="string" calcext:value-type="string">
            <text:p>[</text:p>
          </table:table-cell>
          <table:table-cell table:formula="of:=TEXT([.T254];&quot;.0&quot;)" office:value-type="string" office:string-value="5.5" calcext:value-type="string">
            <text:p>5.5</text:p>
          </table:table-cell>
          <table:table-cell office:value-type="string" calcext:value-type="string">
            <text:p>m range]</text:p>
          </table:table-cell>
          <table:table-cell table:number-columns-repeated="4"/>
          <table:table-cell table:style-name="ce8" table:formula="of:=5+0.5*[.D25]" office:value-type="float" office:value="5.5" calcext:value-type="float">
            <text:p>5.5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 table:formula="of:=TEXT([.K26]; &quot;x# &quot;)" office:value-type="string" office:string-value="x5 " calcext:value-type="string">
            <text:p>x5 </text:p>
          </table:table-cell>
          <table:table-cell table:formula="of:=LEN([.B26])" office:value-type="float" office:value="27" calcext:value-type="float">
            <text:p>27</text:p>
          </table:table-cell>
          <table:table-cell table:formula="of:=[.$E$253]-[.E255]+1+IF([.K26]&lt;10;1;0)" office:value-type="float" office:value="5" calcext:value-type="float">
            <text:p>5</text:p>
          </table:table-cell>
          <table:table-cell/>
          <table:table-cell table:formula="of:=[.C26]" office:value-type="float" office:value="3" calcext:value-type="float">
            <text:p>3</text:p>
          </table:table-cell>
          <table:table-cell table:formula="of:=[.D26]" office:value-type="float" office:value="10" calcext:value-type="float">
            <text:p>10</text:p>
          </table:table-cell>
          <table:table-cell/>
          <table:table-cell table:formula="of:=IF([.I255]&lt;10; &quot;  &quot;; &quot; &quot;)" office:value-type="string" office:string-value=" " calcext:value-type="string">
            <text:p><text:s/></text:p>
          </table:table-cell>
          <table:table-cell table:formula="of:=REPT(&quot; &quot;; [.F255])" office:value-type="string" office:string-value="     " calcext:value-type="string">
            <text:p><text:s text:c="5"/></text:p>
          </table:table-cell>
          <table:table-cell table:formula="of:=IF([.N25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7]; &quot;x# &quot;)" office:value-type="string" office:string-value="x10 " calcext:value-type="string">
            <text:p>x10 </text:p>
          </table:table-cell>
          <table:table-cell table:formula="of:=LEN([.B27])" office:value-type="float" office:value="22" calcext:value-type="float">
            <text:p>22</text:p>
          </table:table-cell>
          <table:table-cell table:formula="of:=[.$E$253]-[.E256]+1+IF([.K27]&lt;10;1;0)" office:value-type="float" office:value="9" calcext:value-type="float">
            <text:p>9</text:p>
          </table:table-cell>
          <table:table-cell/>
          <table:table-cell table:formula="of:=[.C27]" office:value-type="float" office:value="3" calcext:value-type="float">
            <text:p>3</text:p>
          </table:table-cell>
          <table:table-cell table:formula="of:=[.D27]" office:value-type="float" office:value="8" calcext:value-type="float">
            <text:p>8</text:p>
          </table:table-cell>
          <table:table-cell/>
          <table:table-cell table:formula="of:=IF([.I256]&lt;10; &quot;  &quot;; &quot; &quot;)" office:value-type="string" office:string-value="  " calcext:value-type="string">
            <text:p><text:s text:c="2"/></text:p>
          </table:table-cell>
          <table:table-cell table:formula="of:=REPT(&quot; &quot;; [.F256])" office:value-type="string" office:string-value="         " calcext:value-type="string">
            <text:p><text:s text:c="9"/></text:p>
          </table:table-cell>
          <table:table-cell table:formula="of:=IF([.N256]=&quot;&quot;;&quot;&quot;;&quot;[&quot;)" office:value-type="string" office:string-value="[" calcext:value-type="string">
            <text:p>[</text:p>
          </table:table-cell>
          <table:table-cell table:formula="of:=COM.MICROSOFT.CONCAT(TEXT([.L27];&quot;#,##0.0%&quot;); [.$N$253]; TEXT([.M27];&quot;#,##0.0%&quot;))" office:value-type="string" office:string-value="74.0% =&gt; 740.0%" calcext:value-type="string">
            <text:p>74.0% =&gt; 74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28]; &quot;x# &quot;)" office:value-type="string" office:string-value="x1 " calcext:value-type="string">
            <text:p>x1 </text:p>
          </table:table-cell>
          <table:table-cell table:formula="of:=LEN([.B28])" office:value-type="float" office:value="12" calcext:value-type="float">
            <text:p>12</text:p>
          </table:table-cell>
          <table:table-cell table:formula="of:=[.$E$253]-[.E257]+1+IF([.K28]&lt;10;1;0)" office:value-type="float" office:value="20" calcext:value-type="float">
            <text:p>20</text:p>
          </table:table-cell>
          <table:table-cell/>
          <table:table-cell table:formula="of:=[.C28]" office:value-type="float" office:value="3" calcext:value-type="float">
            <text:p>3</text:p>
          </table:table-cell>
          <table:table-cell table:formula="of:=[.D28]" office:value-type="float" office:value="6" calcext:value-type="float">
            <text:p>6</text:p>
          </table:table-cell>
          <table:table-cell/>
          <table:table-cell table:formula="of:=IF([.I257]&lt;10; &quot;  &quot;; &quot; &quot;)" office:value-type="string" office:string-value="  " calcext:value-type="string">
            <text:p><text:s text:c="2"/></text:p>
          </table:table-cell>
          <table:table-cell table:formula="of:=REPT(&quot; &quot;; [.F257])" office:value-type="string" office:string-value="                    " calcext:value-type="string">
            <text:p><text:s text:c="20"/></text:p>
          </table:table-cell>
          <table:table-cell table:formula="of:=IF([.N25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29]; &quot;x# &quot;)" office:value-type="string" office:string-value="x1 " calcext:value-type="string">
            <text:p>x1 </text:p>
          </table:table-cell>
          <table:table-cell table:formula="of:=LEN([.B29])" office:value-type="float" office:value="19" calcext:value-type="float">
            <text:p>19</text:p>
          </table:table-cell>
          <table:table-cell table:formula="of:=[.$E$253]-[.E258]+1+IF([.K29]&lt;10;1;0)" office:value-type="float" office:value="13" calcext:value-type="float">
            <text:p>13</text:p>
          </table:table-cell>
          <table:table-cell/>
          <table:table-cell table:formula="of:=[.C29]" office:value-type="float" office:value="3" calcext:value-type="float">
            <text:p>3</text:p>
          </table:table-cell>
          <table:table-cell table:formula="of:=[.D29]" office:value-type="float" office:value="2" calcext:value-type="float">
            <text:p>2</text:p>
          </table:table-cell>
          <table:table-cell/>
          <table:table-cell table:formula="of:=IF([.I258]&lt;10; &quot;  &quot;; &quot; &quot;)" office:value-type="string" office:string-value="  " calcext:value-type="string">
            <text:p><text:s text:c="2"/></text:p>
          </table:table-cell>
          <table:table-cell table:formula="of:=REPT(&quot; &quot;; [.F258])" office:value-type="string" office:string-value="             " calcext:value-type="string">
            <text:p><text:s text:c="13"/></text:p>
          </table:table-cell>
          <table:table-cell table:formula="of:=IF([.N25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0]; &quot;x# &quot;)" office:value-type="string" office:string-value="x14 " calcext:value-type="string">
            <text:p>x14 </text:p>
          </table:table-cell>
          <table:table-cell table:formula="of:=LEN([.B30])" office:value-type="float" office:value="17" calcext:value-type="float">
            <text:p>17</text:p>
          </table:table-cell>
          <table:table-cell table:formula="of:=[.$E$253]-[.E259]+1+IF([.K30]&lt;10;1;0)" office:value-type="float" office:value="14" calcext:value-type="float">
            <text:p>14</text:p>
          </table:table-cell>
          <table:table-cell/>
          <table:table-cell table:formula="of:=[.C30]" office:value-type="float" office:value="3" calcext:value-type="float">
            <text:p>3</text:p>
          </table:table-cell>
          <table:table-cell table:formula="of:=[.D30]" office:value-type="float" office:value="9" calcext:value-type="float">
            <text:p>9</text:p>
          </table:table-cell>
          <table:table-cell/>
          <table:table-cell table:formula="of:=IF([.I259]&lt;10; &quot;  &quot;; &quot; &quot;)" office:value-type="string" office:string-value="  " calcext:value-type="string">
            <text:p><text:s text:c="2"/></text:p>
          </table:table-cell>
          <table:table-cell table:formula="of:=REPT(&quot; &quot;; [.F259])" office:value-type="string" office:string-value="              " calcext:value-type="string">
            <text:p><text:s text:c="14"/></text:p>
          </table:table-cell>
          <table:table-cell table:formula="of:=IF([.N259]=&quot;&quot;;&quot;&quot;;&quot;[&quot;)" office:value-type="string" office:string-value="[" calcext:value-type="string">
            <text:p>[</text:p>
          </table:table-cell>
          <table:table-cell table:formula="of:=COM.MICROSOFT.CONCAT(TEXT([.AV13];&quot;#,##0.0%&quot;); [.$N$253]; TEXT([.AW30];&quot;#,##0.0%&quot;))" office:value-type="string" office:string-value="44.5% =&gt; 623.0%" calcext:value-type="string">
            <text:p>44.5% =&gt; 623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L30];&quot;#,##0.0%&quot;); [.$N$253]; TEXT([.M30];&quot;#,##0.0%&quot;))" office:value-type="string" office:string-value="124.5% =&gt; 1,743.0%" calcext:value-type="string">
            <text:p>124.5% =&gt; 1,743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I30];&quot;#,##0.0%&quot;);[.$N$253]; TEXT([.AK30];&quot;#,##0.0%&quot;))" office:value-type="string" office:string-value="25.0% =&gt; 350.0%" calcext:value-type="string">
            <text:p>25.0% =&gt; 350.0%</text:p>
          </table:table-cell>
          <table:table-cell office:value-type="string" calcext:value-type="string">
            <text:p><text:s/>Magic Resistance]</text:p>
          </table:table-cell>
          <table:table-cell table:number-columns-repeated="1005"/>
        </table:table-row>
        <table:table-row table:style-name="ro1">
          <table:table-cell table:number-columns-repeated="3"/>
          <table:table-cell table:style-name="ce9" table:formula="of:=TEXT([.K31]; &quot;x# &quot;)" office:value-type="string" office:string-value="x10 " calcext:value-type="string">
            <text:p>x10 </text:p>
          </table:table-cell>
          <table:table-cell table:formula="of:=LEN([.B31])" office:value-type="float" office:value="20" calcext:value-type="float">
            <text:p>20</text:p>
          </table:table-cell>
          <table:table-cell table:formula="of:=[.$E$253]-[.E260]+1+IF([.K31]&lt;10;1;0)" office:value-type="float" office:value="11" calcext:value-type="float">
            <text:p>11</text:p>
          </table:table-cell>
          <table:table-cell/>
          <table:table-cell table:formula="of:=[.C31]" office:value-type="float" office:value="3" calcext:value-type="float">
            <text:p>3</text:p>
          </table:table-cell>
          <table:table-cell table:formula="of:=[.D31]" office:value-type="float" office:value="2" calcext:value-type="float">
            <text:p>2</text:p>
          </table:table-cell>
          <table:table-cell/>
          <table:table-cell table:formula="of:=IF([.I260]&lt;10; &quot;  &quot;; &quot; &quot;)" office:value-type="string" office:string-value="  " calcext:value-type="string">
            <text:p><text:s text:c="2"/></text:p>
          </table:table-cell>
          <table:table-cell table:formula="of:=REPT(&quot; &quot;; [.F260])" office:value-type="string" office:string-value="           " calcext:value-type="string">
            <text:p><text:s text:c="11"/></text:p>
          </table:table-cell>
          <table:table-cell table:formula="of:=IF([.N260]=&quot;&quot;;&quot;&quot;;&quot;[&quot;)" office:value-type="string" office:string-value="[" calcext:value-type="string">
            <text:p>[</text:p>
          </table:table-cell>
          <table:table-cell table:formula="of:=COM.MICROSOFT.CONCAT(TEXT([.L31];&quot;#,##0.0%&quot;);[.$N$253]; TEXT([.M31];&quot;#,##0.0%&quot;))" office:value-type="string" office:string-value="96.0% =&gt; 960.0%" calcext:value-type="string">
            <text:p>96.0% =&gt; 960.0%</text:p>
          </table:table-cell>
          <table:table-cell office:value-type="string" calcext:value-type="string">
            <text:p><text:s/>Damage, </text:p>
          </table:table-cell>
          <table:table-cell table:formula="of:=TEXT(1% + 0.25%*[.D31]; &quot;.00%&quot;)" office:value-type="string" office:string-value="1.50%" calcext:value-type="string">
            <text:p>1.50%</text:p>
          </table:table-cell>
          <table:table-cell office:value-type="string" calcext:value-type="string">
            <text:p><text:s/>DR/attack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2]; &quot;x# &quot;)" office:value-type="string" office:string-value="x10 " calcext:value-type="string">
            <text:p>x10 </text:p>
          </table:table-cell>
          <table:table-cell table:formula="of:=LEN([.B32])" office:value-type="float" office:value="16" calcext:value-type="float">
            <text:p>16</text:p>
          </table:table-cell>
          <table:table-cell table:formula="of:=[.$E$253]-[.E261]+1+IF([.K32]&lt;10;1;0)" office:value-type="float" office:value="15" calcext:value-type="float">
            <text:p>15</text:p>
          </table:table-cell>
          <table:table-cell/>
          <table:table-cell table:formula="of:=[.C32]" office:value-type="float" office:value="3" calcext:value-type="float">
            <text:p>3</text:p>
          </table:table-cell>
          <table:table-cell table:formula="of:=[.D32]" office:value-type="float" office:value="30" calcext:value-type="float">
            <text:p>30</text:p>
          </table:table-cell>
          <table:table-cell/>
          <table:table-cell table:formula="of:=IF([.I261]&lt;10; &quot;  &quot;; &quot; &quot;)" office:value-type="string" office:string-value=" " calcext:value-type="string">
            <text:p><text:s/></text:p>
          </table:table-cell>
          <table:table-cell table:formula="of:=REPT(&quot; &quot;; [.F261])" office:value-type="string" office:string-value="               " calcext:value-type="string">
            <text:p><text:s text:c="15"/></text:p>
          </table:table-cell>
          <table:table-cell table:formula="of:=IF([.N26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3]; &quot;x# &quot;)" office:value-type="string" office:string-value="x10 " calcext:value-type="string">
            <text:p>x10 </text:p>
          </table:table-cell>
          <table:table-cell table:formula="of:=LEN([.B33])" office:value-type="float" office:value="13" calcext:value-type="float">
            <text:p>13</text:p>
          </table:table-cell>
          <table:table-cell table:formula="of:=[.$E$253]-[.E262]+1+IF([.K33]&lt;10;1;0)" office:value-type="float" office:value="18" calcext:value-type="float">
            <text:p>18</text:p>
          </table:table-cell>
          <table:table-cell/>
          <table:table-cell table:formula="of:=[.C33]" office:value-type="float" office:value="3" calcext:value-type="float">
            <text:p>3</text:p>
          </table:table-cell>
          <table:table-cell table:formula="of:=[.D33]" office:value-type="float" office:value="30" calcext:value-type="float">
            <text:p>30</text:p>
          </table:table-cell>
          <table:table-cell/>
          <table:table-cell table:formula="of:=IF([.I262]&lt;10; &quot;  &quot;; &quot; &quot;)" office:value-type="string" office:string-value=" " calcext:value-type="string">
            <text:p><text:s/></text:p>
          </table:table-cell>
          <table:table-cell table:formula="of:=REPT(&quot; &quot;; [.F262])" office:value-type="string" office:string-value="                  " calcext:value-type="string">
            <text:p><text:s text:c="18"/></text:p>
          </table:table-cell>
          <table:table-cell table:formula="of:=IF([.N26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4]; &quot;x# &quot;)" office:value-type="string" office:string-value="x10 " calcext:value-type="string">
            <text:p>x10 </text:p>
          </table:table-cell>
          <table:table-cell table:formula="of:=LEN([.B34])" office:value-type="float" office:value="22" calcext:value-type="float">
            <text:p>22</text:p>
          </table:table-cell>
          <table:table-cell table:formula="of:=[.$E$253]-[.E263]+1+IF([.K34]&lt;10;1;0)" office:value-type="float" office:value="9" calcext:value-type="float">
            <text:p>9</text:p>
          </table:table-cell>
          <table:table-cell/>
          <table:table-cell table:formula="of:=[.C34]" office:value-type="float" office:value="3" calcext:value-type="float">
            <text:p>3</text:p>
          </table:table-cell>
          <table:table-cell table:formula="of:=[.D34]" office:value-type="float" office:value="6" calcext:value-type="float">
            <text:p>6</text:p>
          </table:table-cell>
          <table:table-cell/>
          <table:table-cell table:formula="of:=IF([.I263]&lt;10; &quot;  &quot;; &quot; &quot;)" office:value-type="string" office:string-value="  " calcext:value-type="string">
            <text:p><text:s text:c="2"/></text:p>
          </table:table-cell>
          <table:table-cell table:formula="of:=REPT(&quot; &quot;; [.F263])" office:value-type="string" office:string-value="         " calcext:value-type="string">
            <text:p><text:s text:c="9"/></text:p>
          </table:table-cell>
          <table:table-cell table:formula="of:=IF([.N263]=&quot;&quot;;&quot;&quot;;&quot;[&quot;)" office:value-type="string" office:string-value="[" calcext:value-type="string">
            <text:p>[</text:p>
          </table:table-cell>
          <table:table-cell table:formula="of:=TEXT(MIN([.E2:.E7])/400;&quot;#,###.0%&quot;)" office:value-type="string" office:string-value="112.5%" calcext:value-type="string">
            <text:p>112.5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5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4]&lt;10; &quot;  &quot;; &quot; &quot;)" office:value-type="string" office:string-value="  " calcext:value-type="string">
            <text:p><text:s text:c="2"/></text:p>
          </table:table-cell>
          <table:table-cell table:formula="of:=REPT(&quot; &quot;; [.F264])">
            <text:p/>
          </table:table-cell>
          <table:table-cell table:formula="of:=IF([.N264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6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65]&lt;10; &quot;  &quot;; &quot; &quot;)" office:value-type="string" office:string-value="  " calcext:value-type="string">
            <text:p><text:s text:c="2"/></text:p>
          </table:table-cell>
          <table:table-cell table:formula="of:=REPT(&quot; &quot;; [.F265])">
            <text:p/>
          </table:table-cell>
          <table:table-cell table:formula="of:=IF([.N265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37]; &quot;x# &quot;)" office:value-type="string" office:string-value="x12 " calcext:value-type="string">
            <text:p>x12 </text:p>
          </table:table-cell>
          <table:table-cell table:formula="of:=LEN([.B37])" office:value-type="float" office:value="23" calcext:value-type="float">
            <text:p>23</text:p>
          </table:table-cell>
          <table:table-cell table:formula="of:=[.$E$253]-[.E266]+1+IF([.K37]&lt;10;1;0)" office:value-type="float" office:value="8" calcext:value-type="float">
            <text:p>8</text:p>
          </table:table-cell>
          <table:table-cell/>
          <table:table-cell table:formula="of:=[.C37]" office:value-type="float" office:value="3" calcext:value-type="float">
            <text:p>3</text:p>
          </table:table-cell>
          <table:table-cell table:formula="of:=[.D37]" office:value-type="float" office:value="1" calcext:value-type="float">
            <text:p>1</text:p>
          </table:table-cell>
          <table:table-cell/>
          <table:table-cell table:formula="of:=IF([.I266]&lt;10; &quot;  &quot;; &quot; &quot;)" office:value-type="string" office:string-value="  " calcext:value-type="string">
            <text:p><text:s text:c="2"/></text:p>
          </table:table-cell>
          <table:table-cell table:formula="of:=REPT(&quot; &quot;; [.F266])" office:value-type="string" office:string-value="        " calcext:value-type="string">
            <text:p><text:s text:c="8"/></text:p>
          </table:table-cell>
          <table:table-cell table:formula="of:=IF([.N266]=&quot;&quot;;&quot;&quot;;&quot;[&quot;)" office:value-type="string" office:string-value="[" calcext:value-type="string">
            <text:p>[</text:p>
          </table:table-cell>
          <table:table-cell table:formula="of:=COM.MICROSOFT.CONCAT(TEXT([.L37];&quot;#,##0.0%&quot;);[.$N$253]; TEXT([.M37];&quot;#,##0.0%&quot;))" office:value-type="string" office:string-value="145.5% =&gt; 1,746.0%" calcext:value-type="string">
            <text:p>145.5% =&gt; 1,746.0%</text:p>
          </table:table-cell>
          <table:table-cell office:value-type="string" calcext:value-type="string">
            <text:p><text:s/>Resilienc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38]; &quot;x# &quot;)" office:value-type="string" office:string-value="x10 " calcext:value-type="string">
            <text:p>x10 </text:p>
          </table:table-cell>
          <table:table-cell table:formula="of:=LEN([.B38])" office:value-type="float" office:value="14" calcext:value-type="float">
            <text:p>14</text:p>
          </table:table-cell>
          <table:table-cell table:formula="of:=[.$E$253]-[.E267]+1+IF([.K38]&lt;10;1;0)" office:value-type="float" office:value="17" calcext:value-type="float">
            <text:p>17</text:p>
          </table:table-cell>
          <table:table-cell/>
          <table:table-cell table:formula="of:=[.C38]" office:value-type="float" office:value="3" calcext:value-type="float">
            <text:p>3</text:p>
          </table:table-cell>
          <table:table-cell table:formula="of:=[.D38]" office:value-type="float" office:value="2" calcext:value-type="float">
            <text:p>2</text:p>
          </table:table-cell>
          <table:table-cell/>
          <table:table-cell table:formula="of:=IF([.I267]&lt;10; &quot;  &quot;; &quot; &quot;)" office:value-type="string" office:string-value="  " calcext:value-type="string">
            <text:p><text:s text:c="2"/></text:p>
          </table:table-cell>
          <table:table-cell table:formula="of:=REPT(&quot; &quot;; [.F267])" office:value-type="string" office:string-value="                 " calcext:value-type="string">
            <text:p><text:s text:c="17"/></text:p>
          </table:table-cell>
          <table:table-cell table:formula="of:=IF([.N267]=&quot;&quot;;&quot;&quot;;&quot;[&quot;)" office:value-type="string" office:string-value="[" calcext:value-type="string">
            <text:p>[</text:p>
          </table:table-cell>
          <table:table-cell table:formula="of:=COM.MICROSOFT.CONCAT(TEXT([.L38];&quot;#,##0.0%&quot;); [.$N$253]; TEXT([.M38];&quot;#,##0.0%&quot;))" office:value-type="string" office:string-value="56.0% =&gt; 560.0%" calcext:value-type="string">
            <text:p>56.0% =&gt; 560.0%</text:p>
          </table:table-cell>
          <table:table-cell office:value-type="string" calcext:value-type="string">
            <text:p><text:s/>Resilience, Speed, Strength, Intelligence and Dexterity, </text:p>
          </table:table-cell>
          <table:table-cell table:formula="of:=COM.MICROSOFT.CONCAT(&quot;10%&quot;; [.$N$253]; TEXT(10%*[.K38];&quot;%&quot;))" office:value-type="string" office:string-value="10% =&gt; 100%" calcext:value-type="string">
            <text:p>10% =&gt; 100%</text:p>
          </table:table-cell>
          <table:table-cell office:value-type="string" calcext:value-type="string">
            <text:p><text:s/>weight/min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39]; &quot;x# &quot;)" office:value-type="string" office:string-value="x3 " calcext:value-type="string">
            <text:p>x3 </text:p>
          </table:table-cell>
          <table:table-cell table:formula="of:=LEN([.B39])" office:value-type="float" office:value="24" calcext:value-type="float">
            <text:p>24</text:p>
          </table:table-cell>
          <table:table-cell table:formula="of:=[.$E$253]-[.E268]+1+IF([.K39]&lt;10;1;0)" office:value-type="float" office:value="8" calcext:value-type="float">
            <text:p>8</text:p>
          </table:table-cell>
          <table:table-cell/>
          <table:table-cell table:formula="of:=[.C39]" office:value-type="float" office:value="3" calcext:value-type="float">
            <text:p>3</text:p>
          </table:table-cell>
          <table:table-cell table:formula="of:=[.D39]" office:value-type="float" office:value="30" calcext:value-type="float">
            <text:p>30</text:p>
          </table:table-cell>
          <table:table-cell/>
          <table:table-cell table:formula="of:=IF([.I268]&lt;10; &quot;  &quot;; &quot; &quot;)" office:value-type="string" office:string-value=" " calcext:value-type="string">
            <text:p><text:s/></text:p>
          </table:table-cell>
          <table:table-cell table:formula="of:=REPT(&quot; &quot;; [.F268])" office:value-type="string" office:string-value="        " calcext:value-type="string">
            <text:p><text:s text:c="8"/></text:p>
          </table:table-cell>
          <table:table-cell table:formula="of:=IF([.N26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0]; &quot;x# &quot;)" office:value-type="string" office:string-value="x12 " calcext:value-type="string">
            <text:p>x12 </text:p>
          </table:table-cell>
          <table:table-cell table:formula="of:=LEN([.B40])" office:value-type="float" office:value="17" calcext:value-type="float">
            <text:p>17</text:p>
          </table:table-cell>
          <table:table-cell table:formula="of:=[.$E$253]-[.E269]+1+IF([.K40]&lt;10;1;0)" office:value-type="float" office:value="14" calcext:value-type="float">
            <text:p>14</text:p>
          </table:table-cell>
          <table:table-cell/>
          <table:table-cell table:formula="of:=[.C40]" office:value-type="float" office:value="3" calcext:value-type="float">
            <text:p>3</text:p>
          </table:table-cell>
          <table:table-cell table:formula="of:=[.D40]" office:value-type="float" office:value="2" calcext:value-type="float">
            <text:p>2</text:p>
          </table:table-cell>
          <table:table-cell/>
          <table:table-cell table:formula="of:=IF([.I269]&lt;10; &quot;  &quot;; &quot; &quot;)" office:value-type="string" office:string-value="  " calcext:value-type="string">
            <text:p><text:s text:c="2"/></text:p>
          </table:table-cell>
          <table:table-cell table:formula="of:=REPT(&quot; &quot;; [.F269])" office:value-type="string" office:string-value="              " calcext:value-type="string">
            <text:p><text:s text:c="14"/></text:p>
          </table:table-cell>
          <table:table-cell table:formula="of:=IF([.N269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1]; &quot;x# &quot;)" office:value-type="string" office:string-value="x3 " calcext:value-type="string">
            <text:p>x3 </text:p>
          </table:table-cell>
          <table:table-cell table:formula="of:=LEN([.B41])" office:value-type="float" office:value="17" calcext:value-type="float">
            <text:p>17</text:p>
          </table:table-cell>
          <table:table-cell table:formula="of:=[.$E$253]-[.E270]+1+IF([.K41]&lt;10;1;0)" office:value-type="float" office:value="15" calcext:value-type="float">
            <text:p>15</text:p>
          </table:table-cell>
          <table:table-cell/>
          <table:table-cell table:formula="of:=[.C41]" office:value-type="float" office:value="3" calcext:value-type="float">
            <text:p>3</text:p>
          </table:table-cell>
          <table:table-cell table:formula="of:=[.D41]" office:value-type="float" office:value="1" calcext:value-type="float">
            <text:p>1</text:p>
          </table:table-cell>
          <table:table-cell/>
          <table:table-cell table:formula="of:=IF([.I270]&lt;10; &quot;  &quot;; &quot; &quot;)" office:value-type="string" office:string-value="  " calcext:value-type="string">
            <text:p><text:s text:c="2"/></text:p>
          </table:table-cell>
          <table:table-cell table:formula="of:=REPT(&quot; &quot;; [.F270])" office:value-type="string" office:string-value="               " calcext:value-type="string">
            <text:p><text:s text:c="15"/></text:p>
          </table:table-cell>
          <table:table-cell table:formula="of:=IF([.N27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2]; &quot;x# &quot;)" office:value-type="string" office:string-value="x3 " calcext:value-type="string">
            <text:p>x3 </text:p>
          </table:table-cell>
          <table:table-cell table:formula="of:=LEN([.B42])" office:value-type="float" office:value="30" calcext:value-type="float">
            <text:p>30</text:p>
          </table:table-cell>
          <table:table-cell table:formula="of:=[.$E$253]-[.E271]+1+IF([.K42]&lt;10;1;0)" office:value-type="float" office:value="2" calcext:value-type="float">
            <text:p>2</text:p>
          </table:table-cell>
          <table:table-cell/>
          <table:table-cell table:formula="of:=[.C42]" office:value-type="float" office:value="3" calcext:value-type="float">
            <text:p>3</text:p>
          </table:table-cell>
          <table:table-cell table:formula="of:=[.D42]" office:value-type="float" office:value="9" calcext:value-type="float">
            <text:p>9</text:p>
          </table:table-cell>
          <table:table-cell/>
          <table:table-cell table:formula="of:=IF([.I271]&lt;10; &quot;  &quot;; &quot; &quot;)" office:value-type="string" office:string-value="  " calcext:value-type="string">
            <text:p><text:s text:c="2"/></text:p>
          </table:table-cell>
          <table:table-cell table:formula="of:=REPT(&quot; &quot;; [.F271])" office:value-type="string" office:string-value="  " calcext:value-type="string">
            <text:p><text:s text:c="2"/></text:p>
          </table:table-cell>
          <table:table-cell table:formula="of:=IF([.N27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3]; &quot;x# &quot;)" office:value-type="string" office:string-value="x12 " calcext:value-type="string">
            <text:p>x12 </text:p>
          </table:table-cell>
          <table:table-cell table:formula="of:=LEN([.B43])" office:value-type="float" office:value="15" calcext:value-type="float">
            <text:p>15</text:p>
          </table:table-cell>
          <table:table-cell table:formula="of:=[.$E$253]-[.E272]+1+IF([.K43]&lt;10;1;0)" office:value-type="float" office:value="16" calcext:value-type="float">
            <text:p>16</text:p>
          </table:table-cell>
          <table:table-cell/>
          <table:table-cell table:formula="of:=[.C43]" office:value-type="float" office:value="3" calcext:value-type="float">
            <text:p>3</text:p>
          </table:table-cell>
          <table:table-cell table:formula="of:=[.D43]" office:value-type="float" office:value="6" calcext:value-type="float">
            <text:p>6</text:p>
          </table:table-cell>
          <table:table-cell/>
          <table:table-cell table:formula="of:=IF([.I272]&lt;10; &quot;  &quot;; &quot; &quot;)" office:value-type="string" office:string-value="  " calcext:value-type="string">
            <text:p><text:s text:c="2"/></text:p>
          </table:table-cell>
          <table:table-cell table:formula="of:=REPT(&quot; &quot;; [.F272])" office:value-type="string" office:string-value="                " calcext:value-type="string">
            <text:p><text:s text:c="16"/></text:p>
          </table:table-cell>
          <table:table-cell table:formula="of:=IF([.N272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4]; &quot;x# &quot;)" office:value-type="string" office:string-value="x12 " calcext:value-type="string">
            <text:p>x12 </text:p>
          </table:table-cell>
          <table:table-cell table:formula="of:=LEN([.B44])" office:value-type="float" office:value="13" calcext:value-type="float">
            <text:p>13</text:p>
          </table:table-cell>
          <table:table-cell table:formula="of:=[.$E$253]-[.E273]+1+IF([.K44]&lt;10;1;0)" office:value-type="float" office:value="18" calcext:value-type="float">
            <text:p>18</text:p>
          </table:table-cell>
          <table:table-cell/>
          <table:table-cell table:formula="of:=[.C44]" office:value-type="float" office:value="3" calcext:value-type="float">
            <text:p>3</text:p>
          </table:table-cell>
          <table:table-cell table:formula="of:=[.D44]" office:value-type="float" office:value="30" calcext:value-type="float">
            <text:p>30</text:p>
          </table:table-cell>
          <table:table-cell/>
          <table:table-cell table:formula="of:=IF([.I273]&lt;10; &quot;  &quot;; &quot; &quot;)" office:value-type="string" office:string-value=" " calcext:value-type="string">
            <text:p><text:s/></text:p>
          </table:table-cell>
          <table:table-cell table:formula="of:=REPT(&quot; &quot;; [.F273])" office:value-type="string" office:string-value="                  " calcext:value-type="string">
            <text:p><text:s text:c="18"/></text:p>
          </table:table-cell>
          <table:table-cell table:formula="of:=IF([.N273]=&quot;&quot;;&quot;&quot;;&quot;[&quot;)" office:value-type="string" office:string-value="[" calcext:value-type="string">
            <text:p>[</text:p>
          </table:table-cell>
          <table:table-cell table:formula="of:=COM.MICROSOFT.CONCAT(TEXT([.L44];&quot;#,##0.0%&quot;); [.$N$253]; TEXT([.M44];&quot;#,##0.0%&quot;))" office:value-type="string" office:string-value="65.0% =&gt; 780.0%" calcext:value-type="string">
            <text:p>65.0% =&gt; 780.0%</text:p>
          </table:table-cell>
          <table:table-cell office:value-type="string" calcext:value-type="string">
            <text:p><text:s/>Perception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5]; &quot;x# &quot;)" office:value-type="string" office:string-value="x12 " calcext:value-type="string">
            <text:p>x12 </text:p>
          </table:table-cell>
          <table:table-cell table:formula="of:=LEN([.B45])" office:value-type="float" office:value="17" calcext:value-type="float">
            <text:p>17</text:p>
          </table:table-cell>
          <table:table-cell table:formula="of:=[.$E$253]-[.E274]+1+IF([.K45]&lt;10;1;0)" office:value-type="float" office:value="14" calcext:value-type="float">
            <text:p>14</text:p>
          </table:table-cell>
          <table:table-cell/>
          <table:table-cell table:formula="of:=[.C45]" office:value-type="float" office:value="3" calcext:value-type="float">
            <text:p>3</text:p>
          </table:table-cell>
          <table:table-cell table:formula="of:=[.D45]" office:value-type="float" office:value="8" calcext:value-type="float">
            <text:p>8</text:p>
          </table:table-cell>
          <table:table-cell/>
          <table:table-cell table:formula="of:=IF([.I274]&lt;10; &quot;  &quot;; &quot; &quot;)" office:value-type="string" office:string-value="  " calcext:value-type="string">
            <text:p><text:s text:c="2"/></text:p>
          </table:table-cell>
          <table:table-cell table:formula="of:=REPT(&quot; &quot;; [.F274])" office:value-type="string" office:string-value="              " calcext:value-type="string">
            <text:p><text:s text:c="14"/></text:p>
          </table:table-cell>
          <table:table-cell table:formula="of:=IF([.N274]=&quot;&quot;;&quot;&quot;;&quot;[&quot;)" office:value-type="string" office:string-value="[" calcext:value-type="string">
            <text:p>[</text:p>
          </table:table-cell>
          <table:table-cell table:formula="of:=COM.MICROSOFT.CONCAT(TEXT([.L45];&quot;#,##0.0%&quot;); [.$N$253]; TEXT([.M45];&quot;#,##0.0%&quot;))" office:value-type="string" office:string-value="54.0% =&gt; 648.0%" calcext:value-type="string">
            <text:p>54.0% =&gt; 648.0%</text:p>
          </table:table-cell>
          <table:table-cell office:value-type="string" calcext:value-type="string">
            <text:p><text:s/>Reflexes and Speed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6]; &quot;x# &quot;)" office:value-type="string" office:string-value="x10 " calcext:value-type="string">
            <text:p>x10 </text:p>
          </table:table-cell>
          <table:table-cell table:formula="of:=LEN([.B46])" office:value-type="float" office:value="12" calcext:value-type="float">
            <text:p>12</text:p>
          </table:table-cell>
          <table:table-cell table:formula="of:=[.$E$253]-[.E275]+1+IF([.K46]&lt;10;1;0)" office:value-type="float" office:value="19" calcext:value-type="float">
            <text:p>19</text:p>
          </table:table-cell>
          <table:table-cell/>
          <table:table-cell table:formula="of:=[.C46]" office:value-type="float" office:value="3" calcext:value-type="float">
            <text:p>3</text:p>
          </table:table-cell>
          <table:table-cell table:formula="of:=[.D46]" office:value-type="float" office:value="30" calcext:value-type="float">
            <text:p>30</text:p>
          </table:table-cell>
          <table:table-cell/>
          <table:table-cell table:formula="of:=IF([.I275]&lt;10; &quot;  &quot;; &quot; &quot;)" office:value-type="string" office:string-value=" " calcext:value-type="string">
            <text:p><text:s/></text:p>
          </table:table-cell>
          <table:table-cell table:formula="of:=REPT(&quot; &quot;; [.F275])" office:value-type="string" office:string-value="                   " calcext:value-type="string">
            <text:p><text:s text:c="19"/></text:p>
          </table:table-cell>
          <table:table-cell table:formula="of:=IF([.N275]=&quot;&quot;;&quot;&quot;;&quot;[&quot;)" office:value-type="string" office:string-value="[" calcext:value-type="string">
            <text:p>[</text:p>
          </table:table-cell>
          <table:table-cell table:formula="of:=COM.MICROSOFT.CONCAT(TEXT([.L46];&quot;#,##0.0%&quot;); [.$N$253]; TEXT([.M46];&quot;#,##0.0%&quot;))" office:value-type="string" office:string-value="85.0% =&gt; 850.0%" calcext:value-type="string">
            <text:p>85.0% =&gt; 850.0%</text:p>
          </table:table-cell>
          <table:table-cell office:value-type="string" calcext:value-type="string">
            <text:p><text:s/>Damage]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 table:formula="of:=TEXT([.K47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6]&lt;10; &quot;  &quot;; &quot; &quot;)" office:value-type="string" office:string-value="  " calcext:value-type="string">
            <text:p><text:s text:c="2"/></text:p>
          </table:table-cell>
          <table:table-cell table:formula="of:=REPT(&quot; &quot;; [.F276])">
            <text:p/>
          </table:table-cell>
          <table:table-cell table:formula="of:=IF([.N276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8]; &quot;x# &quot;)" office:value-type="string" office:string-value="x " calcext:value-type="string">
            <text:p>x </text:p>
          </table:table-cell>
          <table:table-cell table:number-columns-repeated="6"/>
          <table:table-cell table:formula="of:=IF([.I277]&lt;10; &quot;  &quot;; &quot; &quot;)" office:value-type="string" office:string-value="  " calcext:value-type="string">
            <text:p><text:s text:c="2"/></text:p>
          </table:table-cell>
          <table:table-cell table:formula="of:=REPT(&quot; &quot;; [.F277])">
            <text:p/>
          </table:table-cell>
          <table:table-cell table:formula="of:=IF([.N277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49]; &quot;x# &quot;)" office:value-type="string" office:string-value="x9 " calcext:value-type="string">
            <text:p>x9 </text:p>
          </table:table-cell>
          <table:table-cell table:formula="of:=LEN([.B49])" office:value-type="float" office:value="16" calcext:value-type="float">
            <text:p>16</text:p>
          </table:table-cell>
          <table:table-cell table:formula="of:=[.$E$253]-[.E278]+1+IF([.K49]&lt;10;1;0)" office:value-type="float" office:value="16" calcext:value-type="float">
            <text:p>16</text:p>
          </table:table-cell>
          <table:table-cell/>
          <table:table-cell table:formula="of:=[.C49]" office:value-type="float" office:value="3" calcext:value-type="float">
            <text:p>3</text:p>
          </table:table-cell>
          <table:table-cell table:formula="of:=[.D49]" office:value-type="float" office:value="30" calcext:value-type="float">
            <text:p>30</text:p>
          </table:table-cell>
          <table:table-cell/>
          <table:table-cell table:formula="of:=IF([.I278]&lt;10; &quot;  &quot;; &quot; &quot;)" office:value-type="string" office:string-value=" " calcext:value-type="string">
            <text:p><text:s/></text:p>
          </table:table-cell>
          <table:table-cell table:formula="of:=REPT(&quot; &quot;; [.F278])" office:value-type="string" office:string-value="                " calcext:value-type="string">
            <text:p><text:s text:c="16"/></text:p>
          </table:table-cell>
          <table:table-cell table:formula="of:=IF([.N278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0]; &quot;x# &quot;)" office:value-type="string" office:string-value="x13 " calcext:value-type="string">
            <text:p>x13 </text:p>
          </table:table-cell>
          <table:table-cell table:formula="of:=LEN([.B50])" office:value-type="float" office:value="21" calcext:value-type="float">
            <text:p>21</text:p>
          </table:table-cell>
          <table:table-cell table:formula="of:=[.$E$253]-[.E279]+1+IF([.K50]&lt;10;1;0)" office:value-type="float" office:value="10" calcext:value-type="float">
            <text:p>10</text:p>
          </table:table-cell>
          <table:table-cell/>
          <table:table-cell table:formula="of:=[.C50]" office:value-type="float" office:value="3" calcext:value-type="float">
            <text:p>3</text:p>
          </table:table-cell>
          <table:table-cell table:formula="of:=[.D50]" office:value-type="float" office:value="2" calcext:value-type="float">
            <text:p>2</text:p>
          </table:table-cell>
          <table:table-cell/>
          <table:table-cell table:formula="of:=IF([.I279]&lt;10; &quot;  &quot;; &quot; &quot;)" office:value-type="string" office:string-value="  " calcext:value-type="string">
            <text:p><text:s text:c="2"/></text:p>
          </table:table-cell>
          <table:table-cell table:formula="of:=REPT(&quot; &quot;; [.F279])" office:value-type="string" office:string-value="          " calcext:value-type="string">
            <text:p><text:s text:c="10"/></text:p>
          </table:table-cell>
          <table:table-cell table:formula="of:=IF([.N279]=&quot;&quot;;&quot;&quot;;&quot;[&quot;)" office:value-type="string" office:string-value="[" calcext:value-type="string">
            <text:p>[</text:p>
          </table:table-cell>
          <table:table-cell table:formula="of:=COM.MICROSOFT.CONCAT(TEXT([.L50];&quot;#,##0.0%&quot;);[.$N$253]; TEXT([.M50];&quot;#,##0.0%&quot;))" office:value-type="string" office:string-value="61.0% =&gt; 793.0%" calcext:value-type="string">
            <text:p>61.0% =&gt; 793.0%</text:p>
          </table:table-cell>
          <table:table-cell office:value-type="string" calcext:value-type="string">
            <text:p><text:s/>Resilience, </text:p>
          </table:table-cell>
          <table:table-cell table:style-name="ce9" table:formula="of:=TEXT(2.5%+0.25%*[.I279]; &quot;#.00%&quot;)" office:value-type="string" office:string-value="3.00%" calcext:value-type="string">
            <text:p>3.00%</text:p>
          </table:table-cell>
          <table:table-cell office:value-type="string" calcext:value-type="string">
            <text:p><text:s/>mana/health returned]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9" table:formula="of:=TEXT([.K51]; &quot;x# &quot;)" office:value-type="string" office:string-value="x4 " calcext:value-type="string">
            <text:p>x4 </text:p>
          </table:table-cell>
          <table:table-cell table:formula="of:=LEN([.B51])" office:value-type="float" office:value="11" calcext:value-type="float">
            <text:p>11</text:p>
          </table:table-cell>
          <table:table-cell table:formula="of:=[.$E$253]-[.E280]+1+IF([.K51]&lt;10;1;0)" office:value-type="float" office:value="21" calcext:value-type="float">
            <text:p>21</text:p>
          </table:table-cell>
          <table:table-cell/>
          <table:table-cell table:formula="of:=[.C51]" office:value-type="float" office:value="3" calcext:value-type="float">
            <text:p>3</text:p>
          </table:table-cell>
          <table:table-cell table:formula="of:=[.D51]" office:value-type="float" office:value="30" calcext:value-type="float">
            <text:p>30</text:p>
          </table:table-cell>
          <table:table-cell/>
          <table:table-cell table:formula="of:=IF([.I280]&lt;10; &quot;  &quot;; &quot; &quot;)" office:value-type="string" office:string-value=" " calcext:value-type="string">
            <text:p><text:s/></text:p>
          </table:table-cell>
          <table:table-cell table:formula="of:=REPT(&quot; &quot;; [.F280])" office:value-type="string" office:string-value="                     " calcext:value-type="string">
            <text:p><text:s text:c="21"/></text:p>
          </table:table-cell>
          <table:table-cell table:formula="of:=IF([.N280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 table:formula="of:=TEXT([.K52]; &quot;x# &quot;)" office:value-type="string" office:string-value="x4 " calcext:value-type="string">
            <text:p>x4 </text:p>
          </table:table-cell>
          <table:table-cell table:formula="of:=LEN([.B52])" office:value-type="float" office:value="12" calcext:value-type="float">
            <text:p>12</text:p>
          </table:table-cell>
          <table:table-cell table:formula="of:=[.$E$253]-[.E281]+1+IF([.K52]&lt;10;1;0)" office:value-type="float" office:value="20" calcext:value-type="float">
            <text:p>20</text:p>
          </table:table-cell>
          <table:table-cell/>
          <table:table-cell table:formula="of:=[.C52]" office:value-type="float" office:value="3" calcext:value-type="float">
            <text:p>3</text:p>
          </table:table-cell>
          <table:table-cell table:formula="of:=[.D52]" office:value-type="float" office:value="30" calcext:value-type="float">
            <text:p>30</text:p>
          </table:table-cell>
          <table:table-cell/>
          <table:table-cell table:formula="of:=IF([.I281]&lt;10; &quot;  &quot;; &quot; &quot;)" office:value-type="string" office:string-value=" " calcext:value-type="string">
            <text:p><text:s/></text:p>
          </table:table-cell>
          <table:table-cell table:formula="of:=REPT(&quot; &quot;; [.F281])" office:value-type="string" office:string-value="                    " calcext:value-type="string">
            <text:p><text:s text:c="20"/></text:p>
          </table:table-cell>
          <table:table-cell table:formula="of:=IF([.N281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21"/>
          <table:table-cell table:style-name="ce28" table:formula="of:=TEXT([.K53]; &quot;x# &quot;)" office:value-type="string" office:string-value="x14 " calcext:value-type="string">
            <text:p>x14 </text:p>
          </table:table-cell>
          <table:table-cell table:style-name="ce21" table:formula="of:=LEN([.B53])" office:value-type="float" office:value="16" calcext:value-type="float">
            <text:p>16</text:p>
          </table:table-cell>
          <table:table-cell table:style-name="ce21" table:formula="of:=[.$E$253]-[.E282]+1+IF([.K53]&lt;10;1;0)" office:value-type="float" office:value="15" calcext:value-type="float">
            <text:p>15</text:p>
          </table:table-cell>
          <table:table-cell table:style-name="ce21"/>
          <table:table-cell table:style-name="ce21" table:formula="of:=[.C53]" office:value-type="float" office:value="3" calcext:value-type="float">
            <text:p>3</text:p>
          </table:table-cell>
          <table:table-cell table:style-name="ce21" table:formula="of:=[.D53]" office:value-type="float" office:value="30" calcext:value-type="float">
            <text:p>30</text:p>
          </table:table-cell>
          <table:table-cell table:style-name="ce21"/>
          <table:table-cell table:style-name="ce21" table:formula="of:=IF([.I282]&lt;10; &quot;  &quot;; &quot; &quot;)" office:value-type="string" office:string-value=" " calcext:value-type="string">
            <text:p><text:s/></text:p>
          </table:table-cell>
          <table:table-cell table:style-name="ce21" table:formula="of:=REPT(&quot; &quot;; [.F282])" office:value-type="string" office:string-value="               " calcext:value-type="string">
            <text:p><text:s text:c="15"/></text:p>
          </table:table-cell>
          <table:table-cell table:style-name="ce21" table:formula="of:=IF([.N282]=&quot;&quot;;&quot;&quot;;&quot;[&quot;)" office:value-type="string" office:string-value="[" calcext:value-type="string">
            <text:p>[</text:p>
          </table:table-cell>
          <table:table-cell table:style-name="ce21" table:formula="of:=COM.MICROSOFT.CONCAT(TEXT([.L53];&quot;#,##0.0%&quot;); [.$N$253]; TEXT([.M53];&quot;#,##0.0%&quot;))" office:value-type="string" office:string-value="50.0% =&gt; 700.0%" calcext:value-type="string">
            <text:p>50.0% =&gt; 700.0%</text:p>
          </table:table-cell>
          <table:table-cell table:style-name="ce21" office:value-type="string" calcext:value-type="string">
            <text:p><text:s/>Resilience, </text:p>
          </table:table-cell>
          <table:table-cell table:style-name="ce21" table:formula="of:=COM.MICROSOFT.CONCAT(TEXT([.AL13];&quot;#,##0.0%&quot;);[.$N$253]; TEXT([.AN53];&quot;#,##0.0%&quot;))" office:value-type="string" office:string-value="12.0% =&gt; 168.0%" calcext:value-type="string">
            <text:p>12.0% =&gt; 168.0%</text:p>
          </table:table-cell>
          <table:table-cell table:style-name="ce21" office:value-type="string" calcext:value-type="string">
            <text:p><text:s/>Physical Resistance, </text:p>
          </table:table-cell>
          <table:table-cell table:style-name="ce21" table:formula="of:=COM.MICROSOFT.CONCAT(TEXT([.AI53];&quot;#,##0.0%&quot;); [.$N$253]; TEXT([.AK53];&quot;#,##0.0%&quot;))" office:value-type="string" office:string-value="5.0% =&gt; 168.0%" calcext:value-type="string">
            <text:p>5.0% =&gt; 168.0%</text:p>
          </table:table-cell>
          <table:table-cell table:style-name="ce21" office:value-type="string" calcext:value-type="string">
            <text:p><text:s/>Magic Resistance, </text:p>
          </table:table-cell>
          <table:table-cell table:style-name="ce21"/>
          <table:table-cell table:style-name="ce21" table:formula="of:=COM.MICROSOFT.CONCAT(TEXT([.AX13];&quot;#,##0.0%&quot;);[.$N$253]; TEXT([.AZ53];&quot;#,##0.0%&quot;))" office:value-type="string" office:string-value="20.0% =&gt; 280.0%" calcext:value-type="string">
            <text:p>20.0% =&gt; 280.0%</text:p>
          </table:table-cell>
          <table:table-cell table:style-name="ce21" office:value-type="string" calcext:value-type="string">
            <text:p><text:s/>Health, </text:p>
          </table:table-cell>
          <table:table-cell table:style-name="ce9" table:formula="of:=COM.MICROSOFT.CONCAT(TEXT((0.5%+0.05%*[.I282]);&quot;#.00%&quot;); [.$N$253]; TEXT((0.5%+0.05%*[.I282])*[.K53];&quot;#.00%&quot;))" office:value-type="string" office:string-value="2.00% =&gt; 28.00%" calcext:value-type="string">
            <text:p>2.00% =&gt; 28.00%</text:p>
          </table:table-cell>
          <table:table-cell office:value-type="string" calcext:value-type="string">
            <text:p>/minute]</text:p>
          </table:table-cell>
          <table:table-cell table:number-columns-repeated="1000"/>
        </table:table-row>
        <table:table-row table:style-name="ro1">
          <table:table-cell table:number-columns-repeated="3"/>
          <table:table-cell table:style-name="ce9" table:formula="of:=TEXT([.K54]; &quot;x# &quot;)" office:value-type="string" office:string-value="x13 " calcext:value-type="string">
            <text:p>x13 </text:p>
          </table:table-cell>
          <table:table-cell table:formula="of:=LEN([.B54])" office:value-type="float" office:value="22" calcext:value-type="float">
            <text:p>22</text:p>
          </table:table-cell>
          <table:table-cell table:formula="of:=[.$E$253]-[.E283]+1+IF([.K54]&lt;10;1;0)" office:value-type="float" office:value="9" calcext:value-type="float">
            <text:p>9</text:p>
          </table:table-cell>
          <table:table-cell/>
          <table:table-cell table:formula="of:=[.C54]" office:value-type="float" office:value="3" calcext:value-type="float">
            <text:p>3</text:p>
          </table:table-cell>
          <table:table-cell table:formula="of:=[.D54]" office:value-type="float" office:value="1" calcext:value-type="float">
            <text:p>1</text:p>
          </table:table-cell>
          <table:table-cell/>
          <table:table-cell table:formula="of:=IF([.I283]&lt;10; &quot;  &quot;; &quot; &quot;)" office:value-type="string" office:string-value="  " calcext:value-type="string">
            <text:p><text:s text:c="2"/></text:p>
          </table:table-cell>
          <table:table-cell table:formula="of:=REPT(&quot; &quot;; [.F283])" office:value-type="string" office:string-value="         " calcext:value-type="string">
            <text:p><text:s text:c="9"/></text:p>
          </table:table-cell>
          <table:table-cell table:formula="of:=IF([.N283]=&quot;&quot;;&quot;&quot;;&quot;[&quot;)">
            <text:p/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Available [</text:p>
          </table:table-cell>
          <table:table-cell table:formula="of:=[.F77]" office:value-type="float" office:value="2291" calcext:value-type="float">
            <text:p>2291</text:p>
          </table:table-cell>
          <table:table-cell office:value-type="string" calcext:value-type="string">
            <text:p>]: </text:p>
          </table:table-cell>
          <table:table-cell table:formula="of:=[.K77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"/>
          <table:table-cell table:formula="of:=IF([.I28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8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29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0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1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2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3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4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5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6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7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8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49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0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1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2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IF([.I353]&lt;10; &quot;  &quot;; &quot; &quot;)" office:value-type="string" office:string-value="  " calcext:value-type="string">
            <text:p><text:s text:c="2"/>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6"/>
          <table:table-cell table:style-name="ce9"/>
          <table:table-cell table:number-columns-repeated="1017"/>
        </table:table-row>
        <table:table-row table:style-name="ro1" table:number-rows-repeated="10482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number:number-style style:name="N163">
      <number:number number:decimal-places="3" number:min-decimal-places="3" number:min-integer-digits="1"/>
    </number:number-style>
    <number:percentage-style style:name="N164">
      <number:number number:decimal-places="3" number:min-decimal-places="3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8">00/00/0000</text:date>, <text:time style:data-style-name="N2" text:time-value="12:10:38.6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5-08T12:17:48.209000000</dc:date>
    <meta:generator>LibreOffice/7.0.5.2$Windows_X86_64 LibreOffice_project/64390860c6cd0aca4beafafcfd84613dd9dfb63a</meta:generator>
    <meta:editing-duration>P1DT4H30M10S</meta:editing-duration>
    <meta:editing-cycles>183</meta:editing-cycles>
    <meta:document-statistic meta:table-count="1" meta:cell-count="2156" meta:object-count="0"/>
    <meta:user-defined meta:name="AppVersion">16.0300</meta:user-defined>
  </office:meta>
</office:document-meta>
</file>